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6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up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839" calcext:value-type="float">
            <text:p>0.8839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7391" calcext:value-type="float">
            <text:p>0.7391</text:p>
          </table:table-cell>
          <table:table-cell/>
          <table:table-cell office:value-type="float" office:value="0.8668" calcext:value-type="float">
            <text:p>0.8668</text:p>
          </table:table-cell>
          <table:table-cell office:value-type="float" office:value="0.5987" calcext:value-type="float">
            <text:p>0.5987</text:p>
          </table:table-cell>
          <table:table-cell office:value-type="float" office:value="0.7328" calcext:value-type="float">
            <text:p>0.7328</text:p>
          </table:table-cell>
          <table:table-cell/>
          <table:table-cell office:value-type="float" office:value="0.856" calcext:value-type="float">
            <text:p>0.856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7277" calcext:value-type="float">
            <text:p>0.7277</text:p>
          </table:table-cell>
          <table:table-cell/>
          <table:table-cell office:value-type="float" office:value="0.8507" calcext:value-type="float">
            <text:p>0.8507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7263" calcext:value-type="float">
            <text:p>0.7263</text:p>
          </table:table-cell>
          <table:table-cell/>
          <table:table-cell office:value-type="float" office:value="0.8477" calcext:value-type="float">
            <text:p>0.8477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7249" calcext:value-type="float">
            <text:p>0.7249</text:p>
          </table:table-cell>
          <table:table-cell/>
          <table:table-cell office:value-type="float" office:value="0.8471" calcext:value-type="float">
            <text:p>0.8471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7253" calcext:value-type="float">
            <text:p>0.7253</text:p>
          </table:table-cell>
          <table:table-cell/>
          <table:table-cell office:value-type="float" office:value="0.8451" calcext:value-type="float">
            <text:p>0.845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7246" calcext:value-type="float">
            <text:p>0.7246</text:p>
          </table:table-cell>
          <table:table-cell/>
          <table:table-cell office:value-type="float" office:value="0.8449" calcext:value-type="float">
            <text:p>0.8449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float" office:value="0.8445" calcext:value-type="float">
            <text:p>0.8445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7239" calcext:value-type="float">
            <text:p>0.7239</text:p>
          </table:table-cell>
          <table:table-cell/>
          <table:table-cell office:value-type="float" office:value="0.8447" calcext:value-type="float">
            <text:p>0.8447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7246" calcext:value-type="float">
            <text:p>0.7246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247" calcext:value-type="float">
            <text:p>0.9247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0.9202" calcext:value-type="float">
            <text:p>0.9202</text:p>
          </table:table-cell>
          <table:table-cell office:value-type="float" office:value="0.6539" calcext:value-type="float">
            <text:p>0.6539</text:p>
          </table:table-cell>
          <table:table-cell office:value-type="float" office:value="0.787" calcext:value-type="float">
            <text:p>0.787</text:p>
          </table:table-cell>
          <table:table-cell/>
          <table:table-cell office:value-type="float" office:value="0.9177" calcext:value-type="float">
            <text:p>0.9177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7871" calcext:value-type="float">
            <text:p>0.7871</text:p>
          </table:table-cell>
          <table:table-cell/>
          <table:table-cell office:value-type="float" office:value="0.9169" calcext:value-type="float">
            <text:p>0.9169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7873" calcext:value-type="float">
            <text:p>0.7873</text:p>
          </table:table-cell>
          <table:table-cell/>
          <table:table-cell office:value-type="float" office:value="0.9159" calcext:value-type="float">
            <text:p>0.9159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7879" calcext:value-type="float">
            <text:p>0.7879</text:p>
          </table:table-cell>
          <table:table-cell/>
          <table:table-cell office:value-type="float" office:value="0.9143" calcext:value-type="float">
            <text:p>0.9143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7863" calcext:value-type="float">
            <text:p>0.7863</text:p>
          </table:table-cell>
          <table:table-cell/>
          <table:table-cell office:value-type="float" office:value="0.9138" calcext:value-type="float">
            <text:p>0.9138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848" calcext:value-type="float">
            <text:p>0.7848</text:p>
          </table:table-cell>
          <table:table-cell/>
          <table:table-cell office:value-type="float" office:value="0.9127" calcext:value-type="float">
            <text:p>0.912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842" calcext:value-type="float">
            <text:p>0.7842</text:p>
          </table:table-cell>
          <table:table-cell/>
          <table:table-cell office:value-type="float" office:value="0.9114" calcext:value-type="float">
            <text:p>0.9114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7813" calcext:value-type="float">
            <text:p>0.7813</text:p>
          </table:table-cell>
          <table:table-cell/>
          <table:table-cell office:value-type="float" office:value="0.9113" calcext:value-type="float">
            <text:p>0.9113</text:p>
          </table:table-cell>
          <table:table-cell office:value-type="float" office:value="0.653" calcext:value-type="float">
            <text:p>0.653</text:p>
          </table:table-cell>
          <table:table-cell office:value-type="float" office:value="0.7822" calcext:value-type="float">
            <text:p>0.7822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886" calcext:value-type="float">
            <text:p>0.8886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5876" calcext:value-type="float">
            <text:p>0.5876</text:p>
          </table:table-cell>
          <table:table-cell/>
          <table:table-cell office:value-type="float" office:value="0.7705" calcext:value-type="float">
            <text:p>0.770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5607" calcext:value-type="float">
            <text:p>0.5607</text:p>
          </table:table-cell>
          <table:table-cell/>
          <table:table-cell office:value-type="float" office:value="0.7327" calcext:value-type="float">
            <text:p>0.7327</text:p>
          </table:table-cell>
          <table:table-cell office:value-type="float" office:value="0.314" calcext:value-type="float">
            <text:p>0.314</text:p>
          </table:table-cell>
          <table:table-cell office:value-type="float" office:value="0.5234" calcext:value-type="float">
            <text:p>0.5234</text:p>
          </table:table-cell>
          <table:table-cell/>
          <table:table-cell office:value-type="float" office:value="0.6978" calcext:value-type="float">
            <text:p>0.6978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483" calcext:value-type="float">
            <text:p>0.483</text:p>
          </table:table-cell>
          <table:table-cell/>
          <table:table-cell office:value-type="float" office:value="0.7191" calcext:value-type="float">
            <text:p>0.7191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4914" calcext:value-type="float">
            <text:p>0.4914</text:p>
          </table:table-cell>
          <table:table-cell/>
          <table:table-cell office:value-type="float" office:value="0.7356" calcext:value-type="float">
            <text:p>0.7356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4958" calcext:value-type="float">
            <text:p>0.4958</text:p>
          </table:table-cell>
          <table:table-cell/>
          <table:table-cell office:value-type="float" office:value="0.7622" calcext:value-type="float">
            <text:p>0.7622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506" calcext:value-type="float">
            <text:p>0.506</text:p>
          </table:table-cell>
          <table:table-cell/>
          <table:table-cell office:value-type="float" office:value="0.778" calcext:value-type="float">
            <text:p>0.778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5041" calcext:value-type="float">
            <text:p>0.5041</text:p>
          </table:table-cell>
          <table:table-cell/>
          <table:table-cell office:value-type="float" office:value="0.7889" calcext:value-type="float">
            <text:p>0.7889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5054" calcext:value-type="float">
            <text:p>0.5054</text:p>
          </table:table-cell>
          <table:table-cell/>
          <table:table-cell office:value-type="float" office:value="0.8057" calcext:value-type="float">
            <text:p>0.8057</text:p>
          </table:table-cell>
          <table:table-cell office:value-type="float" office:value="0.22" calcext:value-type="float">
            <text:p>0.22</text:p>
          </table:table-cell>
          <table:table-cell office:value-type="float" office:value="0.5128" calcext:value-type="float">
            <text:p>0.5128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023" calcext:value-type="float">
            <text:p>0.9023</text:p>
          </table:table-cell>
          <table:table-cell office:value-type="float" office:value="0.6157" calcext:value-type="float">
            <text:p>0.6157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float" office:value="0.8647" calcext:value-type="float">
            <text:p>0.8647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7475" calcext:value-type="float">
            <text:p>0.7475</text:p>
          </table:table-cell>
          <table:table-cell/>
          <table:table-cell office:value-type="float" office:value="0.8323" calcext:value-type="float">
            <text:p>0.832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7232" calcext:value-type="float">
            <text:p>0.7232</text:p>
          </table:table-cell>
          <table:table-cell/>
          <table:table-cell office:value-type="float" office:value="0.8089" calcext:value-type="float">
            <text:p>0.8089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7089" calcext:value-type="float">
            <text:p>0.7089</text:p>
          </table:table-cell>
          <table:table-cell/>
          <table:table-cell office:value-type="float" office:value="0.8045" calcext:value-type="float">
            <text:p>0.8045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7069" calcext:value-type="float">
            <text:p>0.7069</text:p>
          </table:table-cell>
          <table:table-cell/>
          <table:table-cell office:value-type="float" office:value="0.7827" calcext:value-type="float">
            <text:p>0.7827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6964" calcext:value-type="float">
            <text:p>0.6964</text:p>
          </table:table-cell>
          <table:table-cell/>
          <table:table-cell office:value-type="float" office:value="0.7668" calcext:value-type="float">
            <text:p>0.7668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6865" calcext:value-type="float">
            <text:p>0.6865</text:p>
          </table:table-cell>
          <table:table-cell/>
          <table:table-cell office:value-type="float" office:value="0.7734" calcext:value-type="float">
            <text:p>0.7734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6895" calcext:value-type="float">
            <text:p>0.6895</text:p>
          </table:table-cell>
          <table:table-cell/>
          <table:table-cell office:value-type="float" office:value="0.7542" calcext:value-type="float">
            <text:p>0.7542</text:p>
          </table:table-cell>
          <table:table-cell office:value-type="float" office:value="0.606" calcext:value-type="float">
            <text:p>0.606</text:p>
          </table:table-cell>
          <table:table-cell office:value-type="float" office:value="0.6801" calcext:value-type="float">
            <text:p>0.6801</text:p>
          </table:table-cell>
          <table:table-cell/>
          <table:table-cell office:value-type="float" office:value="0.7409" calcext:value-type="float">
            <text:p>0.7409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6767" calcext:value-type="float">
            <text:p>0.6767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18" calcext:value-type="float">
            <text:p>0.001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/>
          <table:table-cell table:style-name="ce2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/>
          <table:table-cell table:style-name="ce2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5"/>
          <table:table-cell office:value-type="float" office:value="0.6636" calcext:value-type="float">
            <text:p>0.6636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7233" calcext:value-type="float">
            <text:p>0.7233</text:p>
          </table:table-cell>
          <table:table-cell table:number-columns-repeated="9"/>
          <table:table-cell office:value-type="float" office:value="0.9179" calcext:value-type="float">
            <text:p>0.9179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8171" calcext:value-type="float">
            <text:p>0.8171</text:p>
          </table:table-cell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07" calcext:value-type="float">
            <text:p>0.000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04" calcext:value-type="float">
            <text:p>0.000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5"/>
          <table:table-cell office:value-type="float" office:value="0.0007" calcext:value-type="float">
            <text:p>0.000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5" calcext:value-type="float">
            <text:p>0.0015</text:p>
          </table:table-cell>
          <table:table-cell table:number-columns-repeated="9"/>
          <table:table-cell office:value-type="float" office:value="0.0007" calcext:value-type="float">
            <text:p>0.000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66" calcext:value-type="float">
            <text:p>0.006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0.0144" calcext:value-type="float">
            <text:p>0.014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87" calcext:value-type="float">
            <text:p>0.0087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float" office:value="0.0049" calcext:value-type="float">
            <text:p>0.004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56" calcext:value-type="float">
            <text:p>0.005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0.0038" calcext:value-type="float">
            <text:p>0.003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8" calcext:value-type="float">
            <text:p>0.0028</text:p>
          </table:table-cell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5"/>
          <table:table-cell office:value-type="float" office:value="0.0042" calcext:value-type="float">
            <text:p>0.00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2" calcext:value-type="float">
            <text:p>0.0022</text:p>
          </table:table-cell>
          <table:table-cell table:number-columns-repeated="9"/>
          <table:table-cell office:value-type="float" office:value="0.0032" calcext:value-type="float">
            <text:p>0.003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91" calcext:value-type="float">
            <text:p>0.009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4" calcext:value-type="float">
            <text:p>0.0064</text:p>
          </table:table-cell>
          <table:table-cell/>
          <table:table-cell office:value-type="float" office:value="0.0091" calcext:value-type="float">
            <text:p>0.009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4" calcext:value-type="float">
            <text:p>0.0064</text:p>
          </table:table-cell>
          <table:table-cell/>
          <table:table-cell office:value-type="float" office:value="0.0109" calcext:value-type="float">
            <text:p>0.010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4" calcext:value-type="float">
            <text:p>0.0074</text:p>
          </table:table-cell>
          <table:table-cell/>
          <table:table-cell office:value-type="float" office:value="0.0105" calcext:value-type="float">
            <text:p>0.010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0153" calcext:value-type="float">
            <text:p>0.0153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93" calcext:value-type="float">
            <text:p>0.0093</text:p>
          </table:table-cell>
          <table:table-cell/>
          <table:table-cell office:value-type="float" office:value="0.0067" calcext:value-type="float">
            <text:p>0.006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48" calcext:value-type="float">
            <text:p>0.0048</text:p>
          </table:table-cell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145" calcext:value-type="float">
            <text:p>0.014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94" calcext:value-type="float">
            <text:p>0.0094</text:p>
          </table:table-cell>
          <table:table-cell/>
          <table:table-cell office:value-type="float" office:value="0.0101" calcext:value-type="float">
            <text:p>0.010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5"/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5" calcext:value-type="float">
            <text:p>0.0095</text:p>
          </table:table-cell>
          <table:table-cell table:number-columns-repeated="9"/>
          <table:table-cell office:value-type="float" office:value="0.0062" calcext:value-type="float">
            <text:p>0.006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 table:number-rows-repeated="4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ustment</text:p>
          </table:table-cell>
          <table:table-cell office:value-type="string" calcext:value-type="string">
            <text:p>Differenc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7263" calcext:value-type="float">
            <text:p>0.7263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7253" calcext:value-type="float">
            <text:p>0.7253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246" calcext:value-type="float">
            <text:p>0.7246</text:p>
          </table:table-cell>
          <table:table-cell/>
          <table:table-cell table:style-name="ce1" office:value-type="float" office:value="0.7283" calcext:value-type="float">
            <text:p>0.7283</text:p>
          </table:table-cell>
          <table:table-cell table:formula="of:=[.M50]-[.C50]" office:value-type="float" office:value="-0.00449999999999995" calcext:value-type="float">
            <text:p>-0.0045</text:p>
          </table:table-cell>
          <table:table-cell table:number-columns-repeated="26"/>
        </table:table-row>
        <table:table-row table:style-name="ro1">
          <table:table-cell/>
          <table:table-cell table:formula="of:=[.B50]+[.$N$50]" office:value-type="float" office:value="0.7346" calcext:value-type="float">
            <text:p>0.7346</text:p>
          </table:table-cell>
          <table:table-cell table:formula="of:=[.C50]+[.$N$50]" office:value-type="float" office:value="0.7283" calcext:value-type="float">
            <text:p>0.7283</text:p>
          </table:table-cell>
          <table:table-cell table:formula="of:=[.D50]+[.$N$50]" office:value-type="float" office:value="0.7232" calcext:value-type="float">
            <text:p>0.7232</text:p>
          </table:table-cell>
          <table:table-cell table:formula="of:=[.E50]+[.$N$50]" office:value-type="float" office:value="0.7218" calcext:value-type="float">
            <text:p>0.7218</text:p>
          </table:table-cell>
          <table:table-cell table:formula="of:=[.F50]+[.$N$50]" office:value-type="float" office:value="0.7204" calcext:value-type="float">
            <text:p>0.7204</text:p>
          </table:table-cell>
          <table:table-cell table:formula="of:=[.G50]+[.$N$50]" office:value-type="float" office:value="0.7208" calcext:value-type="float">
            <text:p>0.7208</text:p>
          </table:table-cell>
          <table:table-cell table:formula="of:=[.H50]+[.$N$50]" office:value-type="float" office:value="0.7201" calcext:value-type="float">
            <text:p>0.7201</text:p>
          </table:table-cell>
          <table:table-cell table:formula="of:=[.I50]+[.$N$50]" office:value-type="float" office:value="0.7202" calcext:value-type="float">
            <text:p>0.7202</text:p>
          </table:table-cell>
          <table:table-cell table:formula="of:=[.J50]+[.$N$50]" office:value-type="float" office:value="0.7194" calcext:value-type="float">
            <text:p>0.7194</text:p>
          </table:table-cell>
          <table:table-cell table:formula="of:=[.K50]+[.$N$50]" office:value-type="float" office:value="0.7201" calcext:value-type="float">
            <text:p>0.7201</text:p>
          </table:table-cell>
          <table:table-cell/>
          <table:table-cell table:style-name="ce1"/>
          <table:table-cell table:number-columns-repeated="27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27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7873" calcext:value-type="float">
            <text:p>0.7873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842" calcext:value-type="float">
            <text:p>0.7842</text:p>
          </table:table-cell>
          <table:table-cell office:value-type="float" office:value="0.7813" calcext:value-type="float">
            <text:p>0.7813</text:p>
          </table:table-cell>
          <table:table-cell office:value-type="float" office:value="0.7822" calcext:value-type="float">
            <text:p>0.7822</text:p>
          </table:table-cell>
          <table:table-cell/>
          <table:table-cell table:style-name="ce1" office:value-type="float" office:value="0.7838" calcext:value-type="float">
            <text:p>0.7838</text:p>
          </table:table-cell>
          <table:table-cell table:formula="of:=[.M55]-[.C55]" office:value-type="float" office:value="-0.00319999999999998" calcext:value-type="float">
            <text:p>-0.0032</text:p>
          </table:table-cell>
          <table:table-cell table:number-columns-repeated="26"/>
        </table:table-row>
        <table:table-row table:style-name="ro1">
          <table:table-cell/>
          <table:table-cell table:formula="of:=[.B55]+[.$N$55]" office:value-type="float" office:value="0.7818" calcext:value-type="float">
            <text:p>0.7818</text:p>
          </table:table-cell>
          <table:table-cell table:formula="of:=[.C55]+[.$N$55]" office:value-type="float" office:value="0.7838" calcext:value-type="float">
            <text:p>0.7838</text:p>
          </table:table-cell>
          <table:table-cell table:formula="of:=[.D55]+[.$N$55]" office:value-type="float" office:value="0.7839" calcext:value-type="float">
            <text:p>0.7839</text:p>
          </table:table-cell>
          <table:table-cell table:formula="of:=[.E55]+[.$N$55]" office:value-type="float" office:value="0.7841" calcext:value-type="float">
            <text:p>0.7841</text:p>
          </table:table-cell>
          <table:table-cell table:formula="of:=[.F55]+[.$N$55]" office:value-type="float" office:value="0.7847" calcext:value-type="float">
            <text:p>0.7847</text:p>
          </table:table-cell>
          <table:table-cell table:formula="of:=[.G55]+[.$N$55]" office:value-type="float" office:value="0.7831" calcext:value-type="float">
            <text:p>0.7831</text:p>
          </table:table-cell>
          <table:table-cell table:formula="of:=[.H55]+[.$N$55]" office:value-type="float" office:value="0.7816" calcext:value-type="float">
            <text:p>0.7816</text:p>
          </table:table-cell>
          <table:table-cell table:formula="of:=[.I55]+[.$N$55]" office:value-type="float" office:value="0.781" calcext:value-type="float">
            <text:p>0.781</text:p>
          </table:table-cell>
          <table:table-cell table:formula="of:=[.J55]+[.$N$55]" office:value-type="float" office:value="0.7781" calcext:value-type="float">
            <text:p>0.7781</text:p>
          </table:table-cell>
          <table:table-cell table:formula="of:=[.K55]+[.$N$55]" office:value-type="float" office:value="0.779" calcext:value-type="float">
            <text:p>0.779</text:p>
          </table:table-cell>
          <table:table-cell/>
          <table:table-cell table:style-name="ce1"/>
          <table:table-cell table:number-columns-repeated="27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27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234" calcext:value-type="float">
            <text:p>0.5234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14" calcext:value-type="float">
            <text:p>0.4914</text:p>
          </table:table-cell>
          <table:table-cell office:value-type="float" office:value="0.4958" calcext:value-type="float">
            <text:p>0.4958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41" calcext:value-type="float">
            <text:p>0.5041</text:p>
          </table:table-cell>
          <table:table-cell office:value-type="float" office:value="0.5054" calcext:value-type="float">
            <text:p>0.5054</text:p>
          </table:table-cell>
          <table:table-cell office:value-type="float" office:value="0.5128" calcext:value-type="float">
            <text:p>0.5128</text:p>
          </table:table-cell>
          <table:table-cell/>
          <table:table-cell table:style-name="ce1" office:value-type="float" office:value="0.545" calcext:value-type="float">
            <text:p>0.545</text:p>
          </table:table-cell>
          <table:table-cell table:formula="of:=[.M60]-[.C60]" office:value-type="float" office:value="-0.0156999999999999" calcext:value-type="float">
            <text:p>-0.0157</text:p>
          </table:table-cell>
          <table:table-cell table:number-columns-repeated="26"/>
        </table:table-row>
        <table:table-row table:style-name="ro1">
          <table:table-cell/>
          <table:table-cell table:formula="of:=[.B60]+[.$N$60]" office:value-type="float" office:value="0.5719" calcext:value-type="float">
            <text:p>0.5719</text:p>
          </table:table-cell>
          <table:table-cell table:formula="of:=[.C60]+[.$N$60]" office:value-type="float" office:value="0.545" calcext:value-type="float">
            <text:p>0.545</text:p>
          </table:table-cell>
          <table:table-cell table:formula="of:=[.D60]+[.$N$60]" office:value-type="float" office:value="0.5077" calcext:value-type="float">
            <text:p>0.5077</text:p>
          </table:table-cell>
          <table:table-cell table:formula="of:=[.E60]+[.$N$60]" office:value-type="float" office:value="0.4673" calcext:value-type="float">
            <text:p>0.4673</text:p>
          </table:table-cell>
          <table:table-cell table:formula="of:=[.F60]+[.$N$60]" office:value-type="float" office:value="0.4757" calcext:value-type="float">
            <text:p>0.4757</text:p>
          </table:table-cell>
          <table:table-cell table:formula="of:=[.G60]+[.$N$60]" office:value-type="float" office:value="0.4801" calcext:value-type="float">
            <text:p>0.4801</text:p>
          </table:table-cell>
          <table:table-cell table:formula="of:=[.H60]+[.$N$60]" office:value-type="float" office:value="0.4903" calcext:value-type="float">
            <text:p>0.4903</text:p>
          </table:table-cell>
          <table:table-cell table:formula="of:=[.I60]+[.$N$60]" office:value-type="float" office:value="0.4884" calcext:value-type="float">
            <text:p>0.4884</text:p>
          </table:table-cell>
          <table:table-cell table:formula="of:=[.J60]+[.$N$60]" office:value-type="float" office:value="0.4897" calcext:value-type="float">
            <text:p>0.4897</text:p>
          </table:table-cell>
          <table:table-cell table:formula="of:=[.K60]+[.$N$60]" office:value-type="float" office:value="0.4971" calcext:value-type="float">
            <text:p>0.4971</text:p>
          </table:table-cell>
          <table:table-cell/>
          <table:table-cell table:style-name="ce1"/>
          <table:table-cell table:number-columns-repeated="27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27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table:number-columns-repeated="27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759" calcext:value-type="float">
            <text:p>0.759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7069" calcext:value-type="float">
            <text:p>0.7069</text:p>
          </table:table-cell>
          <table:table-cell office:value-type="float" office:value="0.6964" calcext:value-type="float">
            <text:p>0.6964</text:p>
          </table:table-cell>
          <table:table-cell office:value-type="float" office:value="0.6865" calcext:value-type="float">
            <text:p>0.6865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6767" calcext:value-type="float">
            <text:p>0.6767</text:p>
          </table:table-cell>
          <table:table-cell/>
          <table:table-cell table:style-name="ce1" office:value-type="float" office:value="0.7329" calcext:value-type="float">
            <text:p>0.7329</text:p>
          </table:table-cell>
          <table:table-cell table:formula="of:=[.M65]-[.C65]" office:value-type="float" office:value="-0.0146000000000001" calcext:value-type="float">
            <text:p>-0.0146</text:p>
          </table:table-cell>
          <table:table-cell table:number-columns-repeated="26"/>
        </table:table-row>
        <table:table-row table:style-name="ro1">
          <table:table-cell/>
          <table:table-cell table:formula="of:=[.B65]+[.$N$65]" office:value-type="float" office:value="0.7444" calcext:value-type="float">
            <text:p>0.7444</text:p>
          </table:table-cell>
          <table:table-cell table:formula="of:=[.C65]+[.$N$65]" office:value-type="float" office:value="0.7329" calcext:value-type="float">
            <text:p>0.7329</text:p>
          </table:table-cell>
          <table:table-cell table:formula="of:=[.D65]+[.$N$65]" office:value-type="float" office:value="0.7086" calcext:value-type="float">
            <text:p>0.7086</text:p>
          </table:table-cell>
          <table:table-cell table:formula="of:=[.E65]+[.$N$65]" office:value-type="float" office:value="0.6943" calcext:value-type="float">
            <text:p>0.6943</text:p>
          </table:table-cell>
          <table:table-cell table:formula="of:=[.F65]+[.$N$65]" office:value-type="float" office:value="0.6923" calcext:value-type="float">
            <text:p>0.6923</text:p>
          </table:table-cell>
          <table:table-cell table:formula="of:=[.G65]+[.$N$65]" office:value-type="float" office:value="0.6818" calcext:value-type="float">
            <text:p>0.6818</text:p>
          </table:table-cell>
          <table:table-cell table:formula="of:=[.H65]+[.$N$65]" office:value-type="float" office:value="0.6719" calcext:value-type="float">
            <text:p>0.6719</text:p>
          </table:table-cell>
          <table:table-cell table:formula="of:=[.I65]+[.$N$65]" office:value-type="float" office:value="0.6749" calcext:value-type="float">
            <text:p>0.6749</text:p>
          </table:table-cell>
          <table:table-cell table:formula="of:=[.J65]+[.$N$65]" office:value-type="float" office:value="0.6655" calcext:value-type="float">
            <text:p>0.6655</text:p>
          </table:table-cell>
          <table:table-cell table:formula="of:=[.K65]+[.$N$65]" office:value-type="float" office:value="0.6621" calcext:value-type="float">
            <text:p>0.6621</text:p>
          </table:table-cell>
          <table:table-cell table:number-columns-repeated="29"/>
        </table:table-row>
      </table:table>
      <table:table table:name="Smote" table:style-name="ta1">
        <table:table-column table:style-name="co1" table:number-columns-repeated="40" table:default-cell-style-name="Default"/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515" calcext:value-type="float">
            <text:p>0.8515</text:p>
          </table:table-cell>
          <table:table-cell office:value-type="float" office:value="0.595" calcext:value-type="float">
            <text:p>0.595</text:p>
          </table:table-cell>
          <table:table-cell office:value-type="float" office:value="0.7232" calcext:value-type="float">
            <text:p>0.7232</text:p>
          </table:table-cell>
          <table:table-cell/>
          <table:table-cell office:value-type="float" office:value="0.8588" calcext:value-type="float">
            <text:p>0.8588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7261" calcext:value-type="float">
            <text:p>0.7261</text:p>
          </table:table-cell>
          <table:table-cell/>
          <table:table-cell office:value-type="float" office:value="0.8663" calcext:value-type="float">
            <text:p>0.866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7303" calcext:value-type="float">
            <text:p>0.7303</text:p>
          </table:table-cell>
          <table:table-cell/>
          <table:table-cell office:value-type="float" office:value="0.8772" calcext:value-type="float">
            <text:p>0.8772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7335" calcext:value-type="float">
            <text:p>0.7335</text:p>
          </table:table-cell>
          <table:table-cell/>
          <table:table-cell office:value-type="float" office:value="0.8875" calcext:value-type="float">
            <text:p>0.887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7329" calcext:value-type="float">
            <text:p>0.7329</text:p>
          </table:table-cell>
          <table:table-cell/>
          <table:table-cell office:value-type="float" office:value="0.8928" calcext:value-type="float">
            <text:p>0.8928</text:p>
          </table:table-cell>
          <table:table-cell office:value-type="float" office:value="0.5763" calcext:value-type="float">
            <text:p>0.5763</text:p>
          </table:table-cell>
          <table:table-cell office:value-type="float" office:value="0.7345" calcext:value-type="float">
            <text:p>0.7345</text:p>
          </table:table-cell>
          <table:table-cell/>
          <table:table-cell office:value-type="float" office:value="0.8968" calcext:value-type="float">
            <text:p>0.8968</text:p>
          </table:table-cell>
          <table:table-cell office:value-type="float" office:value="0.5676" calcext:value-type="float">
            <text:p>0.5676</text:p>
          </table:table-cell>
          <table:table-cell office:value-type="float" office:value="0.7322" calcext:value-type="float">
            <text:p>0.7322</text:p>
          </table:table-cell>
          <table:table-cell/>
          <table:table-cell office:value-type="float" office:value="0.9009" calcext:value-type="float">
            <text:p>0.9009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7322" calcext:value-type="float">
            <text:p>0.7322</text:p>
          </table:table-cell>
          <table:table-cell/>
          <table:table-cell office:value-type="float" office:value="0.9018" calcext:value-type="float">
            <text:p>0.9018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7329" calcext:value-type="float">
            <text:p>0.7329</text:p>
          </table:table-cell>
          <table:table-cell/>
          <table:table-cell office:value-type="float" office:value="0.9024" calcext:value-type="float">
            <text:p>0.9024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7324" calcext:value-type="float">
            <text:p>0.7324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189" calcext:value-type="float">
            <text:p>0.9189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float" office:value="0.9213" calcext:value-type="float">
            <text:p>0.9213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7933" calcext:value-type="float">
            <text:p>0.7933</text:p>
          </table:table-cell>
          <table:table-cell/>
          <table:table-cell office:value-type="float" office:value="0.923" calcext:value-type="float">
            <text:p>0.923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7928" calcext:value-type="float">
            <text:p>0.7928</text:p>
          </table:table-cell>
          <table:table-cell/>
          <table:table-cell office:value-type="float" office:value="0.9256" calcext:value-type="float">
            <text:p>0.9256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7916" calcext:value-type="float">
            <text:p>0.7916</text:p>
          </table:table-cell>
          <table:table-cell/>
          <table:table-cell office:value-type="float" office:value="0.9287" calcext:value-type="float">
            <text:p>0.9287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791" calcext:value-type="float">
            <text:p>0.791</text:p>
          </table:table-cell>
          <table:table-cell/>
          <table:table-cell office:value-type="float" office:value="0.9292" calcext:value-type="float">
            <text:p>0.9292</text:p>
          </table:table-cell>
          <table:table-cell office:value-type="float" office:value="0.648" calcext:value-type="float">
            <text:p>0.648</text:p>
          </table:table-cell>
          <table:table-cell office:value-type="float" office:value="0.7886" calcext:value-type="float">
            <text:p>0.7886</text:p>
          </table:table-cell>
          <table:table-cell/>
          <table:table-cell office:value-type="float" office:value="0.9301" calcext:value-type="float">
            <text:p>0.9301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7878" calcext:value-type="float">
            <text:p>0.7878</text:p>
          </table:table-cell>
          <table:table-cell/>
          <table:table-cell office:value-type="float" office:value="0.9299" calcext:value-type="float">
            <text:p>0.9299</text:p>
          </table:table-cell>
          <table:table-cell office:value-type="float" office:value="0.6419" calcext:value-type="float">
            <text:p>0.6419</text:p>
          </table:table-cell>
          <table:table-cell office:value-type="float" office:value="0.7859" calcext:value-type="float">
            <text:p>0.7859</text:p>
          </table:table-cell>
          <table:table-cell/>
          <table:table-cell office:value-type="float" office:value="0.9304" calcext:value-type="float">
            <text:p>0.930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7848" calcext:value-type="float">
            <text:p>0.7848</text:p>
          </table:table-cell>
          <table:table-cell/>
          <table:table-cell office:value-type="float" office:value="0.9297" calcext:value-type="float">
            <text:p>0.9297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7838" calcext:value-type="float">
            <text:p>0.7838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6257" calcext:value-type="float">
            <text:p>0.6257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5617" calcext:value-type="float">
            <text:p>0.5617</text:p>
          </table:table-cell>
          <table:table-cell/>
          <table:table-cell office:value-type="float" office:value="0.6966" calcext:value-type="float">
            <text:p>0.6966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5967" calcext:value-type="float">
            <text:p>0.5967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0.467" calcext:value-type="float">
            <text:p>0.467</text:p>
          </table:table-cell>
          <table:table-cell office:value-type="float" office:value="0.617" calcext:value-type="float">
            <text:p>0.617</text:p>
          </table:table-cell>
          <table:table-cell/>
          <table:table-cell office:value-type="float" office:value="0.8042" calcext:value-type="float">
            <text:p>0.8042</text:p>
          </table:table-cell>
          <table:table-cell office:value-type="float" office:value="0.354" calcext:value-type="float">
            <text:p>0.354</text:p>
          </table:table-cell>
          <table:table-cell office:value-type="float" office:value="0.5791" calcext:value-type="float">
            <text:p>0.5791</text:p>
          </table:table-cell>
          <table:table-cell/>
          <table:table-cell office:value-type="float" office:value="0.8147" calcext:value-type="float">
            <text:p>0.8147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5622" calcext:value-type="float">
            <text:p>0.5622</text:p>
          </table:table-cell>
          <table:table-cell/>
          <table:table-cell office:value-type="float" office:value="0.8306" calcext:value-type="float">
            <text:p>0.8306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5561" calcext:value-type="float">
            <text:p>0.5561</text:p>
          </table:table-cell>
          <table:table-cell/>
          <table:table-cell office:value-type="float" office:value="0.8475" calcext:value-type="float">
            <text:p>0.8475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5649" calcext:value-type="float">
            <text:p>0.5649</text:p>
          </table:table-cell>
          <table:table-cell/>
          <table:table-cell office:value-type="float" office:value="0.8623" calcext:value-type="float">
            <text:p>0.8623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5643" calcext:value-type="float">
            <text:p>0.5643</text:p>
          </table:table-cell>
          <table:table-cell/>
          <table:table-cell office:value-type="float" office:value="0.8677" calcext:value-type="float">
            <text:p>0.8677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5546" calcext:value-type="float">
            <text:p>0.5546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5467" calcext:value-type="float">
            <text:p>0.5467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489" calcext:value-type="float">
            <text:p>0.8489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7352" calcext:value-type="float">
            <text:p>0.7352</text:p>
          </table:table-cell>
          <table:table-cell/>
          <table:table-cell office:value-type="float" office:value="0.8629" calcext:value-type="float">
            <text:p>0.8629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7418" calcext:value-type="float">
            <text:p>0.7418</text:p>
          </table:table-cell>
          <table:table-cell/>
          <table:table-cell office:value-type="float" office:value="0.887" calcext:value-type="float">
            <text:p>0.887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7512" calcext:value-type="float">
            <text:p>0.7512</text:p>
          </table:table-cell>
          <table:table-cell/>
          <table:table-cell office:value-type="float" office:value="0.898" calcext:value-type="float">
            <text:p>0.898</text:p>
          </table:table-cell>
          <table:table-cell office:value-type="float" office:value="0.5716" calcext:value-type="float">
            <text:p>0.5716</text:p>
          </table:table-cell>
          <table:table-cell office:value-type="float" office:value="0.7348" calcext:value-type="float">
            <text:p>0.7348</text:p>
          </table:table-cell>
          <table:table-cell/>
          <table:table-cell office:value-type="float" office:value="0.9048" calcext:value-type="float">
            <text:p>0.9048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744" calcext:value-type="float">
            <text:p>0.744</text:p>
          </table:table-cell>
          <table:table-cell/>
          <table:table-cell office:value-type="float" office:value="0.9079" calcext:value-type="float">
            <text:p>0.9079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7269" calcext:value-type="float">
            <text:p>0.7269</text:p>
          </table:table-cell>
          <table:table-cell/>
          <table:table-cell office:value-type="float" office:value="0.9094" calcext:value-type="float">
            <text:p>0.9094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7251" calcext:value-type="float">
            <text:p>0.7251</text:p>
          </table:table-cell>
          <table:table-cell/>
          <table:table-cell office:value-type="float" office:value="0.9162" calcext:value-type="float">
            <text:p>0.9162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7235" calcext:value-type="float">
            <text:p>0.7235</text:p>
          </table:table-cell>
          <table:table-cell/>
          <table:table-cell office:value-type="float" office:value="0.9151" calcext:value-type="float">
            <text:p>0.9151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7225" calcext:value-type="float">
            <text:p>0.7225</text:p>
          </table:table-cell>
          <table:table-cell/>
          <table:table-cell office:value-type="float" office:value="0.9177" calcext:value-type="float">
            <text:p>0.9177</text:p>
          </table:table-cell>
          <table:table-cell office:value-type="float" office:value="0.5301" calcext:value-type="float">
            <text:p>0.5301</text:p>
          </table:table-cell>
          <table:table-cell office:value-type="float" office:value="0.7239" calcext:value-type="float">
            <text:p>0.7239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17" calcext:value-type="float">
            <text:p>0.001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/>
          <table:table-cell table:number-columns-repeated="2" office:value-type="float" office:value="0.0019" calcext:value-type="float">
            <text:p>0.0019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07" calcext:value-type="float">
            <text:p>0.000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86" calcext:value-type="float">
            <text:p>0.008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59" calcext:value-type="float">
            <text:p>0.0059</text:p>
          </table:table-cell>
          <table:table-cell/>
          <table:table-cell office:value-type="float" office:value="0.0039" calcext:value-type="float">
            <text:p>0.0039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34" calcext:value-type="float">
            <text:p>0.0034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61" calcext:value-type="float">
            <text:p>0.00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82" calcext:value-type="float">
            <text:p>0.008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63" calcext:value-type="float">
            <text:p>0.0063</text:p>
          </table:table-cell>
          <table:table-cell/>
          <table:table-cell office:value-type="float" office:value="0.0085" calcext:value-type="float">
            <text:p>0.008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84" calcext:value-type="float">
            <text:p>0.0084</text:p>
          </table:table-cell>
          <table:table-cell/>
          <table:table-cell office:value-type="float" office:value="0.0045" calcext:value-type="float">
            <text:p>0.004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63" calcext:value-type="float">
            <text:p>0.0063</text:p>
          </table:table-cell>
          <table:table-cell/>
          <table:table-cell office:value-type="float" office:value="0.0076" calcext:value-type="float">
            <text:p>0.007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0067" calcext:value-type="float">
            <text:p>0.006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59" calcext:value-type="float">
            <text:p>0.0059</text:p>
          </table:table-cell>
          <table:table-cell/>
          <table:table-cell office:value-type="float" office:value="0.0081" calcext:value-type="float">
            <text:p>0.0081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52" calcext:value-type="float">
            <text:p>0.0052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89" calcext:value-type="float">
            <text:p>0.0089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 table:number-rows-repeated="6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st/Worst</text:p>
          </table:table-cell>
          <table:table-cell office:value-type="string" calcext:value-type="string">
            <text:p>Differenc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345" calcext:value-type="float">
            <text:p>0.7345</text:p>
          </table:table-cell>
          <table:table-cell table:number-columns-repeated="2" office:value-type="float" office:value="0.7322" calcext:value-type="float">
            <text:p>0.7322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324" calcext:value-type="float">
            <text:p>0.7324</text:p>
          </table:table-cell>
          <table:table-cell/>
          <table:table-cell office:value-type="float" office:value="0.7248" calcext:value-type="float">
            <text:p>0.7248</text:p>
          </table:table-cell>
          <table:table-cell table:formula="of:=[.M50]-[.C50]" office:value-type="float" office:value="-0.00130000000000008" calcext:value-type="float">
            <text:p>-0.0013</text:p>
          </table:table-cell>
          <table:table-cell table:number-columns-repeated="26"/>
        </table:table-row>
        <table:table-row table:style-name="ro1">
          <table:table-cell/>
          <table:table-cell table:formula="of:=[.B50]+[.$N$50]" office:value-type="float" office:value="0.7219" calcext:value-type="float">
            <text:p>0.7219</text:p>
          </table:table-cell>
          <table:table-cell table:formula="of:=[.C50]+[.$N$50]" office:value-type="float" office:value="0.7248" calcext:value-type="float">
            <text:p>0.7248</text:p>
          </table:table-cell>
          <table:table-cell table:formula="of:=[.D50]+[.$N$50]" office:value-type="float" office:value="0.729" calcext:value-type="float">
            <text:p>0.729</text:p>
          </table:table-cell>
          <table:table-cell table:formula="of:=[.E50]+[.$N$50]" office:value-type="float" office:value="0.7322" calcext:value-type="float">
            <text:p>0.7322</text:p>
          </table:table-cell>
          <table:table-cell table:formula="of:=[.F50]+[.$N$50]" office:value-type="float" office:value="0.7316" calcext:value-type="float">
            <text:p>0.7316</text:p>
          </table:table-cell>
          <table:table-cell table:formula="of:=[.G50]+[.$N$50]" office:value-type="float" office:value="0.7332" calcext:value-type="float">
            <text:p>0.7332</text:p>
          </table:table-cell>
          <table:table-cell table:formula="of:=[.H50]+[.$N$50]" office:value-type="float" office:value="0.7309" calcext:value-type="float">
            <text:p>0.7309</text:p>
          </table:table-cell>
          <table:table-cell table:formula="of:=[.I50]+[.$N$50]" office:value-type="float" office:value="0.7309" calcext:value-type="float">
            <text:p>0.7309</text:p>
          </table:table-cell>
          <table:table-cell table:formula="of:=[.J50]+[.$N$50]" office:value-type="float" office:value="0.7316" calcext:value-type="float">
            <text:p>0.7316</text:p>
          </table:table-cell>
          <table:table-cell table:formula="of:=[.K50]+[.$N$50]" office:value-type="float" office:value="0.7311" calcext:value-type="float">
            <text:p>0.7311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7916" calcext:value-type="float">
            <text:p>0.7916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7878" calcext:value-type="float">
            <text:p>0.7878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838" calcext:value-type="float">
            <text:p>0.7838</text:p>
          </table:table-cell>
          <table:table-cell/>
          <table:table-cell office:value-type="float" office:value="0.7887" calcext:value-type="float">
            <text:p>0.7887</text:p>
          </table:table-cell>
          <table:table-cell table:formula="of:=[.M55]-[.C55]" office:value-type="float" office:value="-0.00459999999999994" calcext:value-type="float">
            <text:p>-0.0046</text:p>
          </table:table-cell>
          <table:table-cell table:number-columns-repeated="26"/>
        </table:table-row>
        <table:table-row table:style-name="ro1">
          <table:table-cell/>
          <table:table-cell table:formula="of:=[.B55]+[.$N$55]" office:value-type="float" office:value="0.7881" calcext:value-type="float">
            <text:p>0.7881</text:p>
          </table:table-cell>
          <table:table-cell table:formula="of:=[.C55]+[.$N$55]" office:value-type="float" office:value="0.7887" calcext:value-type="float">
            <text:p>0.7887</text:p>
          </table:table-cell>
          <table:table-cell table:formula="of:=[.D55]+[.$N$55]" office:value-type="float" office:value="0.7882" calcext:value-type="float">
            <text:p>0.7882</text:p>
          </table:table-cell>
          <table:table-cell table:formula="of:=[.E55]+[.$N$55]" office:value-type="float" office:value="0.787" calcext:value-type="float">
            <text:p>0.787</text:p>
          </table:table-cell>
          <table:table-cell table:formula="of:=[.F55]+[.$N$55]" office:value-type="float" office:value="0.7864" calcext:value-type="float">
            <text:p>0.7864</text:p>
          </table:table-cell>
          <table:table-cell table:formula="of:=[.G55]+[.$N$55]" office:value-type="float" office:value="0.784" calcext:value-type="float">
            <text:p>0.784</text:p>
          </table:table-cell>
          <table:table-cell table:formula="of:=[.H55]+[.$N$55]" office:value-type="float" office:value="0.7832" calcext:value-type="float">
            <text:p>0.7832</text:p>
          </table:table-cell>
          <table:table-cell table:formula="of:=[.I55]+[.$N$55]" office:value-type="float" office:value="0.7813" calcext:value-type="float">
            <text:p>0.7813</text:p>
          </table:table-cell>
          <table:table-cell table:formula="of:=[.J55]+[.$N$55]" office:value-type="float" office:value="0.7802" calcext:value-type="float">
            <text:p>0.7802</text:p>
          </table:table-cell>
          <table:table-cell table:formula="of:=[.K55]+[.$N$55]" office:value-type="float" office:value="0.7792" calcext:value-type="float">
            <text:p>0.7792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617" calcext:value-type="float">
            <text:p>0.617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643" calcext:value-type="float">
            <text:p>0.5643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5467" calcext:value-type="float">
            <text:p>0.5467</text:p>
          </table:table-cell>
          <table:table-cell/>
          <table:table-cell office:value-type="float" office:value="0.5866" calcext:value-type="float">
            <text:p>0.5866</text:p>
          </table:table-cell>
          <table:table-cell table:formula="of:=[.M60]-[.C60]" office:value-type="float" office:value="-0.0101" calcext:value-type="float">
            <text:p>-0.0101</text:p>
          </table:table-cell>
          <table:table-cell table:number-columns-repeated="26"/>
        </table:table-row>
        <table:table-row table:style-name="ro1">
          <table:table-cell/>
          <table:table-cell table:formula="of:=[.B60]+[.$N$60]" office:value-type="float" office:value="0.5516" calcext:value-type="float">
            <text:p>0.5516</text:p>
          </table:table-cell>
          <table:table-cell table:formula="of:=[.C60]+[.$N$60]" office:value-type="float" office:value="0.5866" calcext:value-type="float">
            <text:p>0.5866</text:p>
          </table:table-cell>
          <table:table-cell table:formula="of:=[.D60]+[.$N$60]" office:value-type="float" office:value="0.6069" calcext:value-type="float">
            <text:p>0.6069</text:p>
          </table:table-cell>
          <table:table-cell table:formula="of:=[.E60]+[.$N$60]" office:value-type="float" office:value="0.569" calcext:value-type="float">
            <text:p>0.569</text:p>
          </table:table-cell>
          <table:table-cell table:formula="of:=[.F60]+[.$N$60]" office:value-type="float" office:value="0.5521" calcext:value-type="float">
            <text:p>0.5521</text:p>
          </table:table-cell>
          <table:table-cell table:formula="of:=[.G60]+[.$N$60]" office:value-type="float" office:value="0.546" calcext:value-type="float">
            <text:p>0.546</text:p>
          </table:table-cell>
          <table:table-cell table:formula="of:=[.H60]+[.$N$60]" office:value-type="float" office:value="0.5548" calcext:value-type="float">
            <text:p>0.5548</text:p>
          </table:table-cell>
          <table:table-cell table:formula="of:=[.I60]+[.$N$60]" office:value-type="float" office:value="0.5542" calcext:value-type="float">
            <text:p>0.5542</text:p>
          </table:table-cell>
          <table:table-cell table:formula="of:=[.J60]+[.$N$60]" office:value-type="float" office:value="0.5445" calcext:value-type="float">
            <text:p>0.5445</text:p>
          </table:table-cell>
          <table:table-cell table:formula="of:=[.K60]+[.$N$60]" office:value-type="float" office:value="0.5366" calcext:value-type="float">
            <text:p>0.5366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744" calcext:value-type="float">
            <text:p>0.744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239" calcext:value-type="float">
            <text:p>0.7239</text:p>
          </table:table-cell>
          <table:table-cell/>
          <table:table-cell office:value-type="float" office:value="0.7339" calcext:value-type="float">
            <text:p>0.7339</text:p>
          </table:table-cell>
          <table:table-cell table:formula="of:=[.M65]-[.C65]" office:value-type="float" office:value="-0.00790000000000002" calcext:value-type="float">
            <text:p>-0.0079</text:p>
          </table:table-cell>
          <table:table-cell table:number-columns-repeated="26"/>
        </table:table-row>
        <table:table-row table:style-name="ro1">
          <table:table-cell/>
          <table:table-cell table:formula="of:=[.B65]+[.$N$65]" office:value-type="float" office:value="0.7273" calcext:value-type="float">
            <text:p>0.7273</text:p>
          </table:table-cell>
          <table:table-cell table:formula="of:=[.C65]+[.$N$65]" office:value-type="float" office:value="0.7339" calcext:value-type="float">
            <text:p>0.7339</text:p>
          </table:table-cell>
          <table:table-cell table:formula="of:=[.D65]+[.$N$65]" office:value-type="float" office:value="0.7433" calcext:value-type="float">
            <text:p>0.7433</text:p>
          </table:table-cell>
          <table:table-cell table:formula="of:=[.E65]+[.$N$65]" office:value-type="float" office:value="0.7269" calcext:value-type="float">
            <text:p>0.7269</text:p>
          </table:table-cell>
          <table:table-cell table:formula="of:=[.F65]+[.$N$65]" office:value-type="float" office:value="0.7361" calcext:value-type="float">
            <text:p>0.7361</text:p>
          </table:table-cell>
          <table:table-cell table:formula="of:=[.G65]+[.$N$65]" office:value-type="float" office:value="0.719" calcext:value-type="float">
            <text:p>0.719</text:p>
          </table:table-cell>
          <table:table-cell table:formula="of:=[.H65]+[.$N$65]" office:value-type="float" office:value="0.7172" calcext:value-type="float">
            <text:p>0.7172</text:p>
          </table:table-cell>
          <table:table-cell table:formula="of:=[.I65]+[.$N$65]" office:value-type="float" office:value="0.7156" calcext:value-type="float">
            <text:p>0.7156</text:p>
          </table:table-cell>
          <table:table-cell table:formula="of:=[.J65]+[.$N$65]" office:value-type="float" office:value="0.7146" calcext:value-type="float">
            <text:p>0.7146</text:p>
          </table:table-cell>
          <table:table-cell table:formula="of:=[.K65]+[.$N$65]" office:value-type="float" office:value="0.716" calcext:value-type="float">
            <text:p>0.716</text:p>
          </table:table-cell>
          <table:table-cell table:number-columns-repeated="29"/>
        </table:table-row>
      </table:table>
      <table:table table:name="BorderlineSmote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727" calcext:value-type="float">
            <text:p>0.8727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7293" calcext:value-type="float">
            <text:p>0.7293</text:p>
          </table:table-cell>
          <table:table-cell/>
          <table:table-cell office:value-type="float" office:value="0.8493" calcext:value-type="float">
            <text:p>0.8493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7139" calcext:value-type="float">
            <text:p>0.7139</text:p>
          </table:table-cell>
          <table:table-cell/>
          <table:table-cell office:value-type="float" office:value="0.839" calcext:value-type="float">
            <text:p>0.839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709" calcext:value-type="float">
            <text:p>0.709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579" calcext:value-type="float">
            <text:p>0.579</text:p>
          </table:table-cell>
          <table:table-cell office:value-type="float" office:value="0.7045" calcext:value-type="float">
            <text:p>0.7045</text:p>
          </table:table-cell>
          <table:table-cell/>
          <table:table-cell office:value-type="float" office:value="0.822" calcext:value-type="float">
            <text:p>0.822</text:p>
          </table:table-cell>
          <table:table-cell office:value-type="float" office:value="0.577" calcext:value-type="float">
            <text:p>0.577</text:p>
          </table:table-cell>
          <table:table-cell office:value-type="float" office:value="0.6995" calcext:value-type="float">
            <text:p>0.6995</text:p>
          </table:table-cell>
          <table:table-cell/>
          <table:table-cell office:value-type="float" office:value="0.819" calcext:value-type="float">
            <text:p>0.819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6978" calcext:value-type="float">
            <text:p>0.6978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0.5767" calcext:value-type="float">
            <text:p>0.5767</text:p>
          </table:table-cell>
          <table:table-cell office:value-type="float" office:value="0.6963" calcext:value-type="float">
            <text:p>0.6963</text:p>
          </table:table-cell>
          <table:table-cell/>
          <table:table-cell office:value-type="float" office:value="0.8145" calcext:value-type="float">
            <text:p>0.8145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6957" calcext:value-type="float">
            <text:p>0.6957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6939" calcext:value-type="float">
            <text:p>0.6939</text:p>
          </table:table-cell>
          <table:table-cell/>
          <table:table-cell office:value-type="float" office:value="0.8119" calcext:value-type="float">
            <text:p>0.8119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22" calcext:value-type="float">
            <text:p>0.922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7858" calcext:value-type="float">
            <text:p>0.7858</text:p>
          </table:table-cell>
          <table:table-cell/>
          <table:table-cell office:value-type="float" office:value="0.9163" calcext:value-type="float">
            <text:p>0.9163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826" calcext:value-type="float">
            <text:p>0.7826</text:p>
          </table:table-cell>
          <table:table-cell/>
          <table:table-cell office:value-type="float" office:value="0.913" calcext:value-type="float">
            <text:p>0.913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7821" calcext:value-type="float">
            <text:p>0.7821</text:p>
          </table:table-cell>
          <table:table-cell/>
          <table:table-cell office:value-type="float" office:value="0.9098" calcext:value-type="float">
            <text:p>0.9098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7791" calcext:value-type="float">
            <text:p>0.7791</text:p>
          </table:table-cell>
          <table:table-cell/>
          <table:table-cell office:value-type="float" office:value="0.9091" calcext:value-type="float">
            <text:p>0.9091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7792" calcext:value-type="float">
            <text:p>0.7792</text:p>
          </table:table-cell>
          <table:table-cell/>
          <table:table-cell office:value-type="float" office:value="0.9076" calcext:value-type="float">
            <text:p>0.9076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7779" calcext:value-type="float">
            <text:p>0.7779</text:p>
          </table:table-cell>
          <table:table-cell/>
          <table:table-cell office:value-type="float" office:value="0.9053" calcext:value-type="float">
            <text:p>0.9053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7772" calcext:value-type="float">
            <text:p>0.7772</text:p>
          </table:table-cell>
          <table:table-cell/>
          <table:table-cell office:value-type="float" office:value="0.9055" calcext:value-type="float">
            <text:p>0.9055</text:p>
          </table:table-cell>
          <table:table-cell office:value-type="float" office:value="0.6478" calcext:value-type="float">
            <text:p>0.6478</text:p>
          </table:table-cell>
          <table:table-cell office:value-type="float" office:value="0.7766" calcext:value-type="float">
            <text:p>0.7766</text:p>
          </table:table-cell>
          <table:table-cell/>
          <table:table-cell office:value-type="float" office:value="0.905" calcext:value-type="float">
            <text:p>0.905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7763" calcext:value-type="float">
            <text:p>0.7763</text:p>
          </table:table-cell>
          <table:table-cell/>
          <table:table-cell office:value-type="float" office:value="0.9051" calcext:value-type="float">
            <text:p>0.9051</text:p>
          </table:table-cell>
          <table:table-cell office:value-type="float" office:value="0.6473" calcext:value-type="float">
            <text:p>0.6473</text:p>
          </table:table-cell>
          <table:table-cell office:value-type="float" office:value="0.7762" calcext:value-type="float">
            <text:p>0.7762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709" calcext:value-type="float">
            <text:p>0.8709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5302" calcext:value-type="float">
            <text:p>0.5302</text:p>
          </table:table-cell>
          <table:table-cell/>
          <table:table-cell office:value-type="float" office:value="0.6918" calcext:value-type="float">
            <text:p>0.6918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4831" calcext:value-type="float">
            <text:p>0.4831</text:p>
          </table:table-cell>
          <table:table-cell/>
          <table:table-cell office:value-type="float" office:value="0.6359" calcext:value-type="float">
            <text:p>0.6359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4632" calcext:value-type="float">
            <text:p>0.4632</text:p>
          </table:table-cell>
          <table:table-cell/>
          <table:table-cell office:value-type="float" office:value="0.6223" calcext:value-type="float">
            <text:p>0.6223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4549" calcext:value-type="float">
            <text:p>0.4549</text:p>
          </table:table-cell>
          <table:table-cell/>
          <table:table-cell office:value-type="float" office:value="0.6331" calcext:value-type="float">
            <text:p>0.6331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4614" calcext:value-type="float">
            <text:p>0.4614</text:p>
          </table:table-cell>
          <table:table-cell/>
          <table:table-cell office:value-type="float" office:value="0.646" calcext:value-type="float">
            <text:p>0.646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4685" calcext:value-type="float">
            <text:p>0.4685</text:p>
          </table:table-cell>
          <table:table-cell/>
          <table:table-cell office:value-type="float" office:value="0.6731" calcext:value-type="float">
            <text:p>0.6731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4798" calcext:value-type="float">
            <text:p>0.4798</text:p>
          </table:table-cell>
          <table:table-cell/>
          <table:table-cell office:value-type="float" office:value="0.7103" calcext:value-type="float">
            <text:p>0.7103</text:p>
          </table:table-cell>
          <table:table-cell office:value-type="float" office:value="0.279" calcext:value-type="float">
            <text:p>0.279</text:p>
          </table:table-cell>
          <table:table-cell office:value-type="float" office:value="0.4946" calcext:value-type="float">
            <text:p>0.4946</text:p>
          </table:table-cell>
          <table:table-cell/>
          <table:table-cell office:value-type="float" office:value="0.7225" calcext:value-type="float">
            <text:p>0.7225</text:p>
          </table:table-cell>
          <table:table-cell office:value-type="float" office:value="0.268" calcext:value-type="float">
            <text:p>0.268</text:p>
          </table:table-cell>
          <table:table-cell office:value-type="float" office:value="0.4952" calcext:value-type="float">
            <text:p>0.4952</text:p>
          </table:table-cell>
          <table:table-cell/>
          <table:table-cell office:value-type="float" office:value="0.7369" calcext:value-type="float">
            <text:p>0.7369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5004" calcext:value-type="float">
            <text:p>0.5004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968" calcext:value-type="float">
            <text:p>0.8968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7362" calcext:value-type="float">
            <text:p>0.7362</text:p>
          </table:table-cell>
          <table:table-cell/>
          <table:table-cell office:value-type="float" office:value="0.8503" calcext:value-type="float">
            <text:p>0.8503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7194" calcext:value-type="float">
            <text:p>0.7194</text:p>
          </table:table-cell>
          <table:table-cell/>
          <table:table-cell office:value-type="float" office:value="0.8249" calcext:value-type="float">
            <text:p>0.8249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701" calcext:value-type="float">
            <text:p>0.701</text:p>
          </table:table-cell>
          <table:table-cell/>
          <table:table-cell office:value-type="float" office:value="0.8087" calcext:value-type="float">
            <text:p>0.8087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6966" calcext:value-type="float">
            <text:p>0.6966</text:p>
          </table:table-cell>
          <table:table-cell/>
          <table:table-cell office:value-type="float" office:value="0.8044" calcext:value-type="float">
            <text:p>0.8044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6904" calcext:value-type="float">
            <text:p>0.6904</text:p>
          </table:table-cell>
          <table:table-cell/>
          <table:table-cell office:value-type="float" office:value="0.7954" calcext:value-type="float">
            <text:p>0.7954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6878" calcext:value-type="float">
            <text:p>0.6878</text:p>
          </table:table-cell>
          <table:table-cell/>
          <table:table-cell office:value-type="float" office:value="0.7749" calcext:value-type="float">
            <text:p>0.7749</text:p>
          </table:table-cell>
          <table:table-cell office:value-type="float" office:value="0.5742" calcext:value-type="float">
            <text:p>0.5742</text:p>
          </table:table-cell>
          <table:table-cell office:value-type="float" office:value="0.6745" calcext:value-type="float">
            <text:p>0.6745</text:p>
          </table:table-cell>
          <table:table-cell/>
          <table:table-cell office:value-type="float" office:value="0.7642" calcext:value-type="float">
            <text:p>0.7642</text:p>
          </table:table-cell>
          <table:table-cell office:value-type="float" office:value="0.5758" calcext:value-type="float">
            <text:p>0.5758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7631" calcext:value-type="float">
            <text:p>0.7631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6671" calcext:value-type="float">
            <text:p>0.6671</text:p>
          </table:table-cell>
          <table:table-cell/>
          <table:table-cell office:value-type="float" office:value="0.7597" calcext:value-type="float">
            <text:p>0.7597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13" calcext:value-type="float">
            <text:p>0.001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22" calcext:value-type="float">
            <text:p>0.002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2" office:value-type="float" office:value="0.0007" calcext:value-type="float">
            <text:p>0.0007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2" office:value-type="float" office:value="0.0009" calcext:value-type="float">
            <text:p>0.0009</text:p>
          </table:table-cell>
          <table:table-cell/>
          <table:table-cell table:style-name="ce2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2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2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9"/>
          <table:table-cell office:value-type="float" office:value="0.6982" calcext:value-type="float">
            <text:p>0.6982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7174" calcext:value-type="float">
            <text:p>0.7174</text:p>
          </table:table-cell>
          <table:table-cell/>
          <table:table-cell office:value-type="float" office:value="0.7906" calcext:value-type="float">
            <text:p>0.7906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7448" calcext:value-type="float">
            <text:p>0.7448</text:p>
          </table:table-cell>
          <table:table-cell/>
          <table:table-cell office:value-type="float" office:value="0.9056" calcext:value-type="float">
            <text:p>0.9056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14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9"/>
          <table:table-cell office:value-type="float" office:value="0.0012" calcext:value-type="float">
            <text:p>0.001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14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19" calcext:value-type="float">
            <text:p>0.001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38" calcext:value-type="float">
            <text:p>0.003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61" calcext:value-type="float">
            <text:p>0.006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77" calcext:value-type="float">
            <text:p>0.007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9"/>
          <table:table-cell office:value-type="float" office:value="0.003" calcext:value-type="float">
            <text:p>0.00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14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31" calcext:value-type="float">
            <text:p>0.00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59" calcext:value-type="float">
            <text:p>0.0059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52" calcext:value-type="float">
            <text:p>0.0052</text:p>
          </table:table-cell>
          <table:table-cell/>
          <table:table-cell office:value-type="float" office:value="0.0146" calcext:value-type="float">
            <text:p>0.0146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04" calcext:value-type="float">
            <text:p>0.010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52" calcext:value-type="float">
            <text:p>0.0052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61" calcext:value-type="float">
            <text:p>0.0061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73" calcext:value-type="float">
            <text:p>0.0073</text:p>
          </table:table-cell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9"/>
          <table:table-cell office:value-type="float" office:value="0.0128" calcext:value-type="float">
            <text:p>0.012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7" calcext:value-type="float">
            <text:p>0.0087</text:p>
          </table:table-cell>
          <table:table-cell/>
          <table:table-cell office:value-type="float" office:value="0.011" calcext:value-type="float">
            <text:p>0.01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/>
          <table:table-cell office:value-type="float" office:value="0.0091" calcext:value-type="float">
            <text:p>0.009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 table:number-rows-repeated="4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st/Worst</text:p>
          </table:table-cell>
          <table:table-cell office:value-type="string" calcext:value-type="string">
            <text:p>Differenc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6978" calcext:value-type="float">
            <text:p>0.6978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694" calcext:value-type="float">
            <text:p>0.694</text:p>
          </table:table-cell>
          <table:table-cell/>
          <table:table-cell office:value-type="float" office:value="0.7117" calcext:value-type="float">
            <text:p>0.7117</text:p>
          </table:table-cell>
          <table:table-cell table:formula="of:=[.M50]-[.C50]" office:value-type="float" office:value="-0.00219999999999998" calcext:value-type="float">
            <text:p>-0.0022</text:p>
          </table:table-cell>
          <table:table-cell table:number-columns-repeated="26"/>
        </table:table-row>
        <table:table-row table:style-name="ro1">
          <table:table-cell/>
          <table:table-cell table:formula="of:=[.B50]+[.$N$50]" office:value-type="float" office:value="0.7271" calcext:value-type="float">
            <text:p>0.7271</text:p>
          </table:table-cell>
          <table:table-cell table:formula="of:=[.C50]+[.$N$50]" office:value-type="float" office:value="0.7117" calcext:value-type="float">
            <text:p>0.7117</text:p>
          </table:table-cell>
          <table:table-cell table:formula="of:=[.D50]+[.$N$50]" office:value-type="float" office:value="0.7068" calcext:value-type="float">
            <text:p>0.7068</text:p>
          </table:table-cell>
          <table:table-cell table:formula="of:=[.E50]+[.$N$50]" office:value-type="float" office:value="0.7023" calcext:value-type="float">
            <text:p>0.7023</text:p>
          </table:table-cell>
          <table:table-cell table:formula="of:=[.F50]+[.$N$50]" office:value-type="float" office:value="0.6973" calcext:value-type="float">
            <text:p>0.6973</text:p>
          </table:table-cell>
          <table:table-cell table:formula="of:=[.G50]+[.$N$50]" office:value-type="float" office:value="0.6956" calcext:value-type="float">
            <text:p>0.6956</text:p>
          </table:table-cell>
          <table:table-cell table:formula="of:=[.H50]+[.$N$50]" office:value-type="float" office:value="0.6941" calcext:value-type="float">
            <text:p>0.6941</text:p>
          </table:table-cell>
          <table:table-cell table:formula="of:=[.I50]+[.$N$50]" office:value-type="float" office:value="0.6935" calcext:value-type="float">
            <text:p>0.6935</text:p>
          </table:table-cell>
          <table:table-cell table:formula="of:=[.J50]+[.$N$50]" office:value-type="float" office:value="0.6917" calcext:value-type="float">
            <text:p>0.6917</text:p>
          </table:table-cell>
          <table:table-cell table:formula="of:=[.K50]+[.$N$50]" office:value-type="float" office:value="0.6918" calcext:value-type="float">
            <text:p>0.6918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821" calcext:value-type="float">
            <text:p>0.7821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7766" calcext:value-type="float">
            <text:p>0.776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762" calcext:value-type="float">
            <text:p>0.7762</text:p>
          </table:table-cell>
          <table:table-cell/>
          <table:table-cell office:value-type="float" office:value="0.7768" calcext:value-type="float">
            <text:p>0.7768</text:p>
          </table:table-cell>
          <table:table-cell table:formula="of:=[.M55]-[.C55]" office:value-type="float" office:value="-0.00580000000000003" calcext:value-type="float">
            <text:p>-0.0058</text:p>
          </table:table-cell>
          <table:table-cell table:number-columns-repeated="26"/>
        </table:table-row>
        <table:table-row table:style-name="ro1">
          <table:table-cell/>
          <table:table-cell table:formula="of:=[.B55]+[.$N$55]" office:value-type="float" office:value="0.78" calcext:value-type="float">
            <text:p>0.78</text:p>
          </table:table-cell>
          <table:table-cell table:formula="of:=[.C55]+[.$N$55]" office:value-type="float" office:value="0.7768" calcext:value-type="float">
            <text:p>0.7768</text:p>
          </table:table-cell>
          <table:table-cell table:formula="of:=[.D55]+[.$N$55]" office:value-type="float" office:value="0.7763" calcext:value-type="float">
            <text:p>0.7763</text:p>
          </table:table-cell>
          <table:table-cell table:formula="of:=[.E55]+[.$N$55]" office:value-type="float" office:value="0.7733" calcext:value-type="float">
            <text:p>0.7733</text:p>
          </table:table-cell>
          <table:table-cell table:formula="of:=[.F55]+[.$N$55]" office:value-type="float" office:value="0.7734" calcext:value-type="float">
            <text:p>0.7734</text:p>
          </table:table-cell>
          <table:table-cell table:formula="of:=[.G55]+[.$N$55]" office:value-type="float" office:value="0.7721" calcext:value-type="float">
            <text:p>0.7721</text:p>
          </table:table-cell>
          <table:table-cell table:formula="of:=[.H55]+[.$N$55]" office:value-type="float" office:value="0.7714" calcext:value-type="float">
            <text:p>0.7714</text:p>
          </table:table-cell>
          <table:table-cell table:formula="of:=[.I55]+[.$N$55]" office:value-type="float" office:value="0.7708" calcext:value-type="float">
            <text:p>0.7708</text:p>
          </table:table-cell>
          <table:table-cell table:formula="of:=[.J55]+[.$N$55]" office:value-type="float" office:value="0.7705" calcext:value-type="float">
            <text:p>0.7705</text:p>
          </table:table-cell>
          <table:table-cell table:formula="of:=[.K55]+[.$N$55]" office:value-type="float" office:value="0.7704" calcext:value-type="float">
            <text:p>0.7704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632" calcext:value-type="float">
            <text:p>0.4632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004" calcext:value-type="float">
            <text:p>0.5004</text:p>
          </table:table-cell>
          <table:table-cell/>
          <table:table-cell office:value-type="float" office:value="0.4806" calcext:value-type="float">
            <text:p>0.4806</text:p>
          </table:table-cell>
          <table:table-cell table:formula="of:=[.M60]-[.C60]" office:value-type="float" office:value="-0.0025" calcext:value-type="float">
            <text:p>-0.0025</text:p>
          </table:table-cell>
          <table:table-cell table:number-columns-repeated="26"/>
        </table:table-row>
        <table:table-row table:style-name="ro1">
          <table:table-cell/>
          <table:table-cell table:formula="of:=[.B60]+[.$N$60]" office:value-type="float" office:value="0.5277" calcext:value-type="float">
            <text:p>0.5277</text:p>
          </table:table-cell>
          <table:table-cell table:formula="of:=[.C60]+[.$N$60]" office:value-type="float" office:value="0.4806" calcext:value-type="float">
            <text:p>0.4806</text:p>
          </table:table-cell>
          <table:table-cell table:formula="of:=[.D60]+[.$N$60]" office:value-type="float" office:value="0.4607" calcext:value-type="float">
            <text:p>0.4607</text:p>
          </table:table-cell>
          <table:table-cell table:formula="of:=[.E60]+[.$N$60]" office:value-type="float" office:value="0.4524" calcext:value-type="float">
            <text:p>0.4524</text:p>
          </table:table-cell>
          <table:table-cell table:formula="of:=[.F60]+[.$N$60]" office:value-type="float" office:value="0.4589" calcext:value-type="float">
            <text:p>0.4589</text:p>
          </table:table-cell>
          <table:table-cell table:formula="of:=[.G60]+[.$N$60]" office:value-type="float" office:value="0.466" calcext:value-type="float">
            <text:p>0.466</text:p>
          </table:table-cell>
          <table:table-cell table:formula="of:=[.H60]+[.$N$60]" office:value-type="float" office:value="0.4773" calcext:value-type="float">
            <text:p>0.4773</text:p>
          </table:table-cell>
          <table:table-cell table:formula="of:=[.I60]+[.$N$60]" office:value-type="float" office:value="0.4921" calcext:value-type="float">
            <text:p>0.4921</text:p>
          </table:table-cell>
          <table:table-cell table:formula="of:=[.J60]+[.$N$60]" office:value-type="float" office:value="0.4927" calcext:value-type="float">
            <text:p>0.4927</text:p>
          </table:table-cell>
          <table:table-cell table:formula="of:=[.K60]+[.$N$60]" office:value-type="float" office:value="0.4979" calcext:value-type="float">
            <text:p>0.4979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66" calcext:value-type="float">
            <text:p>0.6966</text:p>
          </table:table-cell>
          <table:table-cell office:value-type="float" office:value="0.6904" calcext:value-type="float">
            <text:p>0.6904</text:p>
          </table:table-cell>
          <table:table-cell office:value-type="float" office:value="0.6878" calcext:value-type="float">
            <text:p>0.6878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7" calcext:value-type="float">
            <text:p>0.67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664" calcext:value-type="float">
            <text:p>0.664</text:p>
          </table:table-cell>
          <table:table-cell/>
          <table:table-cell office:value-type="float" office:value="0.7058" calcext:value-type="float">
            <text:p>0.7058</text:p>
          </table:table-cell>
          <table:table-cell table:formula="of:=[.M65]-[.C65]" office:value-type="float" office:value="-0.0136000000000001" calcext:value-type="float">
            <text:p>-0.0136</text:p>
          </table:table-cell>
          <table:table-cell table:number-columns-repeated="26"/>
        </table:table-row>
        <table:table-row table:style-name="ro1">
          <table:table-cell/>
          <table:table-cell table:formula="of:=[.B65]+[.$N$65]" office:value-type="float" office:value="0.7226" calcext:value-type="float">
            <text:p>0.7226</text:p>
          </table:table-cell>
          <table:table-cell table:formula="of:=[.C65]+[.$N$65]" office:value-type="float" office:value="0.7058" calcext:value-type="float">
            <text:p>0.7058</text:p>
          </table:table-cell>
          <table:table-cell table:formula="of:=[.D65]+[.$N$65]" office:value-type="float" office:value="0.6874" calcext:value-type="float">
            <text:p>0.6874</text:p>
          </table:table-cell>
          <table:table-cell table:formula="of:=[.E65]+[.$N$65]" office:value-type="float" office:value="0.683" calcext:value-type="float">
            <text:p>0.683</text:p>
          </table:table-cell>
          <table:table-cell table:formula="of:=[.F65]+[.$N$65]" office:value-type="float" office:value="0.6768" calcext:value-type="float">
            <text:p>0.6768</text:p>
          </table:table-cell>
          <table:table-cell table:formula="of:=[.G65]+[.$N$65]" office:value-type="float" office:value="0.6742" calcext:value-type="float">
            <text:p>0.6742</text:p>
          </table:table-cell>
          <table:table-cell table:formula="of:=[.H65]+[.$N$65]" office:value-type="float" office:value="0.6609" calcext:value-type="float">
            <text:p>0.6609</text:p>
          </table:table-cell>
          <table:table-cell table:formula="of:=[.I65]+[.$N$65]" office:value-type="float" office:value="0.6564" calcext:value-type="float">
            <text:p>0.6564</text:p>
          </table:table-cell>
          <table:table-cell table:formula="of:=[.J65]+[.$N$65]" office:value-type="float" office:value="0.6535" calcext:value-type="float">
            <text:p>0.6535</text:p>
          </table:table-cell>
          <table:table-cell table:formula="of:=[.K65]+[.$N$65]" office:value-type="float" office:value="0.6504" calcext:value-type="float">
            <text:p>0.6504</text:p>
          </table:table-cell>
          <table:table-cell table:number-columns-repeated="29"/>
        </table:table-row>
      </table:table>
      <table:table table:name="Mwmote" table:style-name="ta1">
        <table:table-column table:style-name="co1" table:number-columns-repeated="40" table:default-cell-style-name="Default"/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452" calcext:value-type="float">
            <text:p>0.8452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8505" calcext:value-type="float">
            <text:p>0.8505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7215" calcext:value-type="float">
            <text:p>0.7215</text:p>
          </table:table-cell>
          <table:table-cell/>
          <table:table-cell office:value-type="float" office:value="0.8601" calcext:value-type="float">
            <text:p>0.8601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7271" calcext:value-type="float">
            <text:p>0.7271</text:p>
          </table:table-cell>
          <table:table-cell/>
          <table:table-cell office:value-type="float" office:value="0.8689" calcext:value-type="float">
            <text:p>0.8689</text:p>
          </table:table-cell>
          <table:table-cell office:value-type="float" office:value="0.5852" calcext:value-type="float">
            <text:p>0.5852</text:p>
          </table:table-cell>
          <table:table-cell office:value-type="float" office:value="0.7271" calcext:value-type="float">
            <text:p>0.7271</text:p>
          </table:table-cell>
          <table:table-cell/>
          <table:table-cell office:value-type="float" office:value="0.8799" calcext:value-type="float">
            <text:p>0.8799</text:p>
          </table:table-cell>
          <table:table-cell office:value-type="float" office:value="0.577" calcext:value-type="float">
            <text:p>0.577</text:p>
          </table:table-cell>
          <table:table-cell office:value-type="float" office:value="0.7284" calcext:value-type="float">
            <text:p>0.7284</text:p>
          </table:table-cell>
          <table:table-cell/>
          <table:table-cell office:value-type="float" office:value="0.8857" calcext:value-type="float">
            <text:p>0.8857</text:p>
          </table:table-cell>
          <table:table-cell office:value-type="float" office:value="0.573" calcext:value-type="float">
            <text:p>0.573</text:p>
          </table:table-cell>
          <table:table-cell office:value-type="float" office:value="0.7293" calcext:value-type="float">
            <text:p>0.7293</text:p>
          </table:table-cell>
          <table:table-cell/>
          <table:table-cell office:value-type="float" office:value="0.8924" calcext:value-type="float">
            <text:p>0.8924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7312" calcext:value-type="float">
            <text:p>0.7312</text:p>
          </table:table-cell>
          <table:table-cell/>
          <table:table-cell office:value-type="float" office:value="0.8969" calcext:value-type="float">
            <text:p>0.8969</text:p>
          </table:table-cell>
          <table:table-cell office:value-type="float" office:value="0.5592" calcext:value-type="float">
            <text:p>0.5592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0.8979" calcext:value-type="float">
            <text:p>0.8979</text:p>
          </table:table-cell>
          <table:table-cell office:value-type="float" office:value="0.5602" calcext:value-type="float">
            <text:p>0.5602</text:p>
          </table:table-cell>
          <table:table-cell office:value-type="float" office:value="0.7291" calcext:value-type="float">
            <text:p>0.7291</text:p>
          </table:table-cell>
          <table:table-cell/>
          <table:table-cell office:value-type="float" office:value="0.899" calcext:value-type="float">
            <text:p>0.899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7304" calcext:value-type="float">
            <text:p>0.7304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205" calcext:value-type="float">
            <text:p>0.9205</text:p>
          </table:table-cell>
          <table:table-cell office:value-type="float" office:value="0.661" calcext:value-type="float">
            <text:p>0.661</text:p>
          </table:table-cell>
          <table:table-cell office:value-type="float" office:value="0.7907" calcext:value-type="float">
            <text:p>0.7907</text:p>
          </table:table-cell>
          <table:table-cell/>
          <table:table-cell office:value-type="float" office:value="0.9207" calcext:value-type="float">
            <text:p>0.9207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7883" calcext:value-type="float">
            <text:p>0.7883</text:p>
          </table:table-cell>
          <table:table-cell/>
          <table:table-cell office:value-type="float" office:value="0.9236" calcext:value-type="float">
            <text:p>0.9236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7896" calcext:value-type="float">
            <text:p>0.7896</text:p>
          </table:table-cell>
          <table:table-cell/>
          <table:table-cell office:value-type="float" office:value="0.9255" calcext:value-type="float">
            <text:p>0.9255</text:p>
          </table:table-cell>
          <table:table-cell office:value-type="float" office:value="0.6508" calcext:value-type="float">
            <text:p>0.6508</text:p>
          </table:table-cell>
          <table:table-cell office:value-type="float" office:value="0.7881" calcext:value-type="float">
            <text:p>0.7881</text:p>
          </table:table-cell>
          <table:table-cell/>
          <table:table-cell office:value-type="float" office:value="0.9277" calcext:value-type="float">
            <text:p>0.9277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7862" calcext:value-type="float">
            <text:p>0.7862</text:p>
          </table:table-cell>
          <table:table-cell/>
          <table:table-cell office:value-type="float" office:value="0.9296" calcext:value-type="float">
            <text:p>0.9296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7881" calcext:value-type="float">
            <text:p>0.7881</text:p>
          </table:table-cell>
          <table:table-cell/>
          <table:table-cell office:value-type="float" office:value="0.9295" calcext:value-type="float">
            <text:p>0.9295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7832" calcext:value-type="float">
            <text:p>0.7832</text:p>
          </table:table-cell>
          <table:table-cell/>
          <table:table-cell office:value-type="float" office:value="0.9296" calcext:value-type="float">
            <text:p>0.9296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7815" calcext:value-type="float">
            <text:p>0.7815</text:p>
          </table:table-cell>
          <table:table-cell/>
          <table:table-cell office:value-type="float" office:value="0.9298" calcext:value-type="float">
            <text:p>0.9298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7801" calcext:value-type="float">
            <text:p>0.7801</text:p>
          </table:table-cell>
          <table:table-cell/>
          <table:table-cell office:value-type="float" office:value="0.9301" calcext:value-type="float">
            <text:p>0.9301</text:p>
          </table:table-cell>
          <table:table-cell office:value-type="float" office:value="0.632" calcext:value-type="float">
            <text:p>0.632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5459" calcext:value-type="float">
            <text:p>0.5459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954" calcext:value-type="float">
            <text:p>0.4954</text:p>
          </table:table-cell>
          <table:table-cell/>
          <table:table-cell office:value-type="float" office:value="0.6227" calcext:value-type="float">
            <text:p>0.6227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5341" calcext:value-type="float">
            <text:p>0.5341</text:p>
          </table:table-cell>
          <table:table-cell/>
          <table:table-cell office:value-type="float" office:value="0.6895" calcext:value-type="float">
            <text:p>0.689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5613" calcext:value-type="float">
            <text:p>0.5613</text:p>
          </table:table-cell>
          <table:table-cell/>
          <table:table-cell office:value-type="float" office:value="0.752" calcext:value-type="float">
            <text:p>0.752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325" calcext:value-type="float">
            <text:p>0.5325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2766" calcext:value-type="float">
            <text:p>0.2766</text:p>
          </table:table-cell>
          <table:table-cell office:value-type="float" office:value="0.5258" calcext:value-type="float">
            <text:p>0.5258</text:p>
          </table:table-cell>
          <table:table-cell/>
          <table:table-cell office:value-type="float" office:value="0.7974" calcext:value-type="float">
            <text:p>0.7974</text:p>
          </table:table-cell>
          <table:table-cell office:value-type="float" office:value="0.249" calcext:value-type="float">
            <text:p>0.249</text:p>
          </table:table-cell>
          <table:table-cell office:value-type="float" office:value="0.5232" calcext:value-type="float">
            <text:p>0.5232</text:p>
          </table:table-cell>
          <table:table-cell/>
          <table:table-cell office:value-type="float" office:value="0.807" calcext:value-type="float">
            <text:p>0.807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5264" calcext:value-type="float">
            <text:p>0.5264</text:p>
          </table:table-cell>
          <table:table-cell/>
          <table:table-cell office:value-type="float" office:value="0.8359" calcext:value-type="float">
            <text:p>0.8359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5362" calcext:value-type="float">
            <text:p>0.5362</text:p>
          </table:table-cell>
          <table:table-cell/>
          <table:table-cell office:value-type="float" office:value="0.8421" calcext:value-type="float">
            <text:p>0.8421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5243" calcext:value-type="float">
            <text:p>0.5243</text:p>
          </table:table-cell>
          <table:table-cell/>
          <table:table-cell office:value-type="float" office:value="0.8465" calcext:value-type="float">
            <text:p>0.8465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5195" calcext:value-type="float">
            <text:p>0.5195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474" calcext:value-type="float">
            <text:p>0.8474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7375" calcext:value-type="float">
            <text:p>0.7375</text:p>
          </table:table-cell>
          <table:table-cell/>
          <table:table-cell office:value-type="float" office:value="0.8706" calcext:value-type="float">
            <text:p>0.8706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7462" calcext:value-type="float">
            <text:p>0.7462</text:p>
          </table:table-cell>
          <table:table-cell/>
          <table:table-cell office:value-type="float" office:value="0.8851" calcext:value-type="float">
            <text:p>0.8851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7463" calcext:value-type="float">
            <text:p>0.7463</text:p>
          </table:table-cell>
          <table:table-cell/>
          <table:table-cell office:value-type="float" office:value="0.9001" calcext:value-type="float">
            <text:p>0.9001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7379" calcext:value-type="float">
            <text:p>0.7379</text:p>
          </table:table-cell>
          <table:table-cell/>
          <table:table-cell office:value-type="float" office:value="0.9019" calcext:value-type="float">
            <text:p>0.9019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7251" calcext:value-type="float">
            <text:p>0.7251</text:p>
          </table:table-cell>
          <table:table-cell/>
          <table:table-cell office:value-type="float" office:value="0.9093" calcext:value-type="float">
            <text:p>0.9093</text:p>
          </table:table-cell>
          <table:table-cell office:value-type="float" office:value="0.543" calcext:value-type="float">
            <text:p>0.543</text:p>
          </table:table-cell>
          <table:table-cell office:value-type="float" office:value="0.7261" calcext:value-type="float">
            <text:p>0.7261</text:p>
          </table:table-cell>
          <table:table-cell/>
          <table:table-cell office:value-type="float" office:value="0.9092" calcext:value-type="float">
            <text:p>0.9092</text:p>
          </table:table-cell>
          <table:table-cell office:value-type="float" office:value="0.5231" calcext:value-type="float">
            <text:p>0.5231</text:p>
          </table:table-cell>
          <table:table-cell office:value-type="float" office:value="0.7161" calcext:value-type="float">
            <text:p>0.7161</text:p>
          </table:table-cell>
          <table:table-cell/>
          <table:table-cell office:value-type="float" office:value="0.903" calcext:value-type="float">
            <text:p>0.903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28" calcext:value-type="float">
            <text:p>0.7128</text:p>
          </table:table-cell>
          <table:table-cell/>
          <table:table-cell office:value-type="float" office:value="0.9037" calcext:value-type="float">
            <text:p>0.9037</text:p>
          </table:table-cell>
          <table:table-cell office:value-type="float" office:value="0.528" calcext:value-type="float">
            <text:p>0.528</text:p>
          </table:table-cell>
          <table:table-cell office:value-type="float" office:value="0.7159" calcext:value-type="float">
            <text:p>0.7159</text:p>
          </table:table-cell>
          <table:table-cell/>
          <table:table-cell office:value-type="float" office:value="0.901" calcext:value-type="float">
            <text:p>0.901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7097" calcext:value-type="float">
            <text:p>0.7097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15" calcext:value-type="float">
            <text:p>0.001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32" calcext:value-type="float">
            <text:p>0.00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29" calcext:value-type="float">
            <text:p>0.002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36" calcext:value-type="float">
            <text:p>0.003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22" calcext:value-type="float">
            <text:p>0.002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34" calcext:value-type="float">
            <text:p>0.0034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56" calcext:value-type="float">
            <text:p>0.005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3" calcext:value-type="float">
            <text:p>0.0053</text:p>
          </table:table-cell>
          <table:table-cell/>
          <table:table-cell office:value-type="float" office:value="0.0082" calcext:value-type="float">
            <text:p>0.00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7" calcext:value-type="float">
            <text:p>0.0067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3" calcext:value-type="float">
            <text:p>0.0063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0.0058" calcext:value-type="float">
            <text:p>0.005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46" calcext:value-type="float">
            <text:p>0.0046</text:p>
          </table:table-cell>
          <table:table-cell/>
          <table:table-cell office:value-type="float" office:value="0.0081" calcext:value-type="float">
            <text:p>0.0081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53" calcext:value-type="float">
            <text:p>0.0053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0.0088" calcext:value-type="float">
            <text:p>0.008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62" calcext:value-type="float">
            <text:p>0.0062</text:p>
          </table:table-cell>
          <table:table-cell/>
          <table:table-cell office:value-type="float" office:value="0.0105" calcext:value-type="float">
            <text:p>0.010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72" calcext:value-type="float">
            <text:p>0.0072</text:p>
          </table:table-cell>
          <table:table-cell/>
          <table:table-cell office:value-type="float" office:value="0.0106" calcext:value-type="float">
            <text:p>0.010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 table:number-rows-repeated="6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st/Worst</text:p>
          </table:table-cell>
          <table:table-cell office:value-type="string" calcext:value-type="string">
            <text:p>Differenc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2" calcext:value-type="float">
            <text:p>0.72</text:p>
          </table:table-cell>
          <table:table-cell office:value-type="float" office:value="0.7215" calcext:value-type="float">
            <text:p>0.7215</text:p>
          </table:table-cell>
          <table:table-cell table:number-columns-repeated="2" office:value-type="float" office:value="0.7271" calcext:value-type="float">
            <text:p>0.7271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7304" calcext:value-type="float">
            <text:p>0.7304</text:p>
          </table:table-cell>
          <table:table-cell/>
          <table:table-cell office:value-type="float" office:value="0.7192" calcext:value-type="float">
            <text:p>0.7192</text:p>
          </table:table-cell>
          <table:table-cell table:formula="of:=[.M50]-[.C50]" office:value-type="float" office:value="-0.00229999999999997" calcext:value-type="float">
            <text:p>-0.0023</text:p>
          </table:table-cell>
          <table:table-cell table:number-columns-repeated="26"/>
        </table:table-row>
        <table:table-row table:style-name="ro1">
          <table:table-cell/>
          <table:table-cell table:formula="of:=[.B50]+[.$N$50]" office:value-type="float" office:value="0.7177" calcext:value-type="float">
            <text:p>0.7177</text:p>
          </table:table-cell>
          <table:table-cell table:formula="of:=[.C50]+[.$N$50]" office:value-type="float" office:value="0.7192" calcext:value-type="float">
            <text:p>0.7192</text:p>
          </table:table-cell>
          <table:table-cell table:formula="of:=[.D50]+[.$N$50]" office:value-type="float" office:value="0.7248" calcext:value-type="float">
            <text:p>0.7248</text:p>
          </table:table-cell>
          <table:table-cell table:formula="of:=[.E50]+[.$N$50]" office:value-type="float" office:value="0.7248" calcext:value-type="float">
            <text:p>0.7248</text:p>
          </table:table-cell>
          <table:table-cell table:formula="of:=[.F50]+[.$N$50]" office:value-type="float" office:value="0.7261" calcext:value-type="float">
            <text:p>0.7261</text:p>
          </table:table-cell>
          <table:table-cell table:formula="of:=[.G50]+[.$N$50]" office:value-type="float" office:value="0.727" calcext:value-type="float">
            <text:p>0.727</text:p>
          </table:table-cell>
          <table:table-cell table:formula="of:=[.H50]+[.$N$50]" office:value-type="float" office:value="0.7289" calcext:value-type="float">
            <text:p>0.7289</text:p>
          </table:table-cell>
          <table:table-cell table:formula="of:=[.I50]+[.$N$50]" office:value-type="float" office:value="0.7257" calcext:value-type="float">
            <text:p>0.7257</text:p>
          </table:table-cell>
          <table:table-cell table:formula="of:=[.J50]+[.$N$50]" office:value-type="float" office:value="0.7268" calcext:value-type="float">
            <text:p>0.7268</text:p>
          </table:table-cell>
          <table:table-cell table:formula="of:=[.K50]+[.$N$50]" office:value-type="float" office:value="0.7281" calcext:value-type="float">
            <text:p>0.7281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7907" calcext:value-type="float">
            <text:p>0.7907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7862" calcext:value-type="float">
            <text:p>0.7862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float" office:value="0.7858" calcext:value-type="float">
            <text:p>0.7858</text:p>
          </table:table-cell>
          <table:table-cell table:formula="of:=[.M55]-[.C55]" office:value-type="float" office:value="-0.00249999999999995" calcext:value-type="float">
            <text:p>-0.0025</text:p>
          </table:table-cell>
          <table:table-cell table:number-columns-repeated="26"/>
        </table:table-row>
        <table:table-row table:style-name="ro1">
          <table:table-cell/>
          <table:table-cell table:formula="of:=[.B55]+[.$N$55]" office:value-type="float" office:value="0.7882" calcext:value-type="float">
            <text:p>0.7882</text:p>
          </table:table-cell>
          <table:table-cell table:formula="of:=[.C55]+[.$N$55]" office:value-type="float" office:value="0.7858" calcext:value-type="float">
            <text:p>0.7858</text:p>
          </table:table-cell>
          <table:table-cell table:formula="of:=[.D55]+[.$N$55]" office:value-type="float" office:value="0.7871" calcext:value-type="float">
            <text:p>0.7871</text:p>
          </table:table-cell>
          <table:table-cell table:formula="of:=[.E55]+[.$N$55]" office:value-type="float" office:value="0.7856" calcext:value-type="float">
            <text:p>0.7856</text:p>
          </table:table-cell>
          <table:table-cell table:formula="of:=[.F55]+[.$N$55]" office:value-type="float" office:value="0.7837" calcext:value-type="float">
            <text:p>0.7837</text:p>
          </table:table-cell>
          <table:table-cell table:formula="of:=[.G55]+[.$N$55]" office:value-type="float" office:value="0.7856" calcext:value-type="float">
            <text:p>0.7856</text:p>
          </table:table-cell>
          <table:table-cell table:formula="of:=[.H55]+[.$N$55]" office:value-type="float" office:value="0.7807" calcext:value-type="float">
            <text:p>0.7807</text:p>
          </table:table-cell>
          <table:table-cell table:formula="of:=[.I55]+[.$N$55]" office:value-type="float" office:value="0.779" calcext:value-type="float">
            <text:p>0.779</text:p>
          </table:table-cell>
          <table:table-cell table:formula="of:=[.J55]+[.$N$55]" office:value-type="float" office:value="0.7776" calcext:value-type="float">
            <text:p>0.7776</text:p>
          </table:table-cell>
          <table:table-cell table:formula="of:=[.K55]+[.$N$55]" office:value-type="float" office:value="0.7785" calcext:value-type="float">
            <text:p>0.7785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4954" calcext:value-type="float">
            <text:p>0.4954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5232" calcext:value-type="float">
            <text:p>0.5232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195" calcext:value-type="float">
            <text:p>0.5195</text:p>
          </table:table-cell>
          <table:table-cell/>
          <table:table-cell office:value-type="float" office:value="0.5297" calcext:value-type="float">
            <text:p>0.5297</text:p>
          </table:table-cell>
          <table:table-cell table:formula="of:=[.M60]-[.C60]" office:value-type="float" office:value="-0.00439999999999996" calcext:value-type="float">
            <text:p>-0.0044</text:p>
          </table:table-cell>
          <table:table-cell table:number-columns-repeated="26"/>
        </table:table-row>
        <table:table-row table:style-name="ro1">
          <table:table-cell/>
          <table:table-cell table:formula="of:=[.B60]+[.$N$60]" office:value-type="float" office:value="0.491" calcext:value-type="float">
            <text:p>0.491</text:p>
          </table:table-cell>
          <table:table-cell table:formula="of:=[.C60]+[.$N$60]" office:value-type="float" office:value="0.5297" calcext:value-type="float">
            <text:p>0.5297</text:p>
          </table:table-cell>
          <table:table-cell table:formula="of:=[.D60]+[.$N$60]" office:value-type="float" office:value="0.5569" calcext:value-type="float">
            <text:p>0.5569</text:p>
          </table:table-cell>
          <table:table-cell table:formula="of:=[.E60]+[.$N$60]" office:value-type="float" office:value="0.5281" calcext:value-type="float">
            <text:p>0.5281</text:p>
          </table:table-cell>
          <table:table-cell table:formula="of:=[.F60]+[.$N$60]" office:value-type="float" office:value="0.5214" calcext:value-type="float">
            <text:p>0.5214</text:p>
          </table:table-cell>
          <table:table-cell table:formula="of:=[.G60]+[.$N$60]" office:value-type="float" office:value="0.5188" calcext:value-type="float">
            <text:p>0.5188</text:p>
          </table:table-cell>
          <table:table-cell table:formula="of:=[.H60]+[.$N$60]" office:value-type="float" office:value="0.522" calcext:value-type="float">
            <text:p>0.522</text:p>
          </table:table-cell>
          <table:table-cell table:formula="of:=[.I60]+[.$N$60]" office:value-type="float" office:value="0.5318" calcext:value-type="float">
            <text:p>0.5318</text:p>
          </table:table-cell>
          <table:table-cell table:formula="of:=[.J60]+[.$N$60]" office:value-type="float" office:value="0.5199" calcext:value-type="float">
            <text:p>0.5199</text:p>
          </table:table-cell>
          <table:table-cell table:formula="of:=[.K60]+[.$N$60]" office:value-type="float" office:value="0.5151" calcext:value-type="float">
            <text:p>0.5151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7463" calcext:value-type="float">
            <text:p>0.7463</text:p>
          </table:table-cell>
          <table:table-cell office:value-type="float" office:value="0.7379" calcext:value-type="float">
            <text:p>0.7379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7159" calcext:value-type="float">
            <text:p>0.7159</text:p>
          </table:table-cell>
          <table:table-cell office:value-type="float" office:value="0.7097" calcext:value-type="float">
            <text:p>0.7097</text:p>
          </table:table-cell>
          <table:table-cell/>
          <table:table-cell office:value-type="float" office:value="0.7337" calcext:value-type="float">
            <text:p>0.7337</text:p>
          </table:table-cell>
          <table:table-cell table:formula="of:=[.M65]-[.C65]" office:value-type="float" office:value="-0.0125000000000001" calcext:value-type="float">
            <text:p>-0.0125</text:p>
          </table:table-cell>
          <table:table-cell table:number-columns-repeated="26"/>
        </table:table-row>
        <table:table-row table:style-name="ro1">
          <table:table-cell/>
          <table:table-cell table:formula="of:=[.B65]+[.$N$65]" office:value-type="float" office:value="0.725" calcext:value-type="float">
            <text:p>0.725</text:p>
          </table:table-cell>
          <table:table-cell table:formula="of:=[.C65]+[.$N$65]" office:value-type="float" office:value="0.7337" calcext:value-type="float">
            <text:p>0.7337</text:p>
          </table:table-cell>
          <table:table-cell table:formula="of:=[.D65]+[.$N$65]" office:value-type="float" office:value="0.7338" calcext:value-type="float">
            <text:p>0.7338</text:p>
          </table:table-cell>
          <table:table-cell table:formula="of:=[.E65]+[.$N$65]" office:value-type="float" office:value="0.7254" calcext:value-type="float">
            <text:p>0.7254</text:p>
          </table:table-cell>
          <table:table-cell table:formula="of:=[.F65]+[.$N$65]" office:value-type="float" office:value="0.7126" calcext:value-type="float">
            <text:p>0.7126</text:p>
          </table:table-cell>
          <table:table-cell table:formula="of:=[.G65]+[.$N$65]" office:value-type="float" office:value="0.7136" calcext:value-type="float">
            <text:p>0.7136</text:p>
          </table:table-cell>
          <table:table-cell table:formula="of:=[.H65]+[.$N$65]" office:value-type="float" office:value="0.7036" calcext:value-type="float">
            <text:p>0.7036</text:p>
          </table:table-cell>
          <table:table-cell table:formula="of:=[.I65]+[.$N$65]" office:value-type="float" office:value="0.7003" calcext:value-type="float">
            <text:p>0.7003</text:p>
          </table:table-cell>
          <table:table-cell table:formula="of:=[.J65]+[.$N$65]" office:value-type="float" office:value="0.7034" calcext:value-type="float">
            <text:p>0.7034</text:p>
          </table:table-cell>
          <table:table-cell table:formula="of:=[.K65]+[.$N$65]" office:value-type="float" office:value="0.6972" calcext:value-type="float">
            <text:p>0.6972</text:p>
          </table:table-cell>
          <table:table-cell table:number-columns-repeated="29"/>
        </table:table-row>
      </table:table>
      <table:table table:name="Adasyn" table:style-name="ta1">
        <table:table-column table:style-name="co1" table:number-columns-repeated="40" table:default-cell-style-name="Default"/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707" calcext:value-type="float">
            <text:p>0.8707</text:p>
          </table:table-cell>
          <table:table-cell office:value-type="float" office:value="0.591" calcext:value-type="float">
            <text:p>0.591</text:p>
          </table:table-cell>
          <table:table-cell office:value-type="float" office:value="0.7308" calcext:value-type="float">
            <text:p>0.7308</text:p>
          </table:table-cell>
          <table:table-cell/>
          <table:table-cell office:value-type="float" office:value="0.8487" calcext:value-type="float">
            <text:p>0.8487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7195" calcext:value-type="float">
            <text:p>0.7195</text:p>
          </table:table-cell>
          <table:table-cell/>
          <table:table-cell office:value-type="float" office:value="0.8352" calcext:value-type="float">
            <text:p>0.8352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7125" calcext:value-type="float">
            <text:p>0.7125</text:p>
          </table:table-cell>
          <table:table-cell/>
          <table:table-cell office:value-type="float" office:value="0.8281" calcext:value-type="float">
            <text:p>0.8281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float" office:value="0.8216" calcext:value-type="float">
            <text:p>0.8216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7041" calcext:value-type="float">
            <text:p>0.7041</text:p>
          </table:table-cell>
          <table:table-cell/>
          <table:table-cell office:value-type="float" office:value="0.8169" calcext:value-type="float">
            <text:p>0.8169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7018" calcext:value-type="float">
            <text:p>0.7018</text:p>
          </table:table-cell>
          <table:table-cell/>
          <table:table-cell office:value-type="float" office:value="0.8124" calcext:value-type="float">
            <text:p>0.8124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993" calcext:value-type="float">
            <text:p>0.6993</text:p>
          </table:table-cell>
          <table:table-cell/>
          <table:table-cell office:value-type="float" office:value="0.8097" calcext:value-type="float">
            <text:p>0.8097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979" calcext:value-type="float">
            <text:p>0.6979</text:p>
          </table:table-cell>
          <table:table-cell/>
          <table:table-cell office:value-type="float" office:value="0.8076" calcext:value-type="float">
            <text:p>0.8076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6967" calcext:value-type="float">
            <text:p>0.6967</text:p>
          </table:table-cell>
          <table:table-cell/>
          <table:table-cell office:value-type="float" office:value="0.8054" calcext:value-type="float">
            <text:p>0.8054</text:p>
          </table:table-cell>
          <table:table-cell office:value-type="float" office:value="0.5862" calcext:value-type="float">
            <text:p>0.5862</text:p>
          </table:table-cell>
          <table:table-cell office:value-type="float" office:value="0.6958" calcext:value-type="float">
            <text:p>0.6958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236" calcext:value-type="float">
            <text:p>0.923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7916" calcext:value-type="float">
            <text:p>0.7916</text:p>
          </table:table-cell>
          <table:table-cell/>
          <table:table-cell office:value-type="float" office:value="0.9189" calcext:value-type="float">
            <text:p>0.9189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7916" calcext:value-type="float">
            <text:p>0.7916</text:p>
          </table:table-cell>
          <table:table-cell/>
          <table:table-cell office:value-type="float" office:value="0.9165" calcext:value-type="float">
            <text:p>0.916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14" calcext:value-type="float">
            <text:p>0.7914</text:p>
          </table:table-cell>
          <table:table-cell/>
          <table:table-cell office:value-type="float" office:value="0.9129" calcext:value-type="float">
            <text:p>0.9129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894" calcext:value-type="float">
            <text:p>0.7894</text:p>
          </table:table-cell>
          <table:table-cell/>
          <table:table-cell office:value-type="float" office:value="0.9105" calcext:value-type="float">
            <text:p>0.9105</text:p>
          </table:table-cell>
          <table:table-cell office:value-type="float" office:value="0.666" calcext:value-type="float">
            <text:p>0.666</text:p>
          </table:table-cell>
          <table:table-cell office:value-type="float" office:value="0.7882" calcext:value-type="float">
            <text:p>0.7882</text:p>
          </table:table-cell>
          <table:table-cell/>
          <table:table-cell office:value-type="float" office:value="0.909" calcext:value-type="float">
            <text:p>0.909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7867" calcext:value-type="float">
            <text:p>0.7867</text:p>
          </table:table-cell>
          <table:table-cell/>
          <table:table-cell office:value-type="float" office:value="0.9072" calcext:value-type="float">
            <text:p>0.9072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7842" calcext:value-type="float">
            <text:p>0.7842</text:p>
          </table:table-cell>
          <table:table-cell/>
          <table:table-cell office:value-type="float" office:value="0.9066" calcext:value-type="float">
            <text:p>0.9066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844" calcext:value-type="float">
            <text:p>0.7844</text:p>
          </table:table-cell>
          <table:table-cell/>
          <table:table-cell office:value-type="float" office:value="0.9053" calcext:value-type="float">
            <text:p>0.9053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7819" calcext:value-type="float">
            <text:p>0.7819</text:p>
          </table:table-cell>
          <table:table-cell/>
          <table:table-cell office:value-type="float" office:value="0.9041" calcext:value-type="float">
            <text:p>0.9041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7819" calcext:value-type="float">
            <text:p>0.7819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745" calcext:value-type="float">
            <text:p>0.874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5555" calcext:value-type="float">
            <text:p>0.5555</text:p>
          </table:table-cell>
          <table:table-cell/>
          <table:table-cell office:value-type="float" office:value="0.6501" calcext:value-type="float">
            <text:p>0.6501</text:p>
          </table:table-cell>
          <table:table-cell office:value-type="float" office:value="0.371" calcext:value-type="float">
            <text:p>0.371</text:p>
          </table:table-cell>
          <table:table-cell office:value-type="float" office:value="0.5105" calcext:value-type="float">
            <text:p>0.5105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4517" calcext:value-type="float">
            <text:p>0.4517</text:p>
          </table:table-cell>
          <table:table-cell/>
          <table:table-cell office:value-type="float" office:value="0.5277" calcext:value-type="float">
            <text:p>0.5277</text:p>
          </table:table-cell>
          <table:table-cell office:value-type="float" office:value="0.3515" calcext:value-type="float">
            <text:p>0.3515</text:p>
          </table:table-cell>
          <table:table-cell office:value-type="float" office:value="0.4396" calcext:value-type="float">
            <text:p>0.4396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4318" calcext:value-type="float">
            <text:p>0.4318</text:p>
          </table:table-cell>
          <table:table-cell/>
          <table:table-cell office:value-type="float" office:value="0.4935" calcext:value-type="float">
            <text:p>0.4935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4234" calcext:value-type="float">
            <text:p>0.4234</text:p>
          </table:table-cell>
          <table:table-cell/>
          <table:table-cell office:value-type="float" office:value="0.4946" calcext:value-type="float">
            <text:p>0.4946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4195" calcext:value-type="float">
            <text:p>0.4195</text:p>
          </table:table-cell>
          <table:table-cell/>
          <table:table-cell office:value-type="float" office:value="0.4942" calcext:value-type="float">
            <text:p>0.4942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4146" calcext:value-type="float">
            <text:p>0.4146</text:p>
          </table:table-cell>
          <table:table-cell/>
          <table:table-cell office:value-type="float" office:value="0.4967" calcext:value-type="float">
            <text:p>0.4967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4142" calcext:value-type="float">
            <text:p>0.4142</text:p>
          </table:table-cell>
          <table:table-cell/>
          <table:table-cell office:value-type="float" office:value="0.498" calcext:value-type="float">
            <text:p>0.498</text:p>
          </table:table-cell>
          <table:table-cell office:value-type="float" office:value="0.3252" calcext:value-type="float">
            <text:p>0.3252</text:p>
          </table:table-cell>
          <table:table-cell office:value-type="float" office:value="0.4116" calcext:value-type="float">
            <text:p>0.4116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989" calcext:value-type="float">
            <text:p>0.8989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7457" calcext:value-type="float">
            <text:p>0.7457</text:p>
          </table:table-cell>
          <table:table-cell/>
          <table:table-cell office:value-type="float" office:value="0.8648" calcext:value-type="float">
            <text:p>0.8648</text:p>
          </table:table-cell>
          <table:table-cell office:value-type="float" office:value="0.61" calcext:value-type="float">
            <text:p>0.61</text:p>
          </table:table-cell>
          <table:table-cell office:value-type="float" office:value="0.7374" calcext:value-type="float">
            <text:p>0.7374</text:p>
          </table:table-cell>
          <table:table-cell/>
          <table:table-cell office:value-type="float" office:value="0.8316" calcext:value-type="float">
            <text:p>0.8316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7164" calcext:value-type="float">
            <text:p>0.7164</text:p>
          </table:table-cell>
          <table:table-cell/>
          <table:table-cell office:value-type="float" office:value="0.7935" calcext:value-type="float">
            <text:p>0.7935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898" calcext:value-type="float">
            <text:p>0.6898</text:p>
          </table:table-cell>
          <table:table-cell/>
          <table:table-cell office:value-type="float" office:value="0.7922" calcext:value-type="float">
            <text:p>0.7922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6944" calcext:value-type="float">
            <text:p>0.6944</text:p>
          </table:table-cell>
          <table:table-cell/>
          <table:table-cell office:value-type="float" office:value="0.7746" calcext:value-type="float">
            <text:p>0.7746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6796" calcext:value-type="float">
            <text:p>0.6796</text:p>
          </table:table-cell>
          <table:table-cell/>
          <table:table-cell office:value-type="float" office:value="0.7562" calcext:value-type="float">
            <text:p>0.7562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6755" calcext:value-type="float">
            <text:p>0.6755</text:p>
          </table:table-cell>
          <table:table-cell/>
          <table:table-cell office:value-type="float" office:value="0.7535" calcext:value-type="float">
            <text:p>0.7535</text:p>
          </table:table-cell>
          <table:table-cell office:value-type="float" office:value="0.592" calcext:value-type="float">
            <text:p>0.592</text:p>
          </table:table-cell>
          <table:table-cell office:value-type="float" office:value="0.6727" calcext:value-type="float">
            <text:p>0.6727</text:p>
          </table:table-cell>
          <table:table-cell/>
          <table:table-cell office:value-type="float" office:value="0.7474" calcext:value-type="float">
            <text:p>0.7474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6674" calcext:value-type="float">
            <text:p>0.667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746" calcext:value-type="float">
            <text:p>0.6746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14" calcext:value-type="float">
            <text:p>0.001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/>
          <table:table-cell table:number-columns-repeated="2" office:value-type="float" office:value="0.0011" calcext:value-type="float">
            <text:p>0.0011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14" calcext:value-type="float">
            <text:p>0.0014</text:p>
          </table:table-cell>
          <table:table-cell table:number-columns-repeated="2" office:value-type="float" office:value="0.0013" calcext:value-type="float">
            <text:p>0.0013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06" calcext:value-type="float">
            <text:p>0.0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29" calcext:value-type="float">
            <text:p>0.0029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34" calcext:value-type="float">
            <text:p>0.003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9" calcext:value-type="float">
            <text:p>0.0029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0.0027" calcext:value-type="float">
            <text:p>0.002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27" calcext:value-type="float">
            <text:p>0.002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22" calcext:value-type="float">
            <text:p>0.002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/>
          <table:table-cell table:number-columns-repeated="2" office:value-type="float" office:value="0.0013" calcext:value-type="float">
            <text:p>0.0013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25" calcext:value-type="float">
            <text:p>0.0025</text:p>
          </table:table-cell>
          <table:table-cell table:number-columns-repeated="2" office:value-type="float" office:value="0.0017" calcext:value-type="float">
            <text:p>0.0017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26" calcext:value-type="float">
            <text:p>0.002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55" calcext:value-type="float">
            <text:p>0.0055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67" calcext:value-type="float">
            <text:p>0.0067</text:p>
          </table:table-cell>
          <table:table-cell/>
          <table:table-cell office:value-type="float" office:value="0.0113" calcext:value-type="float">
            <text:p>0.011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4" calcext:value-type="float">
            <text:p>0.0074</text:p>
          </table:table-cell>
          <table:table-cell/>
          <table:table-cell office:value-type="float" office:value="0.0081" calcext:value-type="float">
            <text:p>0.008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46" calcext:value-type="float">
            <text:p>0.0046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46" calcext:value-type="float">
            <text:p>0.0046</text:p>
          </table:table-cell>
          <table:table-cell/>
          <table:table-cell office:value-type="float" office:value="0.0096" calcext:value-type="float">
            <text:p>0.0096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0108" calcext:value-type="float">
            <text:p>0.0108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3" calcext:value-type="float">
            <text:p>0.0063</text:p>
          </table:table-cell>
          <table:table-cell/>
          <table:table-cell office:value-type="float" office:value="0.0108" calcext:value-type="float">
            <text:p>0.01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1" calcext:value-type="float">
            <text:p>0.0071</text:p>
          </table:table-cell>
          <table:table-cell/>
          <table:table-cell office:value-type="float" office:value="0.0104" calcext:value-type="float">
            <text:p>0.0104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67" calcext:value-type="float">
            <text:p>0.0067</text:p>
          </table:table-cell>
          <table:table-cell/>
          <table:table-cell office:value-type="float" office:value="0.0103" calcext:value-type="float">
            <text:p>0.010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 table:number-rows-repeated="6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st/Worst</text:p>
          </table:table-cell>
          <table:table-cell office:value-type="string" calcext:value-type="string">
            <text:p>Differenc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41" calcext:value-type="float">
            <text:p>0.7041</text:p>
          </table:table-cell>
          <table:table-cell office:value-type="float" office:value="0.7018" calcext:value-type="float">
            <text:p>0.701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6979" calcext:value-type="float">
            <text:p>0.6979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6958" calcext:value-type="float">
            <text:p>0.6958</text:p>
          </table:table-cell>
          <table:table-cell/>
          <table:table-cell office:value-type="float" office:value="0.7163" calcext:value-type="float">
            <text:p>0.7163</text:p>
          </table:table-cell>
          <table:table-cell table:formula="of:=[.M50]-[.C50]" office:value-type="float" office:value="-0.00319999999999998" calcext:value-type="float">
            <text:p>-0.0032</text:p>
          </table:table-cell>
          <table:table-cell table:number-columns-repeated="26"/>
        </table:table-row>
        <table:table-row table:style-name="ro1">
          <table:table-cell/>
          <table:table-cell table:formula="of:=[.B50]+[.$N$50]" office:value-type="float" office:value="0.7276" calcext:value-type="float">
            <text:p>0.7276</text:p>
          </table:table-cell>
          <table:table-cell table:formula="of:=[.C50]+[.$N$50]" office:value-type="float" office:value="0.7163" calcext:value-type="float">
            <text:p>0.7163</text:p>
          </table:table-cell>
          <table:table-cell table:formula="of:=[.D50]+[.$N$50]" office:value-type="float" office:value="0.7093" calcext:value-type="float">
            <text:p>0.7093</text:p>
          </table:table-cell>
          <table:table-cell table:formula="of:=[.E50]+[.$N$50]" office:value-type="float" office:value="0.7038" calcext:value-type="float">
            <text:p>0.7038</text:p>
          </table:table-cell>
          <table:table-cell table:formula="of:=[.F50]+[.$N$50]" office:value-type="float" office:value="0.7009" calcext:value-type="float">
            <text:p>0.7009</text:p>
          </table:table-cell>
          <table:table-cell table:formula="of:=[.G50]+[.$N$50]" office:value-type="float" office:value="0.6986" calcext:value-type="float">
            <text:p>0.6986</text:p>
          </table:table-cell>
          <table:table-cell table:formula="of:=[.H50]+[.$N$50]" office:value-type="float" office:value="0.6961" calcext:value-type="float">
            <text:p>0.6961</text:p>
          </table:table-cell>
          <table:table-cell table:formula="of:=[.I50]+[.$N$50]" office:value-type="float" office:value="0.6947" calcext:value-type="float">
            <text:p>0.6947</text:p>
          </table:table-cell>
          <table:table-cell table:formula="of:=[.J50]+[.$N$50]" office:value-type="float" office:value="0.6935" calcext:value-type="float">
            <text:p>0.6935</text:p>
          </table:table-cell>
          <table:table-cell table:formula="of:=[.K50]+[.$N$50]" office:value-type="float" office:value="0.6926" calcext:value-type="float">
            <text:p>0.6926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f</text:p>
          </table:table-cell>
          <table:table-cell table:number-columns-repeated="2" office:value-type="float" office:value="0.7916" calcext:value-type="float">
            <text:p>0.7916</text:p>
          </table:table-cell>
          <table:table-cell office:value-type="float" office:value="0.7914" calcext:value-type="float">
            <text:p>0.7914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7842" calcext:value-type="float">
            <text:p>0.7842</text:p>
          </table:table-cell>
          <table:table-cell office:value-type="float" office:value="0.7844" calcext:value-type="float">
            <text:p>0.7844</text:p>
          </table:table-cell>
          <table:table-cell table:number-columns-repeated="2" office:value-type="float" office:value="0.7819" calcext:value-type="float">
            <text:p>0.7819</text:p>
          </table:table-cell>
          <table:table-cell/>
          <table:table-cell office:value-type="float" office:value="0.7902" calcext:value-type="float">
            <text:p>0.7902</text:p>
          </table:table-cell>
          <table:table-cell table:formula="of:=[.M55]-[.C55]" office:value-type="float" office:value="-0.00140000000000007" calcext:value-type="float">
            <text:p>-0.0014</text:p>
          </table:table-cell>
          <table:table-cell table:number-columns-repeated="26"/>
        </table:table-row>
        <table:table-row table:style-name="ro1">
          <table:table-cell/>
          <table:table-cell table:formula="of:=[.B55]+[.$N$55]" office:value-type="float" office:value="0.7902" calcext:value-type="float">
            <text:p>0.7902</text:p>
          </table:table-cell>
          <table:table-cell table:formula="of:=[.C55]+[.$N$55]" office:value-type="float" office:value="0.7902" calcext:value-type="float">
            <text:p>0.7902</text:p>
          </table:table-cell>
          <table:table-cell table:formula="of:=[.D55]+[.$N$55]" office:value-type="float" office:value="0.79" calcext:value-type="float">
            <text:p>0.79</text:p>
          </table:table-cell>
          <table:table-cell table:formula="of:=[.E55]+[.$N$55]" office:value-type="float" office:value="0.788" calcext:value-type="float">
            <text:p>0.788</text:p>
          </table:table-cell>
          <table:table-cell table:formula="of:=[.F55]+[.$N$55]" office:value-type="float" office:value="0.7868" calcext:value-type="float">
            <text:p>0.7868</text:p>
          </table:table-cell>
          <table:table-cell table:formula="of:=[.G55]+[.$N$55]" office:value-type="float" office:value="0.7853" calcext:value-type="float">
            <text:p>0.7853</text:p>
          </table:table-cell>
          <table:table-cell table:formula="of:=[.H55]+[.$N$55]" office:value-type="float" office:value="0.7828" calcext:value-type="float">
            <text:p>0.7828</text:p>
          </table:table-cell>
          <table:table-cell table:formula="of:=[.I55]+[.$N$55]" office:value-type="float" office:value="0.783" calcext:value-type="float">
            <text:p>0.783</text:p>
          </table:table-cell>
          <table:table-cell table:formula="of:=[.J55]+[.$N$55]" office:value-type="float" office:value="0.7805" calcext:value-type="float">
            <text:p>0.7805</text:p>
          </table:table-cell>
          <table:table-cell table:formula="of:=[.K55]+[.$N$55]" office:value-type="float" office:value="0.7805" calcext:value-type="float">
            <text:p>0.7805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142" calcext:value-type="float">
            <text:p>0.4142</text:p>
          </table:table-cell>
          <table:table-cell office:value-type="float" office:value="0.4116" calcext:value-type="float">
            <text:p>0.4116</text:p>
          </table:table-cell>
          <table:table-cell/>
          <table:table-cell office:value-type="float" office:value="0.5034" calcext:value-type="float">
            <text:p>0.5034</text:p>
          </table:table-cell>
          <table:table-cell table:formula="of:=[.M60]-[.C60]" office:value-type="float" office:value="-0.0071" calcext:value-type="float">
            <text:p>-0.0071</text:p>
          </table:table-cell>
          <table:table-cell table:number-columns-repeated="26"/>
        </table:table-row>
        <table:table-row table:style-name="ro1">
          <table:table-cell/>
          <table:table-cell table:formula="of:=[.B60]+[.$N$60]" office:value-type="float" office:value="0.5484" calcext:value-type="float">
            <text:p>0.5484</text:p>
          </table:table-cell>
          <table:table-cell table:formula="of:=[.C60]+[.$N$60]" office:value-type="float" office:value="0.5034" calcext:value-type="float">
            <text:p>0.5034</text:p>
          </table:table-cell>
          <table:table-cell table:formula="of:=[.D60]+[.$N$60]" office:value-type="float" office:value="0.4446" calcext:value-type="float">
            <text:p>0.4446</text:p>
          </table:table-cell>
          <table:table-cell table:formula="of:=[.E60]+[.$N$60]" office:value-type="float" office:value="0.4325" calcext:value-type="float">
            <text:p>0.4325</text:p>
          </table:table-cell>
          <table:table-cell table:formula="of:=[.F60]+[.$N$60]" office:value-type="float" office:value="0.4247" calcext:value-type="float">
            <text:p>0.4247</text:p>
          </table:table-cell>
          <table:table-cell table:formula="of:=[.G60]+[.$N$60]" office:value-type="float" office:value="0.4163" calcext:value-type="float">
            <text:p>0.4163</text:p>
          </table:table-cell>
          <table:table-cell table:formula="of:=[.H60]+[.$N$60]" office:value-type="float" office:value="0.4124" calcext:value-type="float">
            <text:p>0.4124</text:p>
          </table:table-cell>
          <table:table-cell table:formula="of:=[.I60]+[.$N$60]" office:value-type="float" office:value="0.4075" calcext:value-type="float">
            <text:p>0.4075</text:p>
          </table:table-cell>
          <table:table-cell table:formula="of:=[.J60]+[.$N$60]" office:value-type="float" office:value="0.4071" calcext:value-type="float">
            <text:p>0.4071</text:p>
          </table:table-cell>
          <table:table-cell table:formula="of:=[.K60]+[.$N$60]" office:value-type="float" office:value="0.4045" calcext:value-type="float">
            <text:p>0.4045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7457" calcext:value-type="float">
            <text:p>0.7457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6898" calcext:value-type="float">
            <text:p>0.6898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6727" calcext:value-type="float">
            <text:p>0.6727</text:p>
          </table:table-cell>
          <table:table-cell office:value-type="float" office:value="0.6674" calcext:value-type="float">
            <text:p>0.6674</text:p>
          </table:table-cell>
          <table:table-cell office:value-type="float" office:value="0.6746" calcext:value-type="float">
            <text:p>0.6746</text:p>
          </table:table-cell>
          <table:table-cell/>
          <table:table-cell office:value-type="float" office:value="0.7261" calcext:value-type="float">
            <text:p>0.7261</text:p>
          </table:table-cell>
          <table:table-cell table:formula="of:=[.M65]-[.C65]" office:value-type="float" office:value="-0.0113" calcext:value-type="float">
            <text:p>-0.0113</text:p>
          </table:table-cell>
          <table:table-cell table:number-columns-repeated="26"/>
        </table:table-row>
        <table:table-row table:style-name="ro1">
          <table:table-cell/>
          <table:table-cell table:formula="of:=[.B65]+[.$N$65]" office:value-type="float" office:value="0.7344" calcext:value-type="float">
            <text:p>0.7344</text:p>
          </table:table-cell>
          <table:table-cell table:formula="of:=[.C65]+[.$N$65]" office:value-type="float" office:value="0.7261" calcext:value-type="float">
            <text:p>0.7261</text:p>
          </table:table-cell>
          <table:table-cell table:formula="of:=[.D65]+[.$N$65]" office:value-type="float" office:value="0.7051" calcext:value-type="float">
            <text:p>0.7051</text:p>
          </table:table-cell>
          <table:table-cell table:formula="of:=[.E65]+[.$N$65]" office:value-type="float" office:value="0.6785" calcext:value-type="float">
            <text:p>0.6785</text:p>
          </table:table-cell>
          <table:table-cell table:formula="of:=[.F65]+[.$N$65]" office:value-type="float" office:value="0.6831" calcext:value-type="float">
            <text:p>0.6831</text:p>
          </table:table-cell>
          <table:table-cell table:formula="of:=[.G65]+[.$N$65]" office:value-type="float" office:value="0.6683" calcext:value-type="float">
            <text:p>0.6683</text:p>
          </table:table-cell>
          <table:table-cell table:formula="of:=[.H65]+[.$N$65]" office:value-type="float" office:value="0.6642" calcext:value-type="float">
            <text:p>0.6642</text:p>
          </table:table-cell>
          <table:table-cell table:formula="of:=[.I65]+[.$N$65]" office:value-type="float" office:value="0.6614" calcext:value-type="float">
            <text:p>0.6614</text:p>
          </table:table-cell>
          <table:table-cell table:formula="of:=[.J65]+[.$N$65]" office:value-type="float" office:value="0.6561" calcext:value-type="float">
            <text:p>0.6561</text:p>
          </table:table-cell>
          <table:table-cell table:formula="of:=[.K65]+[.$N$65]" office:value-type="float" office:value="0.6633" calcext:value-type="float">
            <text:p>0.6633</text:p>
          </table:table-cell>
          <table:table-cell table:number-columns-repeated="29"/>
        </table:table-row>
      </table:table>
      <table:table table:name="RAMOboost" table:style-name="ta1">
        <table:table-column table:style-name="co1" table:number-columns-repeated="40" table:default-cell-style-name="Default"/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table:style-name="ce3"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904" calcext:value-type="float">
            <text:p>0.8904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7444" calcext:value-type="float">
            <text:p>0.7444</text:p>
          </table:table-cell>
          <table:table-cell/>
          <table:table-cell office:value-type="float" office:value="0.8788" calcext:value-type="float">
            <text:p>0.8788</text:p>
          </table:table-cell>
          <table:table-cell office:value-type="float" office:value="0.6" calcext:value-type="float">
            <text:p>0.6</text:p>
          </table:table-cell>
          <table:table-cell office:value-type="float" office:value="0.7394" calcext:value-type="float">
            <text:p>0.7394</text:p>
          </table:table-cell>
          <table:table-cell/>
          <table:table-cell office:value-type="float" office:value="0.8749" calcext:value-type="float">
            <text:p>0.8749</text:p>
          </table:table-cell>
          <table:table-cell office:value-type="float" office:value="0.6055" calcext:value-type="float">
            <text:p>0.6055</text:p>
          </table:table-cell>
          <table:table-cell office:value-type="float" office:value="0.7402" calcext:value-type="float">
            <text:p>0.7402</text:p>
          </table:table-cell>
          <table:table-cell/>
          <table:table-cell office:value-type="float" office:value="0.8703" calcext:value-type="float">
            <text:p>0.8703</text:p>
          </table:table-cell>
          <table:table-cell office:value-type="float" office:value="0.6062" calcext:value-type="float">
            <text:p>0.6062</text:p>
          </table:table-cell>
          <table:table-cell office:value-type="float" office:value="0.7383" calcext:value-type="float">
            <text:p>0.7383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7391" calcext:value-type="float">
            <text:p>0.7391</text:p>
          </table:table-cell>
          <table:table-cell/>
          <table:table-cell office:value-type="float" office:value="0.8678" calcext:value-type="float">
            <text:p>0.8678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7383" calcext:value-type="float">
            <text:p>0.7383</text:p>
          </table:table-cell>
          <table:table-cell/>
          <table:table-cell office:value-type="float" office:value="0.8673" calcext:value-type="float">
            <text:p>0.8673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7382" calcext:value-type="float">
            <text:p>0.7382</text:p>
          </table:table-cell>
          <table:table-cell/>
          <table:table-cell office:value-type="float" office:value="0.8677" calcext:value-type="float">
            <text:p>0.8677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7395" calcext:value-type="float">
            <text:p>0.7395</text:p>
          </table:table-cell>
          <table:table-cell/>
          <table:table-cell office:value-type="float" office:value="0.867" calcext:value-type="float">
            <text:p>0.867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7383" calcext:value-type="float">
            <text:p>0.7383</text:p>
          </table:table-cell>
          <table:table-cell/>
          <table:table-cell office:value-type="float" office:value="0.8671" calcext:value-type="float">
            <text:p>0.8671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7392" calcext:value-type="float">
            <text:p>0.7392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272" calcext:value-type="float">
            <text:p>0.9272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7834" calcext:value-type="float">
            <text:p>0.7834</text:p>
          </table:table-cell>
          <table:table-cell/>
          <table:table-cell office:value-type="float" office:value="0.9234" calcext:value-type="float">
            <text:p>0.9234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7841" calcext:value-type="float">
            <text:p>0.7841</text:p>
          </table:table-cell>
          <table:table-cell/>
          <table:table-cell office:value-type="float" office:value="0.9217" calcext:value-type="float">
            <text:p>0.9217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7826" calcext:value-type="float">
            <text:p>0.7826</text:p>
          </table:table-cell>
          <table:table-cell/>
          <table:table-cell office:value-type="float" office:value="0.9202" calcext:value-type="float">
            <text:p>0.9202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7805" calcext:value-type="float">
            <text:p>0.7805</text:p>
          </table:table-cell>
          <table:table-cell/>
          <table:table-cell office:value-type="float" office:value="0.9201" calcext:value-type="float">
            <text:p>0.9201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7806" calcext:value-type="float">
            <text:p>0.7806</text:p>
          </table:table-cell>
          <table:table-cell/>
          <table:table-cell office:value-type="float" office:value="0.9186" calcext:value-type="float">
            <text:p>0.9186</text:p>
          </table:table-cell>
          <table:table-cell office:value-type="float" office:value="0.64" calcext:value-type="float">
            <text:p>0.64</text:p>
          </table:table-cell>
          <table:table-cell office:value-type="float" office:value="0.7793" calcext:value-type="float">
            <text:p>0.7793</text:p>
          </table:table-cell>
          <table:table-cell/>
          <table:table-cell office:value-type="float" office:value="0.9181" calcext:value-type="float">
            <text:p>0.9181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7803" calcext:value-type="float">
            <text:p>0.7803</text:p>
          </table:table-cell>
          <table:table-cell/>
          <table:table-cell office:value-type="float" office:value="0.9183" calcext:value-type="float">
            <text:p>0.9183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7782" calcext:value-type="float">
            <text:p>0.7782</text:p>
          </table:table-cell>
          <table:table-cell/>
          <table:table-cell office:value-type="float" office:value="0.9185" calcext:value-type="float">
            <text:p>0.9185</text:p>
          </table:table-cell>
          <table:table-cell office:value-type="float" office:value="0.6436" calcext:value-type="float">
            <text:p>0.6436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float" office:value="0.9181" calcext:value-type="float">
            <text:p>0.9181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7799" calcext:value-type="float">
            <text:p>0.7799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795" calcext:value-type="float">
            <text:p>0.8795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5697" calcext:value-type="float">
            <text:p>0.5697</text:p>
          </table:table-cell>
          <table:table-cell/>
          <table:table-cell office:value-type="float" office:value="0.8266" calcext:value-type="float">
            <text:p>0.8266</text:p>
          </table:table-cell>
          <table:table-cell office:value-type="float" office:value="0.294" calcext:value-type="float">
            <text:p>0.294</text:p>
          </table:table-cell>
          <table:table-cell office:value-type="float" office:value="0.5603" calcext:value-type="float">
            <text:p>0.5603</text:p>
          </table:table-cell>
          <table:table-cell/>
          <table:table-cell office:value-type="float" office:value="0.7998" calcext:value-type="float">
            <text:p>0.7998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5372" calcext:value-type="float">
            <text:p>0.5372</text:p>
          </table:table-cell>
          <table:table-cell/>
          <table:table-cell office:value-type="float" office:value="0.8035" calcext:value-type="float">
            <text:p>0.8035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5284" calcext:value-type="float">
            <text:p>0.5284</text:p>
          </table:table-cell>
          <table:table-cell/>
          <table:table-cell office:value-type="float" office:value="0.8202" calcext:value-type="float">
            <text:p>0.8202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5334" calcext:value-type="float">
            <text:p>0.5334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531" calcext:value-type="float">
            <text:p>0.531</text:p>
          </table:table-cell>
          <table:table-cell/>
          <table:table-cell office:value-type="float" office:value="0.8383" calcext:value-type="float">
            <text:p>0.8383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5307" calcext:value-type="float">
            <text:p>0.5307</text:p>
          </table:table-cell>
          <table:table-cell/>
          <table:table-cell office:value-type="float" office:value="0.8462" calcext:value-type="float">
            <text:p>0.8462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5326" calcext:value-type="float">
            <text:p>0.5326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5357" calcext:value-type="float">
            <text:p>0.5357</text:p>
          </table:table-cell>
          <table:table-cell/>
          <table:table-cell office:value-type="float" office:value="0.8664" calcext:value-type="float">
            <text:p>0.8664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001" calcext:value-type="float">
            <text:p>0.9001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7502" calcext:value-type="float">
            <text:p>0.7502</text:p>
          </table:table-cell>
          <table:table-cell/>
          <table:table-cell office:value-type="float" office:value="0.8622" calcext:value-type="float">
            <text:p>0.8622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7394" calcext:value-type="float">
            <text:p>0.7394</text:p>
          </table:table-cell>
          <table:table-cell/>
          <table:table-cell office:value-type="float" office:value="0.8486" calcext:value-type="float">
            <text:p>0.8486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7333" calcext:value-type="float">
            <text:p>0.7333</text:p>
          </table:table-cell>
          <table:table-cell/>
          <table:table-cell office:value-type="float" office:value="0.8339" calcext:value-type="float">
            <text:p>0.8339</text:p>
          </table:table-cell>
          <table:table-cell office:value-type="float" office:value="0.617" calcext:value-type="float">
            <text:p>0.617</text:p>
          </table:table-cell>
          <table:table-cell office:value-type="float" office:value="0.7254" calcext:value-type="float">
            <text:p>0.7254</text:p>
          </table:table-cell>
          <table:table-cell/>
          <table:table-cell office:value-type="float" office:value="0.8159" calcext:value-type="float">
            <text:p>0.8159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7154" calcext:value-type="float">
            <text:p>0.7154</text:p>
          </table:table-cell>
          <table:table-cell/>
          <table:table-cell office:value-type="float" office:value="0.8229" calcext:value-type="float">
            <text:p>0.8229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7183" calcext:value-type="float">
            <text:p>0.7183</text:p>
          </table:table-cell>
          <table:table-cell/>
          <table:table-cell office:value-type="float" office:value="0.8071" calcext:value-type="float">
            <text:p>0.8071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7093" calcext:value-type="float">
            <text:p>0.7093</text:p>
          </table:table-cell>
          <table:table-cell/>
          <table:table-cell office:value-type="float" office:value="0.8079" calcext:value-type="float">
            <text:p>0.8079</text:p>
          </table:table-cell>
          <table:table-cell office:value-type="float" office:value="0.613" calcext:value-type="float">
            <text:p>0.613</text:p>
          </table:table-cell>
          <table:table-cell office:value-type="float" office:value="0.7105" calcext:value-type="float">
            <text:p>0.7105</text:p>
          </table:table-cell>
          <table:table-cell/>
          <table:table-cell office:value-type="float" office:value="0.8001" calcext:value-type="float">
            <text:p>0.8001</text:p>
          </table:table-cell>
          <table:table-cell office:value-type="float" office:value="0.6119" calcext:value-type="float">
            <text:p>0.6119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0.8045" calcext:value-type="float">
            <text:p>0.8045</text:p>
          </table:table-cell>
          <table:table-cell office:value-type="float" office:value="0.615" calcext:value-type="float">
            <text:p>0.615</text:p>
          </table:table-cell>
          <table:table-cell office:value-type="float" office:value="0.7098" calcext:value-type="float">
            <text:p>0.7098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2"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" calcext:value-type="float">
            <text:p>0.0011</text:p>
          </table:table-cell>
          <table:table-cell/>
          <table:table-cell table:style-name="ce2" office:value-type="float" office:value="0.0005" calcext:value-type="float">
            <text:p>5.00E-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11" calcext:value-type="float">
            <text:p>0.001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29" calcext:value-type="float">
            <text:p>0.0029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39" calcext:value-type="float">
            <text:p>0.003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0.0074" calcext:value-type="float">
            <text:p>0.007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55" calcext:value-type="float">
            <text:p>0.0055</text:p>
          </table:table-cell>
          <table:table-cell/>
          <table:table-cell office:value-type="float" office:value="0.0049" calcext:value-type="float">
            <text:p>0.004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" calcext:value-type="float">
            <text:p>0.0033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22" calcext:value-type="float">
            <text:p>0.002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27" calcext:value-type="float">
            <text:p>0.002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35" calcext:value-type="float">
            <text:p>0.003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9" calcext:value-type="float">
            <text:p>0.0029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32" calcext:value-type="float">
            <text:p>0.003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float" office:value="0.0065" calcext:value-type="float">
            <text:p>0.006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81" calcext:value-type="float">
            <text:p>0.0081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6" calcext:value-type="float">
            <text:p>0.0086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.0133" calcext:value-type="float">
            <text:p>0.013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.0073" calcext:value-type="float">
            <text:p>0.0073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55" calcext:value-type="float">
            <text:p>0.0055</text:p>
          </table:table-cell>
          <table:table-cell/>
          <table:table-cell office:value-type="float" office:value="0.0123" calcext:value-type="float">
            <text:p>0.012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0.0056" calcext:value-type="float">
            <text:p>0.005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 table:number-rows-repeated="6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st/Worst</text:p>
          </table:table-cell>
          <table:table-cell office:value-type="string" calcext:value-type="string">
            <text:p>Differenc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7382" calcext:value-type="float">
            <text:p>0.7382</text:p>
          </table:table-cell>
          <table:table-cell office:value-type="float" office:value="0.7395" calcext:value-type="float">
            <text:p>0.7395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7392" calcext:value-type="float">
            <text:p>0.7392</text:p>
          </table:table-cell>
          <table:table-cell/>
          <table:table-cell office:value-type="float" office:value="0.7365" calcext:value-type="float">
            <text:p>0.7365</text:p>
          </table:table-cell>
          <table:table-cell table:formula="of:=[.M50]-[.C50]" office:value-type="float" office:value="-0.00290000000000001" calcext:value-type="float">
            <text:p>-0.0029</text:p>
          </table:table-cell>
          <table:table-cell table:number-columns-repeated="26"/>
        </table:table-row>
        <table:table-row table:style-name="ro1">
          <table:table-cell/>
          <table:table-cell table:formula="of:=[.B50]+[.$N$50]" office:value-type="float" office:value="0.7415" calcext:value-type="float">
            <text:p>0.7415</text:p>
          </table:table-cell>
          <table:table-cell table:formula="of:=[.C50]+[.$N$50]" office:value-type="float" office:value="0.7365" calcext:value-type="float">
            <text:p>0.7365</text:p>
          </table:table-cell>
          <table:table-cell table:formula="of:=[.D50]+[.$N$50]" office:value-type="float" office:value="0.7373" calcext:value-type="float">
            <text:p>0.7373</text:p>
          </table:table-cell>
          <table:table-cell table:formula="of:=[.E50]+[.$N$50]" office:value-type="float" office:value="0.7354" calcext:value-type="float">
            <text:p>0.7354</text:p>
          </table:table-cell>
          <table:table-cell table:formula="of:=[.F50]+[.$N$50]" office:value-type="float" office:value="0.7362" calcext:value-type="float">
            <text:p>0.7362</text:p>
          </table:table-cell>
          <table:table-cell table:formula="of:=[.G50]+[.$N$50]" office:value-type="float" office:value="0.7354" calcext:value-type="float">
            <text:p>0.7354</text:p>
          </table:table-cell>
          <table:table-cell table:formula="of:=[.H50]+[.$N$50]" office:value-type="float" office:value="0.7353" calcext:value-type="float">
            <text:p>0.7353</text:p>
          </table:table-cell>
          <table:table-cell table:formula="of:=[.I50]+[.$N$50]" office:value-type="float" office:value="0.7366" calcext:value-type="float">
            <text:p>0.7366</text:p>
          </table:table-cell>
          <table:table-cell table:formula="of:=[.J50]+[.$N$50]" office:value-type="float" office:value="0.7354" calcext:value-type="float">
            <text:p>0.7354</text:p>
          </table:table-cell>
          <table:table-cell table:formula="of:=[.K50]+[.$N$50]" office:value-type="float" office:value="0.7363" calcext:value-type="float">
            <text:p>0.7363</text:p>
          </table:table-cell>
          <table:table-cell table:number-columns-repeated="29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7834" calcext:value-type="float">
            <text:p>0.7834</text:p>
          </table:table-cell>
          <table:table-cell office:value-type="float" office:value="0.7841" calcext:value-type="float">
            <text:p>0.7841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805" calcext:value-type="float">
            <text:p>0.7805</text:p>
          </table:table-cell>
          <table:table-cell office:value-type="float" office:value="0.7806" calcext:value-type="float">
            <text:p>0.7806</text:p>
          </table:table-cell>
          <table:table-cell office:value-type="float" office:value="0.7793" calcext:value-type="float">
            <text:p>0.7793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781" calcext:value-type="float">
            <text:p>0.781</text:p>
          </table:table-cell>
          <table:table-cell office:value-type="float" office:value="0.7799" calcext:value-type="float">
            <text:p>0.7799</text:p>
          </table:table-cell>
          <table:table-cell/>
          <table:table-cell office:value-type="float" office:value="0.7817" calcext:value-type="float">
            <text:p>0.7817</text:p>
          </table:table-cell>
          <table:table-cell table:formula="of:=[.M55]-[.C55]" office:value-type="float" office:value="-0.00239999999999996" calcext:value-type="float">
            <text:p>-0.0024</text:p>
          </table:table-cell>
          <table:table-cell table:number-columns-repeated="26"/>
        </table:table-row>
        <table:table-row table:style-name="ro1">
          <table:table-cell/>
          <table:table-cell table:formula="of:=[.B55]+[.$N$55]" office:value-type="float" office:value="0.781" calcext:value-type="float">
            <text:p>0.781</text:p>
          </table:table-cell>
          <table:table-cell table:formula="of:=[.C55]+[.$N$55]" office:value-type="float" office:value="0.7817" calcext:value-type="float">
            <text:p>0.7817</text:p>
          </table:table-cell>
          <table:table-cell table:formula="of:=[.D55]+[.$N$55]" office:value-type="float" office:value="0.7802" calcext:value-type="float">
            <text:p>0.7802</text:p>
          </table:table-cell>
          <table:table-cell table:formula="of:=[.E55]+[.$N$55]" office:value-type="float" office:value="0.7781" calcext:value-type="float">
            <text:p>0.7781</text:p>
          </table:table-cell>
          <table:table-cell table:formula="of:=[.F55]+[.$N$55]" office:value-type="float" office:value="0.7782" calcext:value-type="float">
            <text:p>0.7782</text:p>
          </table:table-cell>
          <table:table-cell table:formula="of:=[.G55]+[.$N$55]" office:value-type="float" office:value="0.7769" calcext:value-type="float">
            <text:p>0.7769</text:p>
          </table:table-cell>
          <table:table-cell table:formula="of:=[.H55]+[.$N$55]" office:value-type="float" office:value="0.7779" calcext:value-type="float">
            <text:p>0.7779</text:p>
          </table:table-cell>
          <table:table-cell table:formula="of:=[.I55]+[.$N$55]" office:value-type="float" office:value="0.7758" calcext:value-type="float">
            <text:p>0.7758</text:p>
          </table:table-cell>
          <table:table-cell table:formula="of:=[.J55]+[.$N$55]" office:value-type="float" office:value="0.7786" calcext:value-type="float">
            <text:p>0.7786</text:p>
          </table:table-cell>
          <table:table-cell table:formula="of:=[.K55]+[.$N$55]" office:value-type="float" office:value="0.7775" calcext:value-type="float">
            <text:p>0.7775</text:p>
          </table:table-cell>
          <table:table-cell table:number-columns-repeated="29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603" calcext:value-type="float">
            <text:p>0.5603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37" calcext:value-type="float">
            <text:p>0.537</text:p>
          </table:table-cell>
          <table:table-cell/>
          <table:table-cell office:value-type="float" office:value="0.5502" calcext:value-type="float">
            <text:p>0.5502</text:p>
          </table:table-cell>
          <table:table-cell table:formula="of:=[.M60]-[.C60]" office:value-type="float" office:value="-0.0101" calcext:value-type="float">
            <text:p>-0.0101</text:p>
          </table:table-cell>
          <table:table-cell table:number-columns-repeated="26"/>
        </table:table-row>
        <table:table-row table:style-name="ro1">
          <table:table-cell/>
          <table:table-cell table:formula="of:=[.B60]+[.$N$60]" office:value-type="float" office:value="0.5596" calcext:value-type="float">
            <text:p>0.5596</text:p>
          </table:table-cell>
          <table:table-cell table:formula="of:=[.C60]+[.$N$60]" office:value-type="float" office:value="0.5502" calcext:value-type="float">
            <text:p>0.5502</text:p>
          </table:table-cell>
          <table:table-cell table:formula="of:=[.D60]+[.$N$60]" office:value-type="float" office:value="0.5271" calcext:value-type="float">
            <text:p>0.5271</text:p>
          </table:table-cell>
          <table:table-cell table:formula="of:=[.E60]+[.$N$60]" office:value-type="float" office:value="0.5183" calcext:value-type="float">
            <text:p>0.5183</text:p>
          </table:table-cell>
          <table:table-cell table:formula="of:=[.F60]+[.$N$60]" office:value-type="float" office:value="0.5233" calcext:value-type="float">
            <text:p>0.5233</text:p>
          </table:table-cell>
          <table:table-cell table:formula="of:=[.G60]+[.$N$60]" office:value-type="float" office:value="0.5209" calcext:value-type="float">
            <text:p>0.5209</text:p>
          </table:table-cell>
          <table:table-cell table:formula="of:=[.H60]+[.$N$60]" office:value-type="float" office:value="0.5206" calcext:value-type="float">
            <text:p>0.5206</text:p>
          </table:table-cell>
          <table:table-cell table:formula="of:=[.I60]+[.$N$60]" office:value-type="float" office:value="0.5225" calcext:value-type="float">
            <text:p>0.5225</text:p>
          </table:table-cell>
          <table:table-cell table:formula="of:=[.J60]+[.$N$60]" office:value-type="float" office:value="0.5256" calcext:value-type="float">
            <text:p>0.5256</text:p>
          </table:table-cell>
          <table:table-cell table:formula="of:=[.K60]+[.$N$60]" office:value-type="float" office:value="0.5269" calcext:value-type="float">
            <text:p>0.5269</text:p>
          </table:table-cell>
          <table:table-cell table:number-columns-repeated="29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7502" calcext:value-type="float">
            <text:p>0.750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8" calcext:value-type="float">
            <text:p>0.7098</text:p>
          </table:table-cell>
          <table:table-cell/>
          <table:table-cell office:value-type="float" office:value="0.7305" calcext:value-type="float">
            <text:p>0.7305</text:p>
          </table:table-cell>
          <table:table-cell table:formula="of:=[.M65]-[.C65]" office:value-type="float" office:value="-0.00890000000000002" calcext:value-type="float">
            <text:p>-0.0089</text:p>
          </table:table-cell>
          <table:table-cell table:number-columns-repeated="26"/>
        </table:table-row>
        <table:table-row table:style-name="ro1">
          <table:table-cell/>
          <table:table-cell table:formula="of:=[.B65]+[.$N$65]" office:value-type="float" office:value="0.7413" calcext:value-type="float">
            <text:p>0.7413</text:p>
          </table:table-cell>
          <table:table-cell table:formula="of:=[.C65]+[.$N$65]" office:value-type="float" office:value="0.7305" calcext:value-type="float">
            <text:p>0.7305</text:p>
          </table:table-cell>
          <table:table-cell table:formula="of:=[.D65]+[.$N$65]" office:value-type="float" office:value="0.7244" calcext:value-type="float">
            <text:p>0.7244</text:p>
          </table:table-cell>
          <table:table-cell table:formula="of:=[.E65]+[.$N$65]" office:value-type="float" office:value="0.7165" calcext:value-type="float">
            <text:p>0.7165</text:p>
          </table:table-cell>
          <table:table-cell table:formula="of:=[.F65]+[.$N$65]" office:value-type="float" office:value="0.7065" calcext:value-type="float">
            <text:p>0.7065</text:p>
          </table:table-cell>
          <table:table-cell table:formula="of:=[.G65]+[.$N$65]" office:value-type="float" office:value="0.7094" calcext:value-type="float">
            <text:p>0.7094</text:p>
          </table:table-cell>
          <table:table-cell table:formula="of:=[.H65]+[.$N$65]" office:value-type="float" office:value="0.7004" calcext:value-type="float">
            <text:p>0.7004</text:p>
          </table:table-cell>
          <table:table-cell table:formula="of:=[.I65]+[.$N$65]" office:value-type="float" office:value="0.7016" calcext:value-type="float">
            <text:p>0.7016</text:p>
          </table:table-cell>
          <table:table-cell table:formula="of:=[.J65]+[.$N$65]" office:value-type="float" office:value="0.6971" calcext:value-type="float">
            <text:p>0.6971</text:p>
          </table:table-cell>
          <table:table-cell table:formula="of:=[.K65]+[.$N$65]" office:value-type="float" office:value="0.7009" calcext:value-type="float">
            <text:p>0.7009</text:p>
          </table:table-cell>
          <table:table-cell table:number-columns-repeated="29"/>
        </table:table-row>
      </table:table>
      <table:table table:name="Proposed" table:style-name="ta1">
        <table:table-column table:style-name="co1" table:number-columns-repeated="40" table:default-cell-style-name="Default"/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813" calcext:value-type="float">
            <text:p>0.8813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408" calcext:value-type="float">
            <text:p>0.7408</text:p>
          </table:table-cell>
          <table:table-cell/>
          <table:table-cell office:value-type="float" office:value="0.862" calcext:value-type="float">
            <text:p>0.862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7309" calcext:value-type="float">
            <text:p>0.7309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7231" calcext:value-type="float">
            <text:p>0.7231</text:p>
          </table:table-cell>
          <table:table-cell/>
          <table:table-cell office:value-type="float" office:value="0.8412" calcext:value-type="float">
            <text:p>0.8412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7173" calcext:value-type="float">
            <text:p>0.7173</text:p>
          </table:table-cell>
          <table:table-cell/>
          <table:table-cell office:value-type="float" office:value="0.8354" calcext:value-type="float">
            <text:p>0.8354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715" calcext:value-type="float">
            <text:p>0.715</text:p>
          </table:table-cell>
          <table:table-cell/>
          <table:table-cell office:value-type="float" office:value="0.8312" calcext:value-type="float">
            <text:p>0.8312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7118" calcext:value-type="float">
            <text:p>0.7118</text:p>
          </table:table-cell>
          <table:table-cell/>
          <table:table-cell office:value-type="float" office:value="0.8272" calcext:value-type="float">
            <text:p>0.8272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0.8235" calcext:value-type="float">
            <text:p>0.8235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7077" calcext:value-type="float">
            <text:p>0.7077</text:p>
          </table:table-cell>
          <table:table-cell/>
          <table:table-cell office:value-type="float" office:value="0.8196" calcext:value-type="float">
            <text:p>0.8196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7045" calcext:value-type="float">
            <text:p>0.7045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0.5891" calcext:value-type="float">
            <text:p>0.5891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256" calcext:value-type="float">
            <text:p>0.9256</text:p>
          </table:table-cell>
          <table:table-cell office:value-type="float" office:value="0.6568" calcext:value-type="float">
            <text:p>0.6568</text:p>
          </table:table-cell>
          <table:table-cell office:value-type="float" office:value="0.7912" calcext:value-type="float">
            <text:p>0.7912</text:p>
          </table:table-cell>
          <table:table-cell/>
          <table:table-cell office:value-type="float" office:value="0.9212" calcext:value-type="float">
            <text:p>0.9212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934" calcext:value-type="float">
            <text:p>0.7934</text:p>
          </table:table-cell>
          <table:table-cell/>
          <table:table-cell office:value-type="float" office:value="0.9187" calcext:value-type="float">
            <text:p>0.9187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7955" calcext:value-type="float">
            <text:p>0.7955</text:p>
          </table:table-cell>
          <table:table-cell/>
          <table:table-cell office:value-type="float" office:value="0.9169" calcext:value-type="float">
            <text:p>0.9169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7958" calcext:value-type="float">
            <text:p>0.7958</text:p>
          </table:table-cell>
          <table:table-cell/>
          <table:table-cell office:value-type="float" office:value="0.914" calcext:value-type="float">
            <text:p>0.914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7906" calcext:value-type="float">
            <text:p>0.7906</text:p>
          </table:table-cell>
          <table:table-cell/>
          <table:table-cell office:value-type="float" office:value="0.9129" calcext:value-type="float">
            <text:p>0.9129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7899" calcext:value-type="float">
            <text:p>0.7899</text:p>
          </table:table-cell>
          <table:table-cell/>
          <table:table-cell office:value-type="float" office:value="0.9111" calcext:value-type="float">
            <text:p>0.9111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894" calcext:value-type="float">
            <text:p>0.7894</text:p>
          </table:table-cell>
          <table:table-cell/>
          <table:table-cell office:value-type="float" office:value="0.9105" calcext:value-type="float">
            <text:p>0.9105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894" calcext:value-type="float">
            <text:p>0.7894</text:p>
          </table:table-cell>
          <table:table-cell/>
          <table:table-cell office:value-type="float" office:value="0.9103" calcext:value-type="float">
            <text:p>0.9103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883" calcext:value-type="float">
            <text:p>0.7883</text:p>
          </table:table-cell>
          <table:table-cell/>
          <table:table-cell office:value-type="float" office:value="0.9082" calcext:value-type="float">
            <text:p>0.9082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641" calcext:value-type="float">
            <text:p>0.8641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6173" calcext:value-type="float">
            <text:p>0.6173</text:p>
          </table:table-cell>
          <table:table-cell/>
          <table:table-cell office:value-type="float" office:value="0.7071" calcext:value-type="float">
            <text:p>0.7071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6019" calcext:value-type="float">
            <text:p>0.6019</text:p>
          </table:table-cell>
          <table:table-cell/>
          <table:table-cell office:value-type="float" office:value="0.614" calcext:value-type="float">
            <text:p>0.61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5567" calcext:value-type="float">
            <text:p>0.5567</text:p>
          </table:table-cell>
          <table:table-cell/>
          <table:table-cell office:value-type="float" office:value="0.5658" calcext:value-type="float">
            <text:p>0.5658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5281" calcext:value-type="float">
            <text:p>0.5281</text:p>
          </table:table-cell>
          <table:table-cell/>
          <table:table-cell office:value-type="float" office:value="0.5536" calcext:value-type="float">
            <text:p>0.5536</text:p>
          </table:table-cell>
          <table:table-cell office:value-type="float" office:value="0.4877" calcext:value-type="float">
            <text:p>0.4877</text:p>
          </table:table-cell>
          <table:table-cell office:value-type="float" office:value="0.5207" calcext:value-type="float">
            <text:p>0.5207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0.4842" calcext:value-type="float">
            <text:p>0.4842</text:p>
          </table:table-cell>
          <table:table-cell office:value-type="float" office:value="0.5176" calcext:value-type="float">
            <text:p>0.5176</text:p>
          </table:table-cell>
          <table:table-cell/>
          <table:table-cell office:value-type="float" office:value="0.5454" calcext:value-type="float">
            <text:p>0.5454</text:p>
          </table:table-cell>
          <table:table-cell office:value-type="float" office:value="0.478" calcext:value-type="float">
            <text:p>0.478</text:p>
          </table:table-cell>
          <table:table-cell office:value-type="float" office:value="0.5117" calcext:value-type="float">
            <text:p>0.5117</text:p>
          </table:table-cell>
          <table:table-cell/>
          <table:table-cell office:value-type="float" office:value="0.5438" calcext:value-type="float">
            <text:p>0.5438</text:p>
          </table:table-cell>
          <table:table-cell office:value-type="float" office:value="0.4737" calcext:value-type="float">
            <text:p>0.4737</text:p>
          </table:table-cell>
          <table:table-cell office:value-type="float" office:value="0.5088" calcext:value-type="float">
            <text:p>0.5088</text:p>
          </table:table-cell>
          <table:table-cell/>
          <table:table-cell office:value-type="float" office:value="0.5406" calcext:value-type="float">
            <text:p>0.5406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5049" calcext:value-type="float">
            <text:p>0.5049</text:p>
          </table:table-cell>
          <table:table-cell/>
          <table:table-cell office:value-type="float" office:value="0.5441" calcext:value-type="float">
            <text:p>0.544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5054" calcext:value-type="float">
            <text:p>0.5054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008" calcext:value-type="float">
            <text:p>0.9008</text:p>
          </table:table-cell>
          <table:table-cell office:value-type="float" office:value="0.617" calcext:value-type="float">
            <text:p>0.617</text:p>
          </table:table-cell>
          <table:table-cell office:value-type="float" office:value="0.7589" calcext:value-type="float">
            <text:p>0.7589</text:p>
          </table:table-cell>
          <table:table-cell/>
          <table:table-cell office:value-type="float" office:value="0.8599" calcext:value-type="float">
            <text:p>0.8599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7403" calcext:value-type="float">
            <text:p>0.7403</text:p>
          </table:table-cell>
          <table:table-cell/>
          <table:table-cell office:value-type="float" office:value="0.8413" calcext:value-type="float">
            <text:p>0.8413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7275" calcext:value-type="float">
            <text:p>0.7275</text:p>
          </table:table-cell>
          <table:table-cell/>
          <table:table-cell office:value-type="float" office:value="0.834" calcext:value-type="float">
            <text:p>0.834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7228" calcext:value-type="float">
            <text:p>0.7228</text:p>
          </table:table-cell>
          <table:table-cell/>
          <table:table-cell office:value-type="float" office:value="0.8184" calcext:value-type="float">
            <text:p>0.8184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7161" calcext:value-type="float">
            <text:p>0.7161</text:p>
          </table:table-cell>
          <table:table-cell/>
          <table:table-cell office:value-type="float" office:value="0.8119" calcext:value-type="float">
            <text:p>0.8119</text:p>
          </table:table-cell>
          <table:table-cell office:value-type="float" office:value="0.6123" calcext:value-type="float">
            <text:p>0.6123</text:p>
          </table:table-cell>
          <table:table-cell office:value-type="float" office:value="0.7121" calcext:value-type="float">
            <text:p>0.7121</text:p>
          </table:table-cell>
          <table:table-cell/>
          <table:table-cell office:value-type="float" office:value="0.7996" calcext:value-type="float">
            <text:p>0.7996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0.7901" calcext:value-type="float">
            <text:p>0.7901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994" calcext:value-type="float">
            <text:p>0.6994</text:p>
          </table:table-cell>
          <table:table-cell/>
          <table:table-cell office:value-type="float" office:value="0.7888" calcext:value-type="float">
            <text:p>0.7888</text:p>
          </table:table-cell>
          <table:table-cell office:value-type="float" office:value="0.6081" calcext:value-type="float">
            <text:p>0.6081</text:p>
          </table:table-cell>
          <table:table-cell office:value-type="float" office:value="0.6984" calcext:value-type="float">
            <text:p>0.6984</text:p>
          </table:table-cell>
          <table:table-cell/>
          <table:table-cell office:value-type="float" office:value="0.7879" calcext:value-type="float">
            <text:p>0.7879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6989" calcext:value-type="float">
            <text:p>0.6989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22" calcext:value-type="float">
            <text:p>0.0022</text:p>
          </table:table-cell>
          <table:table-cell table:number-columns-repeated="2" office:value-type="float" office:value="0.0013" calcext:value-type="float">
            <text:p>0.0013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/>
          <table:table-cell table:number-columns-repeated="2" office:value-type="float" office:value="0.0012" calcext:value-type="float">
            <text:p>0.0012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/>
          <table:table-cell table:style-name="ce2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40"/>
        </table:table-row>
        <table:table-row table:style-name="ro1">
          <table:table-cell table:number-columns-repeated="37"/>
          <table:table-cell office:value-type="float" office:value="0.464" calcext:value-type="float">
            <text:p>0.46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08" calcext:value-type="float">
            <text:p>0.000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37"/>
          <table:table-cell office:value-type="float" office:value="0.0012" calcext:value-type="float">
            <text:p>0.001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27" calcext:value-type="float">
            <text:p>0.002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4" calcext:value-type="float">
            <text:p>0.0034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57" calcext:value-type="float">
            <text:p>0.005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0.0039" calcext:value-type="float">
            <text:p>0.003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0.0035" calcext:value-type="float">
            <text:p>0.003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37"/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21" calcext:value-type="float">
            <text:p>0.0021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0.0039" calcext:value-type="float">
            <text:p>0.003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65" calcext:value-type="float">
            <text:p>0.006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52" calcext:value-type="float">
            <text:p>0.0052</text:p>
          </table:table-cell>
          <table:table-cell/>
          <table:table-cell office:value-type="float" office:value="0.0092" calcext:value-type="float">
            <text:p>0.009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66" calcext:value-type="float">
            <text:p>0.0066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3" calcext:value-type="float">
            <text:p>0.0063</text:p>
          </table:table-cell>
          <table:table-cell/>
          <table:table-cell office:value-type="float" office:value="0.0083" calcext:value-type="float">
            <text:p>0.0083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3" calcext:value-type="float">
            <text:p>0.0063</text:p>
          </table:table-cell>
          <table:table-cell/>
          <table:table-cell office:value-type="float" office:value="0.008" calcext:value-type="float">
            <text:p>0.008</text:p>
          </table:table-cell>
          <table:table-cell table:number-columns-repeated="2" office:value-type="float" office:value="0.0075" calcext:value-type="float">
            <text:p>0.0075</text:p>
          </table:table-cell>
          <table:table-cell/>
          <table:table-cell office:value-type="float" office:value="0.0084" calcext:value-type="float">
            <text:p>0.0084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37"/>
          <table:table-cell office:value-type="float" office:value="0.006" calcext:value-type="float">
            <text:p>0.006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 table:number-rows-repeated="4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st/Worst</text:p>
          </table:table-cell>
          <table:table-cell office:value-type="string" calcext:value-type="string">
            <text:p>Differenc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7231" calcext:value-type="float">
            <text:p>0.7231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18" calcext:value-type="float">
            <text:p>0.7118</text:p>
          </table:table-cell>
          <table:table-cell office:value-type="float" office:value="0.71" calcext:value-type="float">
            <text:p>0.71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703" calcext:value-type="float">
            <text:p>0.703</text:p>
          </table:table-cell>
          <table:table-cell/>
          <table:table-cell office:value-type="float" office:value="0.7478" calcext:value-type="float">
            <text:p>0.7478</text:p>
          </table:table-cell>
          <table:table-cell table:formula="of:=[.M50]-[.C50]" office:value-type="float" office:value="0.0169" calcext:value-type="float">
            <text:p>0.0169</text:p>
          </table:table-cell>
          <table:table-cell table:number-columns-repeated="26"/>
        </table:table-row>
        <table:table-row table:style-name="ro1">
          <table:table-cell/>
          <table:table-cell table:formula="of:=[.B50]+[.$N$50]" office:value-type="float" office:value="0.7577" calcext:value-type="float">
            <text:p>0.7577</text:p>
          </table:table-cell>
          <table:table-cell table:formula="of:=[.C50]+[.$N$50]" office:value-type="float" office:value="0.7478" calcext:value-type="float">
            <text:p>0.7478</text:p>
          </table:table-cell>
          <table:table-cell table:formula="of:=[.D50]+[.$N$50]" office:value-type="float" office:value="0.74" calcext:value-type="float">
            <text:p>0.74</text:p>
          </table:table-cell>
          <table:table-cell table:formula="of:=[.E50]+[.$N$50]" office:value-type="float" office:value="0.7342" calcext:value-type="float">
            <text:p>0.7342</text:p>
          </table:table-cell>
          <table:table-cell table:formula="of:=[.F50]+[.$N$50]" office:value-type="float" office:value="0.7319" calcext:value-type="float">
            <text:p>0.7319</text:p>
          </table:table-cell>
          <table:table-cell table:formula="of:=[.G50]+[.$N$50]" office:value-type="float" office:value="0.7287" calcext:value-type="float">
            <text:p>0.7287</text:p>
          </table:table-cell>
          <table:table-cell table:formula="of:=[.H50]+[.$N$50]" office:value-type="float" office:value="0.7269" calcext:value-type="float">
            <text:p>0.7269</text:p>
          </table:table-cell>
          <table:table-cell table:formula="of:=[.I50]+[.$N$50]" office:value-type="float" office:value="0.7246" calcext:value-type="float">
            <text:p>0.7246</text:p>
          </table:table-cell>
          <table:table-cell table:formula="of:=[.J50]+[.$N$50]" office:value-type="float" office:value="0.7214" calcext:value-type="float">
            <text:p>0.7214</text:p>
          </table:table-cell>
          <table:table-cell table:formula="of:=[.K50]+[.$N$50]" office:value-type="float" office:value="0.7199" calcext:value-type="float">
            <text:p>0.7199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7899" calcext:value-type="float">
            <text:p>0.7899</text:p>
          </table:table-cell>
          <table:table-cell table:number-columns-repeated="2" office:value-type="float" office:value="0.7894" calcext:value-type="float">
            <text:p>0.7894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0.8008" calcext:value-type="float">
            <text:p>0.8008</text:p>
          </table:table-cell>
          <table:table-cell table:formula="of:=[.M55]-[.C55]" office:value-type="float" office:value="0.00740000000000007" calcext:value-type="float">
            <text:p>0.0074</text:p>
          </table:table-cell>
          <table:table-cell table:number-columns-repeated="26"/>
        </table:table-row>
        <table:table-row table:style-name="ro1">
          <table:table-cell/>
          <table:table-cell table:formula="of:=[.B55]+[.$N$55]" office:value-type="float" office:value="0.7986" calcext:value-type="float">
            <text:p>0.7986</text:p>
          </table:table-cell>
          <table:table-cell table:formula="of:=[.C55]+[.$N$55]" office:value-type="float" office:value="0.8008" calcext:value-type="float">
            <text:p>0.8008</text:p>
          </table:table-cell>
          <table:table-cell table:formula="of:=[.D55]+[.$N$55]" office:value-type="float" office:value="0.8029" calcext:value-type="float">
            <text:p>0.8029</text:p>
          </table:table-cell>
          <table:table-cell table:formula="of:=[.E55]+[.$N$55]" office:value-type="float" office:value="0.8032" calcext:value-type="float">
            <text:p>0.8032</text:p>
          </table:table-cell>
          <table:table-cell table:formula="of:=[.F55]+[.$N$55]" office:value-type="float" office:value="0.798" calcext:value-type="float">
            <text:p>0.798</text:p>
          </table:table-cell>
          <table:table-cell table:formula="of:=[.G55]+[.$N$55]" office:value-type="float" office:value="0.7973" calcext:value-type="float">
            <text:p>0.7973</text:p>
          </table:table-cell>
          <table:table-cell table:formula="of:=[.H55]+[.$N$55]" office:value-type="float" office:value="0.7968" calcext:value-type="float">
            <text:p>0.7968</text:p>
          </table:table-cell>
          <table:table-cell table:formula="of:=[.I55]+[.$N$55]" office:value-type="float" office:value="0.7968" calcext:value-type="float">
            <text:p>0.7968</text:p>
          </table:table-cell>
          <table:table-cell table:formula="of:=[.J55]+[.$N$55]" office:value-type="float" office:value="0.7957" calcext:value-type="float">
            <text:p>0.7957</text:p>
          </table:table-cell>
          <table:table-cell table:formula="of:=[.K55]+[.$N$55]" office:value-type="float" office:value="0.7924" calcext:value-type="float">
            <text:p>0.7924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5049" calcext:value-type="float">
            <text:p>0.5049</text:p>
          </table:table-cell>
          <table:table-cell office:value-type="float" office:value="0.5054" calcext:value-type="float">
            <text:p>0.5054</text:p>
          </table:table-cell>
          <table:table-cell/>
          <table:table-cell office:value-type="float" office:value="0.6519" calcext:value-type="float">
            <text:p>0.6519</text:p>
          </table:table-cell>
          <table:table-cell table:formula="of:=[.M60]-[.C60]" office:value-type="float" office:value="0.05" calcext:value-type="float">
            <text:p>0.05</text:p>
          </table:table-cell>
          <table:table-cell table:number-columns-repeated="26"/>
        </table:table-row>
        <table:table-row table:style-name="ro1">
          <table:table-cell/>
          <table:table-cell table:formula="of:=[.B60]+[.$N$60]" office:value-type="float" office:value="0.6673" calcext:value-type="float">
            <text:p>0.6673</text:p>
          </table:table-cell>
          <table:table-cell table:formula="of:=[.C60]+[.$N$60]" office:value-type="float" office:value="0.6519" calcext:value-type="float">
            <text:p>0.6519</text:p>
          </table:table-cell>
          <table:table-cell table:formula="of:=[.D60]+[.$N$60]" office:value-type="float" office:value="0.6067" calcext:value-type="float">
            <text:p>0.6067</text:p>
          </table:table-cell>
          <table:table-cell table:formula="of:=[.E60]+[.$N$60]" office:value-type="float" office:value="0.5781" calcext:value-type="float">
            <text:p>0.5781</text:p>
          </table:table-cell>
          <table:table-cell table:formula="of:=[.F60]+[.$N$60]" office:value-type="float" office:value="0.5707" calcext:value-type="float">
            <text:p>0.5707</text:p>
          </table:table-cell>
          <table:table-cell table:formula="of:=[.G60]+[.$N$60]" office:value-type="float" office:value="0.5676" calcext:value-type="float">
            <text:p>0.5676</text:p>
          </table:table-cell>
          <table:table-cell table:formula="of:=[.H60]+[.$N$60]" office:value-type="float" office:value="0.5617" calcext:value-type="float">
            <text:p>0.5617</text:p>
          </table:table-cell>
          <table:table-cell table:formula="of:=[.I60]+[.$N$60]" office:value-type="float" office:value="0.5588" calcext:value-type="float">
            <text:p>0.5588</text:p>
          </table:table-cell>
          <table:table-cell table:formula="of:=[.J60]+[.$N$60]" office:value-type="float" office:value="0.5549" calcext:value-type="float">
            <text:p>0.5549</text:p>
          </table:table-cell>
          <table:table-cell table:formula="of:=[.K60]+[.$N$60]" office:value-type="float" office:value="0.5554" calcext:value-type="float">
            <text:p>0.5554</text:p>
          </table:table-cell>
          <table:table-cell table:number-columns-repeated="29"/>
        </table:table-row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706" calcext:value-type="float">
            <text:p>0.706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6989" calcext:value-type="float">
            <text:p>0.6989</text:p>
          </table:table-cell>
          <table:table-cell/>
          <table:table-cell office:value-type="float" office:value="0.7568" calcext:value-type="float">
            <text:p>0.7568</text:p>
          </table:table-cell>
          <table:table-cell table:formula="of:=[.M65]-[.C65]" office:value-type="float" office:value="0.0165" calcext:value-type="float">
            <text:p>0.0165</text:p>
          </table:table-cell>
          <table:table-cell table:number-columns-repeated="26"/>
        </table:table-row>
        <table:table-row table:style-name="ro1">
          <table:table-cell/>
          <table:table-cell table:formula="of:=[.B65]+[.$N$65]" office:value-type="float" office:value="0.7754" calcext:value-type="float">
            <text:p>0.7754</text:p>
          </table:table-cell>
          <table:table-cell table:formula="of:=[.C65]+[.$N$65]" office:value-type="float" office:value="0.7568" calcext:value-type="float">
            <text:p>0.7568</text:p>
          </table:table-cell>
          <table:table-cell table:formula="of:=[.D65]+[.$N$65]" office:value-type="float" office:value="0.744" calcext:value-type="float">
            <text:p>0.744</text:p>
          </table:table-cell>
          <table:table-cell table:formula="of:=[.E65]+[.$N$65]" office:value-type="float" office:value="0.7393" calcext:value-type="float">
            <text:p>0.7393</text:p>
          </table:table-cell>
          <table:table-cell table:formula="of:=[.F65]+[.$N$65]" office:value-type="float" office:value="0.7326" calcext:value-type="float">
            <text:p>0.7326</text:p>
          </table:table-cell>
          <table:table-cell table:formula="of:=[.G65]+[.$N$65]" office:value-type="float" office:value="0.7286" calcext:value-type="float">
            <text:p>0.7286</text:p>
          </table:table-cell>
          <table:table-cell table:formula="of:=[.H65]+[.$N$65]" office:value-type="float" office:value="0.7225" calcext:value-type="float">
            <text:p>0.7225</text:p>
          </table:table-cell>
          <table:table-cell table:formula="of:=[.I65]+[.$N$65]" office:value-type="float" office:value="0.7159" calcext:value-type="float">
            <text:p>0.7159</text:p>
          </table:table-cell>
          <table:table-cell table:formula="of:=[.J65]+[.$N$65]" office:value-type="float" office:value="0.7149" calcext:value-type="float">
            <text:p>0.7149</text:p>
          </table:table-cell>
          <table:table-cell table:formula="of:=[.K65]+[.$N$65]" office:value-type="float" office:value="0.7154" calcext:value-type="float">
            <text:p>0.7154</text:p>
          </table:table-cell>
          <table:table-cell table:number-columns-repeated="29"/>
        </table:table-row>
      </table:table>
      <table:table table:name="Plot" table:style-name="ta1">
        <table:shapes>
          <draw:frame draw:z-index="0" draw:style-name="gr1" draw:text-style-name="P1" svg:width="6.2988in" svg:height="3.5429in" svg:x="12.4732in" svg:y="0.0224in">
            <draw:object draw:notify-on-update-of-ranges="Plot.B1:Plot.B1 Plot.C1:Plot.M1 Plot.B2:Plot.B2 Plot.C2:Plot.M2 Plot.B3:Plot.B3 Plot.C3:Plot.M3 Plot.B4:Plot.B4 Plot.C4:Plot.M4 Plot.B5:Plot.B5 Plot.C5:Plot.M5 Plot.B6:Plot.B6 Plot.C6:Plot.M6 Plot.B7:Plot.B7 Plot.C7:Plot.M7 Plot.B8:Plot.B8 Plot.C8:Plot.M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478in" svg:y="5.1394in">
            <draw:object draw:notify-on-update-of-ranges="Plot.B30:Plot.B30 Plot.C30:Plot.M30 Plot.B31:Plot.B31 Plot.C31:Plot.M31 Plot.B32:Plot.B32 Plot.C32:Plot.M32 Plot.B33:Plot.B33 Plot.C33:Plot.M33 Plot.B34:Plot.B34 Plot.C34:Plot.M34 Plot.B35:Plot.B35 Plot.C35:Plot.M35 Plot.B36:Plot.B36 Plot.C36:Plot.M36 Plot.B37:Plot.B37 Plot.C37:Plot.M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4898in" svg:y="16.0516in">
            <draw:object draw:notify-on-update-of-ranges="Plot.C91:Plot.M91 Plot.B92:Plot.B92 Plot.C92:Plot.M92 Plot.B93:Plot.B93 Plot.C93:Plot.M93 Plot.B94:Plot.B94 Plot.C94:Plot.M94 Plot.B95:Plot.B95 Plot.C95:Plot.M95 Plot.B96:Plot.B96 Plot.C96:Plot.M96 Plot.B97:Plot.B97 Plot.C97:Plot.M97 Plot.B98:Plot.B98 Plot.C98:Plot.M9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12.4835in" svg:y="10.6736in">
            <draw:object draw:notify-on-update-of-ranges="Plot.B61:Plot.B61 Plot.C61:Plot.M61 Plot.B62:Plot.B62 Plot.C62:Plot.M62 Plot.B63:Plot.B63 Plot.C63:Plot.M63 Plot.B64:Plot.B64 Plot.C64:Plot.M64 Plot.B65:Plot.B65 Plot.C65:Plot.M65 Plot.B66:Plot.B66 Plot.C66:Plot.M66 Plot.B67:Plot.B67 Plot.C67:Plot.M67 Plot.B68:Plot.B68 Plot.C68:Plot.M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KNN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office:value-type="string" calcext:value-type="string">
            <text:p>Dup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218" calcext:value-type="float">
            <text:p>0.7218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201" calcext:value-type="float">
            <text:p>0.7201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7201" calcext:value-type="float">
            <text:p>0.7201</text:p>
          </table:table-cell>
        </table:table-row>
        <table:table-row table:style-name="ro1">
          <table:table-cell/>
          <table:table-cell table:style-name="ce4" office:value-type="string" calcext:value-type="string">
            <text:p>Smote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22" calcext:value-type="float">
            <text:p>0.7322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7332" calcext:value-type="float">
            <text:p>0.7332</text:p>
          </table:table-cell>
          <table:table-cell table:number-columns-repeated="2" office:value-type="float" office:value="0.7309" calcext:value-type="float">
            <text:p>0.7309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1">
          <table:table-cell/>
          <table:table-cell table:style-name="ce4" office:value-type="string" calcext:value-type="string">
            <text:p>Borderline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271" calcext:value-type="float">
            <text:p>0.7271</text:p>
          </table:table-cell>
          <table:table-cell office:value-type="float" office:value="0.7117" calcext:value-type="float">
            <text:p>0.7117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7023" calcext:value-type="float">
            <text:p>0.7023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918" calcext:value-type="float">
            <text:p>0.6918</text:p>
          </table:table-cell>
        </table:table-row>
        <table:table-row table:style-name="ro1">
          <table:table-cell/>
          <table:table-cell table:style-name="ce4" office:value-type="string" calcext:value-type="string">
            <text:p>Mwmote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177" calcext:value-type="float">
            <text:p>0.7177</text:p>
          </table:table-cell>
          <table:table-cell office:value-type="float" office:value="0.7192" calcext:value-type="float">
            <text:p>0.7192</text:p>
          </table:table-cell>
          <table:table-cell table:number-columns-repeated="2" office:value-type="float" office:value="0.7248" calcext:value-type="float">
            <text:p>0.7248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7257" calcext:value-type="float">
            <text:p>0.7257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7281" calcext:value-type="float">
            <text:p>0.7281</text:p>
          </table:table-cell>
        </table:table-row>
        <table:table-row table:style-name="ro1">
          <table:table-cell/>
          <table:table-cell table:style-name="ce4" office:value-type="string" calcext:value-type="string">
            <text:p>Adasyn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7009" calcext:value-type="float">
            <text:p>0.7009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6926" calcext:value-type="float">
            <text:p>0.6926</text:p>
          </table:table-cell>
        </table:table-row>
        <table:table-row table:style-name="ro1">
          <table:table-cell/>
          <table:table-cell table:style-name="ce4" office:value-type="string" calcext:value-type="string">
            <text:p>Ramoboost</text:p>
          </table:table-cell>
          <table:table-cell office:value-type="float" office:value="0.7435" calcext:value-type="float">
            <text:p>0.7435</text:p>
          </table:table-cell>
          <table:table-cell table:formula="of:=[.D6]+[.$N$50]" office:value-type="float" office:value="0.7276" calcext:value-type="float">
            <text:p>0.7276</text:p>
          </table:table-cell>
          <table:table-cell table:formula="of:=[.E6]+[.$N$50]" office:value-type="float" office:value="0.7163" calcext:value-type="float">
            <text:p>0.7163</text:p>
          </table:table-cell>
          <table:table-cell table:formula="of:=[.F6]+[.$N$50]" office:value-type="float" office:value="0.7093" calcext:value-type="float">
            <text:p>0.7093</text:p>
          </table:table-cell>
          <table:table-cell table:formula="of:=[.G6]+[.$N$50]" office:value-type="float" office:value="0.7038" calcext:value-type="float">
            <text:p>0.7038</text:p>
          </table:table-cell>
          <table:table-cell table:formula="of:=[.H6]+[.$N$50]" office:value-type="float" office:value="0.7009" calcext:value-type="float">
            <text:p>0.7009</text:p>
          </table:table-cell>
          <table:table-cell table:formula="of:=[.I6]+[.$N$50]" office:value-type="float" office:value="0.6986" calcext:value-type="float">
            <text:p>0.6986</text:p>
          </table:table-cell>
          <table:table-cell table:formula="of:=[.J6]+[.$N$50]" office:value-type="float" office:value="0.6961" calcext:value-type="float">
            <text:p>0.6961</text:p>
          </table:table-cell>
          <table:table-cell table:formula="of:=[.K6]+[.$N$50]" office:value-type="float" office:value="0.6947" calcext:value-type="float">
            <text:p>0.6947</text:p>
          </table:table-cell>
          <table:table-cell table:formula="of:=[.L6]+[.$N$50]" office:value-type="float" office:value="0.6935" calcext:value-type="float">
            <text:p>0.6935</text:p>
          </table:table-cell>
          <table:table-cell table:formula="of:=[.M6]+[.$N$50]" office:value-type="float" office:value="0.6926" calcext:value-type="float">
            <text:p>0.6926</text:p>
          </table:table-cell>
        </table:table-row>
        <table:table-row table:style-name="ro1">
          <table:table-cell/>
          <table:table-cell table:style-name="ce4" office:value-type="string" calcext:value-type="string">
            <text:p>Proposed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74" calcext:value-type="float">
            <text:p>0.74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7199" calcext:value-type="float">
            <text:p>0.7199</text:p>
          </table:table-cell>
        </table:table-row>
        <table:table-row table:style-name="ro1" table:number-rows-repeated="21">
          <table:table-cell table:number-columns-repeated="13"/>
        </table:table-row>
        <table:table-row table:style-name="ro1">
          <table:table-cell office:value-type="string" calcext:value-type="string">
            <text:p>RF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string" calcext:value-type="string">
            <text:p>Dup</text:p>
          </table:table-cell>
          <table:table-cell table:style-name="ce1" office:value-type="float" office:value="0.76172" calcext:value-type="float">
            <text:p>0.76172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7841" calcext:value-type="float">
            <text:p>0.7841</text:p>
          </table:table-cell>
          <table:table-cell office:value-type="float" office:value="0.7847" calcext:value-type="float">
            <text:p>0.784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781" calcext:value-type="float">
            <text:p>0.7781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/>
          <table:table-cell table:style-name="ce3" office:value-type="string" calcext:value-type="string">
            <text:p>Smote</text:p>
          </table:table-cell>
          <table:table-cell table:style-name="ce1" office:value-type="float" office:value="0.76172" calcext:value-type="float">
            <text:p>0.76172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7887" calcext:value-type="float">
            <text:p>0.7887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7813" calcext:value-type="float">
            <text:p>0.7813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7792" calcext:value-type="float">
            <text:p>0.7792</text:p>
          </table:table-cell>
        </table:table-row>
        <table:table-row table:style-name="ro1">
          <table:table-cell/>
          <table:table-cell table:style-name="ce3" office:value-type="string" calcext:value-type="string">
            <text:p>Borderline</text:p>
          </table:table-cell>
          <table:table-cell table:style-name="ce1" office:value-type="float" office:value="0.76172" calcext:value-type="float">
            <text:p>0.76172</text:p>
          </table:table-cell>
          <table:table-cell office:value-type="float" office:value="0.78" calcext:value-type="float">
            <text:p>0.78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7721" calcext:value-type="float">
            <text:p>0.772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7704" calcext:value-type="float">
            <text:p>0.7704</text:p>
          </table:table-cell>
        </table:table-row>
        <table:table-row table:style-name="ro1">
          <table:table-cell/>
          <table:table-cell table:style-name="ce3" office:value-type="string" calcext:value-type="string">
            <text:p>Mwmote</text:p>
          </table:table-cell>
          <table:table-cell table:style-name="ce1" office:value-type="float" office:value="0.76172" calcext:value-type="float">
            <text:p>0.76172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779" calcext:value-type="float">
            <text:p>0.779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7785" calcext:value-type="float">
            <text:p>0.7785</text:p>
          </table:table-cell>
        </table:table-row>
        <table:table-row table:style-name="ro1">
          <table:table-cell/>
          <table:table-cell table:style-name="ce3" office:value-type="string" calcext:value-type="string">
            <text:p>Adasyn</text:p>
          </table:table-cell>
          <table:table-cell table:style-name="ce1" office:value-type="float" office:value="0.76172" calcext:value-type="float">
            <text:p>0.76172</text:p>
          </table:table-cell>
          <table:table-cell table:number-columns-repeated="2" office:value-type="float" office:value="0.7902" calcext:value-type="float">
            <text:p>0.7902</text:p>
          </table:table-cell>
          <table:table-cell office:value-type="float" office:value="0.79" calcext:value-type="float">
            <text:p>0.79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853" calcext:value-type="float">
            <text:p>0.7853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783" calcext:value-type="float">
            <text:p>0.783</text:p>
          </table:table-cell>
          <table:table-cell table:number-columns-repeated="2" office:value-type="float" office:value="0.7805" calcext:value-type="float">
            <text:p>0.7805</text:p>
          </table:table-cell>
        </table:table-row>
        <table:table-row table:style-name="ro1">
          <table:table-cell/>
          <table:table-cell table:style-name="ce3" office:value-type="string" calcext:value-type="string">
            <text:p>Ramoboost</text:p>
          </table:table-cell>
          <table:table-cell table:style-name="ce1" office:value-type="float" office:value="0.76172" calcext:value-type="float">
            <text:p>0.76172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17" calcext:value-type="float">
            <text:p>0.7817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7781" calcext:value-type="float">
            <text:p>0.7781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7769" calcext:value-type="float">
            <text:p>0.7769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7775" calcext:value-type="float">
            <text:p>0.7775</text:p>
          </table:table-cell>
        </table:table-row>
        <table:table-row table:style-name="ro1">
          <table:table-cell/>
          <table:table-cell table:style-name="ce3" office:value-type="string" calcext:value-type="string">
            <text:p>Proposed</text:p>
          </table:table-cell>
          <table:table-cell table:style-name="ce1" office:value-type="float" office:value="0.76172" calcext:value-type="float">
            <text:p>0.76172</text:p>
          </table:table-cell>
          <table:table-cell office:value-type="float" office:value="0.7986" calcext:value-type="float">
            <text:p>0.7986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73" calcext:value-type="float">
            <text:p>0.7973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24" calcext:value-type="float">
            <text:p>0.7924</text:p>
          </table:table-cell>
        </table:table-row>
        <table:table-row table:style-name="ro1" table:number-rows-repeated="23">
          <table:table-cell table:number-columns-repeated="13"/>
        </table:table-row>
        <table:table-row table:style-name="ro1">
          <table:table-cell office:value-type="string" calcext:value-type="string">
            <text:p>NB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string" calcext:value-type="string">
            <text:p>Dup</text:p>
          </table:table-cell>
          <table:table-cell office:value-type="float" office:value="0.471" calcext:value-type="float">
            <text:p>0.471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4884" calcext:value-type="float">
            <text:p>0.4884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4971" calcext:value-type="float">
            <text:p>0.4971</text:p>
          </table:table-cell>
        </table:table-row>
        <table:table-row table:style-name="ro1">
          <table:table-cell/>
          <table:table-cell table:style-name="ce3" office:value-type="string" calcext:value-type="string">
            <text:p>Smote</text:p>
          </table:table-cell>
          <table:table-cell office:value-type="float" office:value="0.471" calcext:value-type="float">
            <text:p>0.471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5566" calcext:value-type="float">
            <text:p>0.5566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5366" calcext:value-type="float">
            <text:p>0.5366</text:p>
          </table:table-cell>
        </table:table-row>
        <table:table-row table:style-name="ro1">
          <table:table-cell/>
          <table:table-cell table:style-name="ce3" office:value-type="string" calcext:value-type="string">
            <text:p>Borderline</text:p>
          </table:table-cell>
          <table:table-cell office:value-type="float" office:value="0.471" calcext:value-type="float">
            <text:p>0.471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73" calcext:value-type="float">
            <text:p>0.4773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4979" calcext:value-type="float">
            <text:p>0.4979</text:p>
          </table:table-cell>
        </table:table-row>
        <table:table-row table:style-name="ro1">
          <table:table-cell/>
          <table:table-cell table:style-name="ce3" office:value-type="string" calcext:value-type="string">
            <text:p>Mwmote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1" calcext:value-type="float">
            <text:p>0.491</text:p>
          </table:table-cell>
          <table:table-cell office:value-type="float" office:value="0.5297" calcext:value-type="float">
            <text:p>0.5297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522" calcext:value-type="float">
            <text:p>0.522</text:p>
          </table:table-cell>
          <table:table-cell office:value-type="float" office:value="0.5318" calcext:value-type="float">
            <text:p>0.5318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51" calcext:value-type="float">
            <text:p>0.5151</text:p>
          </table:table-cell>
        </table:table-row>
        <table:table-row table:style-name="ro1">
          <table:table-cell/>
          <table:table-cell table:style-name="ce3" office:value-type="string" calcext:value-type="string">
            <text:p>Adasyn</text:p>
          </table:table-cell>
          <table:table-cell office:value-type="float" office:value="0.471" calcext:value-type="float">
            <text:p>0.471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4045" calcext:value-type="float">
            <text:p>0.4045</text:p>
          </table:table-cell>
        </table:table-row>
        <table:table-row table:style-name="ro1">
          <table:table-cell/>
          <table:table-cell table:style-name="ce3" office:value-type="string" calcext:value-type="string">
            <text:p>Ramoboost</text:p>
          </table:table-cell>
          <table:table-cell office:value-type="float" office:value="0.471" calcext:value-type="float">
            <text:p>0.47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225" calcext:value-type="float">
            <text:p>0.522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69" calcext:value-type="float">
            <text:p>0.5269</text:p>
          </table:table-cell>
        </table:table-row>
        <table:table-row table:style-name="ro1">
          <table:table-cell/>
          <table:table-cell table:style-name="ce3" office:value-type="string" calcext:value-type="string">
            <text:p>Proposed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676" calcext:value-type="float">
            <text:p>0.5676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554" calcext:value-type="float">
            <text:p>0.5554</text:p>
          </table:table-cell>
        </table:table-row>
        <table:table-row table:style-name="ro1" table:number-rows-repeated="22">
          <table:table-cell table:number-columns-repeated="13"/>
        </table:table-row>
        <table:table-row table:style-name="ro1">
          <table:table-cell office:value-type="string" calcext:value-type="string">
            <text:p>NN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string" calcext:value-type="string">
            <text:p>Dup</text:p>
          </table:table-cell>
          <table:table-cell table:style-name="ce1" office:value-type="float" office:value="0.69458" calcext:value-type="float">
            <text:p>0.69458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749" calcext:value-type="float">
            <text:p>0.6749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6621" calcext:value-type="float">
            <text:p>0.6621</text:p>
          </table:table-cell>
        </table:table-row>
        <table:table-row table:style-name="ro1">
          <table:table-cell/>
          <table:table-cell table:style-name="ce3" office:value-type="string" calcext:value-type="string">
            <text:p>Smote</text:p>
          </table:table-cell>
          <table:table-cell table:style-name="ce1" office:value-type="float" office:value="0.69458" calcext:value-type="float">
            <text:p>0.69458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7339" calcext:value-type="float">
            <text:p>0.7339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/>
          <table:table-cell table:style-name="ce3" office:value-type="string" calcext:value-type="string">
            <text:p>Borderline</text:p>
          </table:table-cell>
          <table:table-cell table:style-name="ce1" office:value-type="float" office:value="0.69458" calcext:value-type="float">
            <text:p>0.69458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7058" calcext:value-type="float">
            <text:p>0.7058</text:p>
          </table:table-cell>
          <table:table-cell office:value-type="float" office:value="0.6874" calcext:value-type="float">
            <text:p>0.687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6742" calcext:value-type="float">
            <text:p>0.6742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535" calcext:value-type="float">
            <text:p>0.6535</text:p>
          </table:table-cell>
          <table:table-cell office:value-type="float" office:value="0.6504" calcext:value-type="float">
            <text:p>0.6504</text:p>
          </table:table-cell>
        </table:table-row>
        <table:table-row table:style-name="ro1">
          <table:table-cell/>
          <table:table-cell table:style-name="ce3" office:value-type="string" calcext:value-type="string">
            <text:p>Mwmote</text:p>
          </table:table-cell>
          <table:table-cell table:style-name="ce1" office:value-type="float" office:value="0.69458" calcext:value-type="float">
            <text:p>0.6945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338" calcext:value-type="float">
            <text:p>0.7338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7036" calcext:value-type="float">
            <text:p>0.7036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6972" calcext:value-type="float">
            <text:p>0.6972</text:p>
          </table:table-cell>
        </table:table-row>
        <table:table-row table:style-name="ro1">
          <table:table-cell/>
          <table:table-cell table:style-name="ce3" office:value-type="string" calcext:value-type="string">
            <text:p>Adasyn</text:p>
          </table:table-cell>
          <table:table-cell table:style-name="ce1" office:value-type="float" office:value="0.69458" calcext:value-type="float">
            <text:p>0.69458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6633" calcext:value-type="float">
            <text:p>0.6633</text:p>
          </table:table-cell>
        </table:table-row>
        <table:table-row table:style-name="ro1">
          <table:table-cell/>
          <table:table-cell table:style-name="ce3" office:value-type="string" calcext:value-type="string">
            <text:p>Ramoboost</text:p>
          </table:table-cell>
          <table:table-cell table:style-name="ce1" office:value-type="float" office:value="0.69458" calcext:value-type="float">
            <text:p>0.69458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7094" calcext:value-type="float">
            <text:p>0.7094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7009" calcext:value-type="float">
            <text:p>0.7009</text:p>
          </table:table-cell>
        </table:table-row>
        <table:table-row table:style-name="ro1">
          <table:table-cell/>
          <table:table-cell table:style-name="ce3" office:value-type="string" calcext:value-type="string">
            <text:p>Proposed</text:p>
          </table:table-cell>
          <table:table-cell table:style-name="ce1" office:value-type="float" office:value="0.69458" calcext:value-type="float">
            <text:p>0.69458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159" calcext:value-type="float">
            <text:p>0.7159</text:p>
          </table:table-cell>
          <table:table-cell office:value-type="float" office:value="0.7149" calcext:value-type="float">
            <text:p>0.7149</text:p>
          </table:table-cell>
          <table:table-cell office:value-type="float" office:value="0.7154" calcext:value-type="float">
            <text:p>0.7154</text:p>
          </table:table-cell>
        </table:table-row>
      </table:table>
      <table:table table:name="increasing_maj_on_optimal_portionOfNewData(min=2X)" table:style-name="ta1">
        <table:table-column table:style-name="co1" table:number-columns-repeated="4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428" calcext:value-type="float">
            <text:p>0.8428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7184" calcext:value-type="float">
            <text:p>0.7184</text:p>
          </table:table-cell>
          <table:table-cell/>
          <table:table-cell office:value-type="float" office:value="0.8428" calcext:value-type="float">
            <text:p>0.8428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7188" calcext:value-type="float">
            <text:p>0.7188</text:p>
          </table:table-cell>
          <table:table-cell/>
          <table:table-cell office:value-type="float" office:value="0.8423" calcext:value-type="float">
            <text:p>0.8423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7185" calcext:value-type="float">
            <text:p>0.7185</text:p>
          </table:table-cell>
          <table:table-cell/>
          <table:table-cell office:value-type="float" office:value="0.8421" calcext:value-type="float">
            <text:p>0.8421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7193" calcext:value-type="float">
            <text:p>0.7193</text:p>
          </table:table-cell>
          <table:table-cell/>
          <table:table-cell office:value-type="float" office:value="0.8413" calcext:value-type="float">
            <text:p>0.8413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718" calcext:value-type="float">
            <text:p>0.718</text:p>
          </table:table-cell>
          <table:table-cell/>
          <table:table-cell office:value-type="float" office:value="0.8413" calcext:value-type="float">
            <text:p>0.8413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7181" calcext:value-type="float">
            <text:p>0.7181</text:p>
          </table:table-cell>
          <table:table-cell/>
          <table:table-cell office:value-type="float" office:value="0.8419" calcext:value-type="float">
            <text:p>0.841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7185" calcext:value-type="float">
            <text:p>0.7185</text:p>
          </table:table-cell>
          <table:table-cell/>
          <table:table-cell office:value-type="float" office:value="0.8419" calcext:value-type="float">
            <text:p>0.841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7186" calcext:value-type="float">
            <text:p>0.7186</text:p>
          </table:table-cell>
          <table:table-cell/>
          <table:table-cell office:value-type="float" office:value="0.8422" calcext:value-type="float">
            <text:p>0.8422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7188" calcext:value-type="float">
            <text:p>0.7188</text:p>
          </table:table-cell>
          <table:table-cell/>
          <table:table-cell office:value-type="float" office:value="0.8415" calcext:value-type="float">
            <text:p>0.8415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7182" calcext:value-type="float">
            <text:p>0.7182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9169" calcext:value-type="float">
            <text:p>0.9169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7942" calcext:value-type="float">
            <text:p>0.7942</text:p>
          </table:table-cell>
          <table:table-cell/>
          <table:table-cell office:value-type="float" office:value="0.9166" calcext:value-type="float">
            <text:p>0.9166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7945" calcext:value-type="float">
            <text:p>0.7945</text:p>
          </table:table-cell>
          <table:table-cell/>
          <table:table-cell office:value-type="float" office:value="0.9167" calcext:value-type="float">
            <text:p>0.9167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7948" calcext:value-type="float">
            <text:p>0.7948</text:p>
          </table:table-cell>
          <table:table-cell/>
          <table:table-cell office:value-type="float" office:value="0.9168" calcext:value-type="float">
            <text:p>0.9168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7949" calcext:value-type="float">
            <text:p>0.7949</text:p>
          </table:table-cell>
          <table:table-cell/>
          <table:table-cell office:value-type="float" office:value="0.9167" calcext:value-type="float">
            <text:p>0.9167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7942" calcext:value-type="float">
            <text:p>0.7942</text:p>
          </table:table-cell>
          <table:table-cell/>
          <table:table-cell office:value-type="float" office:value="0.9168" calcext:value-type="float">
            <text:p>0.9168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7938" calcext:value-type="float">
            <text:p>0.7938</text:p>
          </table:table-cell>
          <table:table-cell/>
          <table:table-cell office:value-type="float" office:value="0.9175" calcext:value-type="float">
            <text:p>0.9175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7949" calcext:value-type="float">
            <text:p>0.7949</text:p>
          </table:table-cell>
          <table:table-cell/>
          <table:table-cell office:value-type="float" office:value="0.9177" calcext:value-type="float">
            <text:p>0.9177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7951" calcext:value-type="float">
            <text:p>0.7951</text:p>
          </table:table-cell>
          <table:table-cell/>
          <table:table-cell office:value-type="float" office:value="0.9173" calcext:value-type="float">
            <text:p>0.9173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7949" calcext:value-type="float">
            <text:p>0.7949</text:p>
          </table:table-cell>
          <table:table-cell/>
          <table:table-cell office:value-type="float" office:value="0.9173" calcext:value-type="float">
            <text:p>0.9173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7953" calcext:value-type="float">
            <text:p>0.7953</text:p>
          </table:table-cell>
          <table:table-cell/>
          <table:table-cell office:value-type="float" office:value="0.9173" calcext:value-type="float">
            <text:p>0.9173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7951" calcext:value-type="float">
            <text:p>0.7951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884" calcext:value-type="float">
            <text:p>0.8884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6478" calcext:value-type="float">
            <text:p>0.6478</text:p>
          </table:table-cell>
          <table:table-cell/>
          <table:table-cell office:value-type="float" office:value="0.8872" calcext:value-type="float">
            <text:p>0.8872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6469" calcext:value-type="float">
            <text:p>0.6469</text:p>
          </table:table-cell>
          <table:table-cell/>
          <table:table-cell office:value-type="float" office:value="0.8868" calcext:value-type="float">
            <text:p>0.8868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6465" calcext:value-type="float">
            <text:p>0.6465</text:p>
          </table:table-cell>
          <table:table-cell/>
          <table:table-cell office:value-type="float" office:value="0.8869" calcext:value-type="float">
            <text:p>0.8869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6462" calcext:value-type="float">
            <text:p>0.6462</text:p>
          </table:table-cell>
          <table:table-cell/>
          <table:table-cell office:value-type="float" office:value="0.8885" calcext:value-type="float">
            <text:p>0.8885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6463" calcext:value-type="float">
            <text:p>0.6463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6455" calcext:value-type="float">
            <text:p>0.6455</text:p>
          </table:table-cell>
          <table:table-cell/>
          <table:table-cell office:value-type="float" office:value="0.8869" calcext:value-type="float">
            <text:p>0.8869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6428" calcext:value-type="float">
            <text:p>0.6428</text:p>
          </table:table-cell>
          <table:table-cell/>
          <table:table-cell office:value-type="float" office:value="0.8872" calcext:value-type="float">
            <text:p>0.8872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6426" calcext:value-type="float">
            <text:p>0.6426</text:p>
          </table:table-cell>
          <table:table-cell/>
          <table:table-cell office:value-type="float" office:value="0.8879" calcext:value-type="float">
            <text:p>0.8879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6437" calcext:value-type="float">
            <text:p>0.6437</text:p>
          </table:table-cell>
          <table:table-cell/>
          <table:table-cell office:value-type="float" office:value="0.8861" calcext:value-type="float">
            <text:p>0.8861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6424" calcext:value-type="float">
            <text:p>0.6424</text:p>
          </table:table-cell>
          <table:table-cell/>
          <table:table-cell office:value-type="float" office:value="0.8864" calcext:value-type="float">
            <text:p>0.8864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6424" calcext:value-type="float">
            <text:p>0.6424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737" calcext:value-type="float">
            <text:p>0.8737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7631" calcext:value-type="float">
            <text:p>0.7631</text:p>
          </table:table-cell>
          <table:table-cell/>
          <table:table-cell office:value-type="float" office:value="0.8646" calcext:value-type="float">
            <text:p>0.8646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7555" calcext:value-type="float">
            <text:p>0.7555</text:p>
          </table:table-cell>
          <table:table-cell/>
          <table:table-cell office:value-type="float" office:value="0.8632" calcext:value-type="float">
            <text:p>0.8632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755" calcext:value-type="float">
            <text:p>0.755</text:p>
          </table:table-cell>
          <table:table-cell/>
          <table:table-cell office:value-type="float" office:value="0.8579" calcext:value-type="float">
            <text:p>0.8579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7535" calcext:value-type="float">
            <text:p>0.7535</text:p>
          </table:table-cell>
          <table:table-cell/>
          <table:table-cell office:value-type="float" office:value="0.8605" calcext:value-type="float">
            <text:p>0.8605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7544" calcext:value-type="float">
            <text:p>0.7544</text:p>
          </table:table-cell>
          <table:table-cell/>
          <table:table-cell office:value-type="float" office:value="0.8612" calcext:value-type="float">
            <text:p>0.8612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7562" calcext:value-type="float">
            <text:p>0.7562</text:p>
          </table:table-cell>
          <table:table-cell/>
          <table:table-cell office:value-type="float" office:value="0.8592" calcext:value-type="float">
            <text:p>0.8592</text:p>
          </table:table-cell>
          <table:table-cell office:value-type="float" office:value="0.648" calcext:value-type="float">
            <text:p>0.648</text:p>
          </table:table-cell>
          <table:table-cell office:value-type="float" office:value="0.7536" calcext:value-type="float">
            <text:p>0.7536</text:p>
          </table:table-cell>
          <table:table-cell/>
          <table:table-cell office:value-type="float" office:value="0.8587" calcext:value-type="float">
            <text:p>0.8587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7535" calcext:value-type="float">
            <text:p>0.7535</text:p>
          </table:table-cell>
          <table:table-cell/>
          <table:table-cell office:value-type="float" office:value="0.8614" calcext:value-type="float">
            <text:p>0.8614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7549" calcext:value-type="float">
            <text:p>0.7549</text:p>
          </table:table-cell>
          <table:table-cell/>
          <table:table-cell office:value-type="float" office:value="0.8601" calcext:value-type="float">
            <text:p>0.8601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7546" calcext:value-type="float">
            <text:p>0.7546</text:p>
          </table:table-cell>
          <table:table-cell/>
          <table:table-cell office:value-type="float" office:value="0.8603" calcext:value-type="float">
            <text:p>0.8603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7532" calcext:value-type="float">
            <text:p>0.7532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0013" calcext:value-type="float">
            <text:p>0.0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26" calcext:value-type="float">
            <text:p>0.0026</text:p>
          </table:table-cell>
          <table:table-cell table:number-columns-repeated="2" office:value-type="float" office:value="0.0022" calcext:value-type="float">
            <text:p>0.0022</text:p>
          </table:table-cell>
          <table:table-cell/>
          <table:table-cell office:value-type="float" office:value="0.0022" calcext:value-type="float">
            <text:p>0.002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7" calcext:value-type="float">
            <text:p>0.0017</text:p>
          </table:table-cell>
          <table:table-cell/>
          <table:table-cell table:number-columns-repeated="2" office:value-type="float" office:value="0.0028" calcext:value-type="float">
            <text:p>0.0028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29" calcext:value-type="float">
            <text:p>0.002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0.0036" calcext:value-type="float">
            <text:p>0.003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6" calcext:value-type="float">
            <text:p>0.0036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4" calcext:value-type="float">
            <text:p>0.0034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.0056" calcext:value-type="float">
            <text:p>0.005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.0063" calcext:value-type="float">
            <text:p>0.0063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7184" calcext:value-type="float">
            <text:p>0.7184</text:p>
          </table:table-cell>
          <table:table-cell table:number-columns-repeated="3"/>
          <table:table-cell office:value-type="float" office:value="0.7237" calcext:value-type="float">
            <text:p>0.7237</text:p>
          </table:table-cell>
          <table:table-cell table:number-columns-repeated="3"/>
          <table:table-cell office:value-type="float" office:value="0.7209" calcext:value-type="float">
            <text:p>0.7209</text:p>
          </table:table-cell>
          <table:table-cell table:number-columns-repeated="3"/>
          <table:table-cell office:value-type="float" office:value="0.7224" calcext:value-type="float">
            <text:p>0.7224</text:p>
          </table:table-cell>
          <table:table-cell table:number-columns-repeated="3"/>
          <table:table-cell office:value-type="float" office:value="0.7211" calcext:value-type="float">
            <text:p>0.7211</text:p>
          </table:table-cell>
          <table:table-cell table:number-columns-repeated="3"/>
          <table:table-cell office:value-type="float" office:value="0.7221" calcext:value-type="float">
            <text:p>0.7221</text:p>
          </table:table-cell>
          <table:table-cell table:number-columns-repeated="3"/>
          <table:table-cell office:value-type="float" office:value="0.721" calcext:value-type="float">
            <text:p>0.721</text:p>
          </table:table-cell>
          <table:table-cell table:number-columns-repeated="3"/>
          <table:table-cell office:value-type="float" office:value="0.7214" calcext:value-type="float">
            <text:p>0.7214</text:p>
          </table:table-cell>
          <table:table-cell table:number-columns-repeated="3"/>
          <table:table-cell office:value-type="float" office:value="0.7214" calcext:value-type="float">
            <text:p>0.7214</text:p>
          </table:table-cell>
          <table:table-cell table:number-columns-repeated="3"/>
          <table:table-cell office:value-type="float" office:value="0.7206" calcext:value-type="float">
            <text:p>0.7206</text:p>
          </table:table-cell>
          <table:table-cell table:number-columns-repeated="3"/>
          <table:table-cell office:value-type="float" office:value="0.7215" calcext:value-type="float">
            <text:p>0.7215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7988" calcext:value-type="float">
            <text:p>0.7988</text:p>
          </table:table-cell>
          <table:table-cell table:number-columns-repeated="3"/>
          <table:table-cell office:value-type="float" office:value="0.798" calcext:value-type="float">
            <text:p>0.798</text:p>
          </table:table-cell>
          <table:table-cell table:number-columns-repeated="3"/>
          <table:table-cell office:value-type="float" office:value="0.7978" calcext:value-type="float">
            <text:p>0.7978</text:p>
          </table:table-cell>
          <table:table-cell table:number-columns-repeated="3"/>
          <table:table-cell office:value-type="float" office:value="0.799" calcext:value-type="float">
            <text:p>0.799</text:p>
          </table:table-cell>
          <table:table-cell table:number-columns-repeated="3"/>
          <table:table-cell office:value-type="float" office:value="0.7978" calcext:value-type="float">
            <text:p>0.7978</text:p>
          </table:table-cell>
          <table:table-cell table:number-columns-repeated="3"/>
          <table:table-cell office:value-type="float" office:value="0.7968" calcext:value-type="float">
            <text:p>0.7968</text:p>
          </table:table-cell>
          <table:table-cell table:number-columns-repeated="3"/>
          <table:table-cell office:value-type="float" office:value="0.7972" calcext:value-type="float">
            <text:p>0.7972</text:p>
          </table:table-cell>
          <table:table-cell table:number-columns-repeated="3"/>
          <table:table-cell office:value-type="float" office:value="0.7995" calcext:value-type="float">
            <text:p>0.7995</text:p>
          </table:table-cell>
          <table:table-cell table:number-columns-repeated="3"/>
          <table:table-cell office:value-type="float" office:value="0.798" calcext:value-type="float">
            <text:p>0.798</text:p>
          </table:table-cell>
          <table:table-cell table:number-columns-repeated="3"/>
          <table:table-cell office:value-type="float" office:value="0.7979" calcext:value-type="float">
            <text:p>0.7979</text:p>
          </table:table-cell>
          <table:table-cell table:number-columns-repeated="3"/>
          <table:table-cell office:value-type="float" office:value="0.799" calcext:value-type="float">
            <text:p>0.799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6478" calcext:value-type="float">
            <text:p>0.6478</text:p>
          </table:table-cell>
          <table:table-cell table:number-columns-repeated="3"/>
          <table:table-cell office:value-type="float" office:value="0.6496" calcext:value-type="float">
            <text:p>0.6496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6486" calcext:value-type="float">
            <text:p>0.6486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6485" calcext:value-type="float">
            <text:p>0.6485</text:p>
          </table:table-cell>
          <table:table-cell table:number-columns-repeated="3"/>
          <table:table-cell office:value-type="float" office:value="0.6474" calcext:value-type="float">
            <text:p>0.6474</text:p>
          </table:table-cell>
          <table:table-cell table:number-columns-repeated="3"/>
          <table:table-cell office:value-type="float" office:value="0.6451" calcext:value-type="float">
            <text:p>0.6451</text:p>
          </table:table-cell>
          <table:table-cell table:number-columns-repeated="3"/>
          <table:table-cell office:value-type="float" office:value="0.6477" calcext:value-type="float">
            <text:p>0.6477</text:p>
          </table:table-cell>
          <table:table-cell table:number-columns-repeated="3"/>
          <table:table-cell office:value-type="float" office:value="0.6467" calcext:value-type="float">
            <text:p>0.6467</text:p>
          </table:table-cell>
          <table:table-cell table:number-columns-repeated="3"/>
          <table:table-cell office:value-type="float" office:value="0.648" calcext:value-type="float">
            <text:p>0.648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7631" calcext:value-type="float">
            <text:p>0.7631</text:p>
          </table:table-cell>
          <table:table-cell table:number-columns-repeated="3"/>
          <table:table-cell office:value-type="float" office:value="0.7594" calcext:value-type="float">
            <text:p>0.7594</text:p>
          </table:table-cell>
          <table:table-cell table:number-columns-repeated="3"/>
          <table:table-cell office:value-type="float" office:value="0.7614" calcext:value-type="float">
            <text:p>0.7614</text:p>
          </table:table-cell>
          <table:table-cell table:number-columns-repeated="3"/>
          <table:table-cell office:value-type="float" office:value="0.7586" calcext:value-type="float">
            <text:p>0.7586</text:p>
          </table:table-cell>
          <table:table-cell table:number-columns-repeated="3"/>
          <table:table-cell office:value-type="float" office:value="0.7614" calcext:value-type="float">
            <text:p>0.7614</text:p>
          </table:table-cell>
          <table:table-cell table:number-columns-repeated="3"/>
          <table:table-cell office:value-type="float" office:value="0.7627" calcext:value-type="float">
            <text:p>0.7627</text:p>
          </table:table-cell>
          <table:table-cell table:number-columns-repeated="3"/>
          <table:table-cell office:value-type="float" office:value="0.759" calcext:value-type="float">
            <text:p>0.759</text:p>
          </table:table-cell>
          <table:table-cell table:number-columns-repeated="3"/>
          <table:table-cell office:value-type="float" office:value="0.7628" calcext:value-type="float">
            <text:p>0.7628</text:p>
          </table:table-cell>
          <table:table-cell table:number-columns-repeated="3"/>
          <table:table-cell office:value-type="float" office:value="0.7602" calcext:value-type="float">
            <text:p>0.7602</text:p>
          </table:table-cell>
          <table:table-cell table:number-columns-repeated="3"/>
          <table:table-cell office:value-type="float" office:value="0.7627" calcext:value-type="float">
            <text:p>0.7627</text:p>
          </table:table-cell>
          <table:table-cell table:number-columns-repeated="3"/>
          <table:table-cell office:value-type="float" office:value="0.7603" calcext:value-type="float">
            <text:p>0.7603</text:p>
          </table:table-cell>
          <table:table-cell table:number-columns-repeated="2"/>
        </table:table-row>
        <table:table-row table:style-name="ro1" table:number-rows-repeated="7">
          <table:table-cell table:number-columns-repeated="44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308" calcext:value-type="float">
            <text:p>0.8308</text:p>
          </table:table-cell>
          <table:table-cell table:number-columns-repeated="3"/>
          <table:table-cell office:value-type="float" office:value="0.832" calcext:value-type="float">
            <text:p>0.832</text:p>
          </table:table-cell>
          <table:table-cell table:number-columns-repeated="3"/>
          <table:table-cell office:value-type="float" office:value="0.8321" calcext:value-type="float">
            <text:p>0.8321</text:p>
          </table:table-cell>
          <table:table-cell table:number-columns-repeated="3"/>
          <table:table-cell office:value-type="float" office:value="0.8318" calcext:value-type="float">
            <text:p>0.8318</text:p>
          </table:table-cell>
          <table:table-cell table:number-columns-repeated="3"/>
          <table:table-cell office:value-type="float" office:value="0.8316" calcext:value-type="float">
            <text:p>0.8316</text:p>
          </table:table-cell>
          <table:table-cell table:number-columns-repeated="3"/>
          <table:table-cell office:value-type="float" office:value="0.8327" calcext:value-type="float">
            <text:p>0.8327</text:p>
          </table:table-cell>
          <table:table-cell table:number-columns-repeated="3"/>
          <table:table-cell office:value-type="float" office:value="0.8322" calcext:value-type="float">
            <text:p>0.8322</text:p>
          </table:table-cell>
          <table:table-cell table:number-columns-repeated="3"/>
          <table:table-cell office:value-type="float" office:value="0.8318" calcext:value-type="float">
            <text:p>0.8318</text:p>
          </table:table-cell>
          <table:table-cell table:number-columns-repeated="3"/>
          <table:table-cell office:value-type="float" office:value="0.8334" calcext:value-type="float">
            <text:p>0.8334</text:p>
          </table:table-cell>
          <table:table-cell table:number-columns-repeated="3"/>
          <table:table-cell office:value-type="float" office:value="0.8325" calcext:value-type="float">
            <text:p>0.8325</text:p>
          </table:table-cell>
          <table:table-cell table:number-columns-repeated="3"/>
          <table:table-cell office:value-type="float" office:value="0.8324" calcext:value-type="float">
            <text:p>0.8324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818" calcext:value-type="float">
            <text:p>0.8818</text:p>
          </table:table-cell>
          <table:table-cell table:number-columns-repeated="3"/>
          <table:table-cell office:value-type="float" office:value="0.8829" calcext:value-type="float">
            <text:p>0.8829</text:p>
          </table:table-cell>
          <table:table-cell table:number-columns-repeated="3"/>
          <table:table-cell office:value-type="float" office:value="0.8831" calcext:value-type="float">
            <text:p>0.8831</text:p>
          </table:table-cell>
          <table:table-cell table:number-columns-repeated="3"/>
          <table:table-cell office:value-type="float" office:value="0.8818" calcext:value-type="float">
            <text:p>0.8818</text:p>
          </table:table-cell>
          <table:table-cell table:number-columns-repeated="3"/>
          <table:table-cell office:value-type="float" office:value="0.8827" calcext:value-type="float">
            <text:p>0.8827</text:p>
          </table:table-cell>
          <table:table-cell table:number-columns-repeated="3"/>
          <table:table-cell office:value-type="float" office:value="0.8818" calcext:value-type="float">
            <text:p>0.8818</text:p>
          </table:table-cell>
          <table:table-cell table:number-columns-repeated="3"/>
          <table:table-cell office:value-type="float" office:value="0.882" calcext:value-type="float">
            <text:p>0.882</text:p>
          </table:table-cell>
          <table:table-cell table:number-columns-repeated="3"/>
          <table:table-cell office:value-type="float" office:value="0.8817" calcext:value-type="float">
            <text:p>0.8817</text:p>
          </table:table-cell>
          <table:table-cell table:number-columns-repeated="3"/>
          <table:table-cell office:value-type="float" office:value="0.8844" calcext:value-type="float">
            <text:p>0.8844</text:p>
          </table:table-cell>
          <table:table-cell table:number-columns-repeated="3"/>
          <table:table-cell office:value-type="float" office:value="0.8828" calcext:value-type="float">
            <text:p>0.8828</text:p>
          </table:table-cell>
          <table:table-cell table:number-columns-repeated="3"/>
          <table:table-cell office:value-type="float" office:value="0.8822" calcext:value-type="float">
            <text:p>0.8822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406" calcext:value-type="float">
            <text:p>0.8406</text:p>
          </table:table-cell>
          <table:table-cell table:number-columns-repeated="3"/>
          <table:table-cell office:value-type="float" office:value="0.8422" calcext:value-type="float">
            <text:p>0.8422</text:p>
          </table:table-cell>
          <table:table-cell table:number-columns-repeated="3"/>
          <table:table-cell office:value-type="float" office:value="0.8422" calcext:value-type="float">
            <text:p>0.8422</text:p>
          </table:table-cell>
          <table:table-cell table:number-columns-repeated="3"/>
          <table:table-cell office:value-type="float" office:value="0.8429" calcext:value-type="float">
            <text:p>0.8429</text:p>
          </table:table-cell>
          <table:table-cell table:number-columns-repeated="3"/>
          <table:table-cell office:value-type="float" office:value="0.8428" calcext:value-type="float">
            <text:p>0.8428</text:p>
          </table:table-cell>
          <table:table-cell table:number-columns-repeated="3"/>
          <table:table-cell office:value-type="float" office:value="0.8427" calcext:value-type="float">
            <text:p>0.8427</text:p>
          </table:table-cell>
          <table:table-cell table:number-columns-repeated="3"/>
          <table:table-cell office:value-type="float" office:value="0.8424" calcext:value-type="float">
            <text:p>0.8424</text:p>
          </table:table-cell>
          <table:table-cell table:number-columns-repeated="3"/>
          <table:table-cell office:value-type="float" office:value="0.8428" calcext:value-type="float">
            <text:p>0.8428</text:p>
          </table:table-cell>
          <table:table-cell table:number-columns-repeated="3"/>
          <table:table-cell office:value-type="float" office:value="0.8423" calcext:value-type="float">
            <text:p>0.8423</text:p>
          </table:table-cell>
          <table:table-cell table:number-columns-repeated="3"/>
          <table:table-cell office:value-type="float" office:value="0.8419" calcext:value-type="float">
            <text:p>0.8419</text:p>
          </table:table-cell>
          <table:table-cell table:number-columns-repeated="3"/>
          <table:table-cell office:value-type="float" office:value="0.8424" calcext:value-type="float">
            <text:p>0.8424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688" calcext:value-type="float">
            <text:p>0.8688</text:p>
          </table:table-cell>
          <table:table-cell table:number-columns-repeated="3"/>
          <table:table-cell office:value-type="float" office:value="0.8695" calcext:value-type="float">
            <text:p>0.8695</text:p>
          </table:table-cell>
          <table:table-cell table:number-columns-repeated="3"/>
          <table:table-cell office:value-type="float" office:value="0.8693" calcext:value-type="float">
            <text:p>0.8693</text:p>
          </table:table-cell>
          <table:table-cell table:number-columns-repeated="3"/>
          <table:table-cell office:value-type="float" office:value="0.8701" calcext:value-type="float">
            <text:p>0.8701</text:p>
          </table:table-cell>
          <table:table-cell table:number-columns-repeated="3"/>
          <table:table-cell office:value-type="float" office:value="0.8707" calcext:value-type="float">
            <text:p>0.8707</text:p>
          </table:table-cell>
          <table:table-cell table:number-columns-repeated="3"/>
          <table:table-cell office:value-type="float" office:value="0.8737" calcext:value-type="float">
            <text:p>0.8737</text:p>
          </table:table-cell>
          <table:table-cell table:number-columns-repeated="3"/>
          <table:table-cell office:value-type="float" office:value="0.8694" calcext:value-type="float">
            <text:p>0.8694</text:p>
          </table:table-cell>
          <table:table-cell table:number-columns-repeated="3"/>
          <table:table-cell office:value-type="float" office:value="0.8687" calcext:value-type="float">
            <text:p>0.8687</text:p>
          </table:table-cell>
          <table:table-cell table:number-columns-repeated="3"/>
          <table:table-cell office:value-type="float" office:value="0.8673" calcext:value-type="float">
            <text:p>0.8673</text:p>
          </table:table-cell>
          <table:table-cell table:number-columns-repeated="3"/>
          <table:table-cell office:value-type="float" office:value="0.8682" calcext:value-type="float">
            <text:p>0.8682</text:p>
          </table:table-cell>
          <table:table-cell table:number-columns-repeated="3"/>
          <table:table-cell office:value-type="float" office:value="0.8669" calcext:value-type="float">
            <text:p>0.8669</text:p>
          </table:table-cell>
          <table:table-cell table:number-columns-repeated="2"/>
        </table:table-row>
        <table:table-row table:style-name="ro1" table:number-rows-repeated="6">
          <table:table-cell table:number-columns-repeated="44"/>
        </table:table-row>
        <table:table-row table:style-name="ro1">
          <table:table-cell office:value-type="string" calcext:value-type="string">
            <text:p>Maj Fscore Only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0.8428" calcext:value-type="float">
            <text:p>0.8428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8421" calcext:value-type="float">
            <text:p>0.8421</text:p>
          </table:table-cell>
          <table:table-cell table:number-columns-repeated="2" office:value-type="float" office:value="0.8413" calcext:value-type="float">
            <text:p>0.8413</text:p>
          </table:table-cell>
          <table:table-cell table:number-columns-repeated="2" office:value-type="float" office:value="0.8419" calcext:value-type="float">
            <text:p>0.841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841" calcext:value-type="float">
            <text:p>0.841</text:p>
          </table:table-cell>
          <table:table-cell table:number-columns-repeated="33"/>
        </table:table-row>
        <table:table-row table:style-name="ro1">
          <table:table-cell office:value-type="float" office:value="0.9169" calcext:value-type="float">
            <text:p>0.9169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177" calcext:value-type="float">
            <text:p>0.9177</text:p>
          </table:table-cell>
          <table:table-cell table:number-columns-repeated="3" office:value-type="float" office:value="0.9173" calcext:value-type="float">
            <text:p>0.9173</text:p>
          </table:table-cell>
          <table:table-cell table:number-columns-repeated="33"/>
        </table:table-row>
        <table:table-row table:style-name="ro1">
          <table:table-cell office:value-type="float" office:value="0.8884" calcext:value-type="float">
            <text:p>0.8884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8864" calcext:value-type="float">
            <text:p>0.8864</text:p>
          </table:table-cell>
          <table:table-cell table:number-columns-repeated="33"/>
        </table:table-row>
        <table:table-row table:style-name="ro1">
          <table:table-cell office:value-type="float" office:value="0.8737" calcext:value-type="float">
            <text:p>0.8737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603" calcext:value-type="float">
            <text:p>0.8603</text:p>
          </table:table-cell>
          <table:table-cell table:number-columns-repeated="33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Min Fscore Only</text:p>
          </table:table-cell>
          <table:table-cell table:number-columns-repeated="43"/>
        </table:table-row>
        <table:table-row table:style-name="ro1">
          <table:table-cell office:value-type="float" office:value="0.5941" calcext:value-type="float">
            <text:p>0.5941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5949" calcext:value-type="float">
            <text:p>0.5949</text:p>
          </table:table-cell>
          <table:table-cell table:number-columns-repeated="2" office:value-type="float" office:value="0.5952" calcext:value-type="float">
            <text:p>0.5952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49" calcext:value-type="float">
            <text:p>0.5949</text:p>
          </table:table-cell>
          <table:table-cell table:number-columns-repeated="33"/>
        </table:table-row>
        <table:table-row table:style-name="ro1">
          <table:table-cell office:value-type="float" office:value="0.6716" calcext:value-type="float">
            <text:p>0.6716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6729" calcext:value-type="float">
            <text:p>0.6729</text:p>
          </table:table-cell>
          <table:table-cell table:number-columns-repeated="33"/>
        </table:table-row>
        <table:table-row table:style-name="ro1">
          <table:table-cell office:value-type="float" office:value="0.4071" calcext:value-type="float">
            <text:p>0.4071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3985" calcext:value-type="float">
            <text:p>0.3985</text:p>
          </table:table-cell>
          <table:table-cell table:number-columns-repeated="33"/>
        </table:table-row>
        <table:table-row table:style-name="ro1">
          <table:table-cell office:value-type="float" office:value="0.6525" calcext:value-type="float">
            <text:p>0.6525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6461" calcext:value-type="float">
            <text:p>0.6461</text:p>
          </table:table-cell>
          <table:table-cell table:number-columns-repeated="33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ve Fscore</text:p>
          </table:table-cell>
          <table:table-cell table:number-columns-repeated="12"/>
          <table:table-cell office:value-type="string" calcext:value-type="string">
            <text:p>Best/Worst</text:p>
          </table:table-cell>
          <table:table-cell office:value-type="string" calcext:value-type="string">
            <text:p>Differenc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188" calcext:value-type="float">
            <text:p>0.7188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193" calcext:value-type="float">
            <text:p>0.7193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7188" calcext:value-type="float">
            <text:p>0.7188</text:p>
          </table:table-cell>
          <table:table-cell office:value-type="float" office:value="0.7182" calcext:value-type="float">
            <text:p>0.7182</text:p>
          </table:table-cell>
          <table:table-cell office:value-type="float" office:value="0.7179" calcext:value-type="float">
            <text:p>0.7179</text:p>
          </table:table-cell>
          <table:table-cell/>
          <table:table-cell office:value-type="float" office:value="0.7478" calcext:value-type="float">
            <text:p>0.7478</text:p>
          </table:table-cell>
          <table:table-cell table:formula="of:=[.N118]-[.B118]" office:value-type="float" office:value="0.0294" calcext:value-type="float">
            <text:p>0.0294</text:p>
          </table:table-cell>
          <table:table-cell table:number-columns-repeated="29"/>
        </table:table-row>
        <table:table-row table:style-name="ro1">
          <table:table-cell/>
          <table:table-cell table:formula="of:=[.B118]+[.$O$118]" office:value-type="float" office:value="0.7478" calcext:value-type="float">
            <text:p>0.7478</text:p>
          </table:table-cell>
          <table:table-cell table:formula="of:=[.C118]+[.$O$118]" office:value-type="float" office:value="0.7482" calcext:value-type="float">
            <text:p>0.7482</text:p>
          </table:table-cell>
          <table:table-cell table:formula="of:=[.D118]+[.$O$118]" office:value-type="float" office:value="0.7479" calcext:value-type="float">
            <text:p>0.7479</text:p>
          </table:table-cell>
          <table:table-cell table:formula="of:=[.E118]+[.$O$118]" office:value-type="float" office:value="0.7487" calcext:value-type="float">
            <text:p>0.7487</text:p>
          </table:table-cell>
          <table:table-cell table:formula="of:=[.F118]+[.$O$118]" office:value-type="float" office:value="0.7474" calcext:value-type="float">
            <text:p>0.7474</text:p>
          </table:table-cell>
          <table:table-cell table:formula="of:=[.G118]+[.$O$118]" office:value-type="float" office:value="0.7475" calcext:value-type="float">
            <text:p>0.7475</text:p>
          </table:table-cell>
          <table:table-cell table:formula="of:=[.H118]+[.$O$118]" office:value-type="float" office:value="0.7479" calcext:value-type="float">
            <text:p>0.7479</text:p>
          </table:table-cell>
          <table:table-cell table:formula="of:=[.I118]+[.$O$118]" office:value-type="float" office:value="0.748" calcext:value-type="float">
            <text:p>0.748</text:p>
          </table:table-cell>
          <table:table-cell table:formula="of:=[.J118]+[.$O$118]" office:value-type="float" office:value="0.7482" calcext:value-type="float">
            <text:p>0.7482</text:p>
          </table:table-cell>
          <table:table-cell table:formula="of:=[.K118]+[.$O$118]" office:value-type="float" office:value="0.7476" calcext:value-type="float">
            <text:p>0.7476</text:p>
          </table:table-cell>
          <table:table-cell table:formula="of:=[.L118]+[.$O$118]" office:value-type="float" office:value="0.7473" calcext:value-type="float">
            <text:p>0.7473</text:p>
          </table:table-cell>
          <table:table-cell table:number-columns-repeated="3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951" calcext:value-type="float">
            <text:p>0.7951</text:p>
          </table:table-cell>
          <table:table-cell/>
          <table:table-cell office:value-type="float" office:value="0.8008" calcext:value-type="float">
            <text:p>0.8008</text:p>
          </table:table-cell>
          <table:table-cell table:formula="of:=[.N123]-[.B123]" office:value-type="float" office:value="0.00660000000000005" calcext:value-type="float">
            <text:p>0.0066</text:p>
          </table:table-cell>
          <table:table-cell table:number-columns-repeated="29"/>
        </table:table-row>
        <table:table-row table:style-name="ro1">
          <table:table-cell/>
          <table:table-cell table:formula="of:=[.B123]+[.$O$123]" office:value-type="float" office:value="0.8008" calcext:value-type="float">
            <text:p>0.8008</text:p>
          </table:table-cell>
          <table:table-cell table:formula="of:=[.C123]+[.$O$123]" office:value-type="float" office:value="0.8011" calcext:value-type="float">
            <text:p>0.8011</text:p>
          </table:table-cell>
          <table:table-cell table:formula="of:=[.D123]+[.$O$123]" office:value-type="float" office:value="0.8014" calcext:value-type="float">
            <text:p>0.8014</text:p>
          </table:table-cell>
          <table:table-cell table:formula="of:=[.E123]+[.$O$123]" office:value-type="float" office:value="0.8015" calcext:value-type="float">
            <text:p>0.8015</text:p>
          </table:table-cell>
          <table:table-cell table:formula="of:=[.F123]+[.$O$123]" office:value-type="float" office:value="0.8008" calcext:value-type="float">
            <text:p>0.8008</text:p>
          </table:table-cell>
          <table:table-cell table:formula="of:=[.G123]+[.$O$123]" office:value-type="float" office:value="0.8004" calcext:value-type="float">
            <text:p>0.8004</text:p>
          </table:table-cell>
          <table:table-cell table:formula="of:=[.H123]+[.$O$123]" office:value-type="float" office:value="0.8015" calcext:value-type="float">
            <text:p>0.8015</text:p>
          </table:table-cell>
          <table:table-cell table:formula="of:=[.I123]+[.$O$123]" office:value-type="float" office:value="0.8017" calcext:value-type="float">
            <text:p>0.8017</text:p>
          </table:table-cell>
          <table:table-cell table:formula="of:=[.J123]+[.$O$123]" office:value-type="float" office:value="0.8015" calcext:value-type="float">
            <text:p>0.8015</text:p>
          </table:table-cell>
          <table:table-cell table:formula="of:=[.K123]+[.$O$123]" office:value-type="float" office:value="0.8019" calcext:value-type="float">
            <text:p>0.8019</text:p>
          </table:table-cell>
          <table:table-cell table:formula="of:=[.L123]+[.$O$123]" office:value-type="float" office:value="0.8017" calcext:value-type="float">
            <text:p>0.8017</text:p>
          </table:table-cell>
          <table:table-cell table:number-columns-repeated="3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6478" calcext:value-type="float">
            <text:p>0.6478</text:p>
          </table:table-cell>
          <table:table-cell office:value-type="float" office:value="0.6469" calcext:value-type="float">
            <text:p>0.6469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6462" calcext:value-type="float">
            <text:p>0.6462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6437" calcext:value-type="float">
            <text:p>0.6437</text:p>
          </table:table-cell>
          <table:table-cell table:number-columns-repeated="2" office:value-type="float" office:value="0.6424" calcext:value-type="float">
            <text:p>0.6424</text:p>
          </table:table-cell>
          <table:table-cell/>
          <table:table-cell office:value-type="float" office:value="0.6519" calcext:value-type="float">
            <text:p>0.6519</text:p>
          </table:table-cell>
          <table:table-cell table:formula="of:=[.N128]-[.B128]" office:value-type="float" office:value="0.00409999999999999" calcext:value-type="float">
            <text:p>0.0041</text:p>
          </table:table-cell>
          <table:table-cell table:number-columns-repeated="29"/>
        </table:table-row>
        <table:table-row table:style-name="ro1">
          <table:table-cell/>
          <table:table-cell table:formula="of:=[.B128]+[.$O$128]" office:value-type="float" office:value="0.6519" calcext:value-type="float">
            <text:p>0.6519</text:p>
          </table:table-cell>
          <table:table-cell table:formula="of:=[.C128]+[.$O$128]" office:value-type="float" office:value="0.651" calcext:value-type="float">
            <text:p>0.651</text:p>
          </table:table-cell>
          <table:table-cell table:formula="of:=[.D128]+[.$O$128]" office:value-type="float" office:value="0.6506" calcext:value-type="float">
            <text:p>0.6506</text:p>
          </table:table-cell>
          <table:table-cell table:formula="of:=[.E128]+[.$O$128]" office:value-type="float" office:value="0.6503" calcext:value-type="float">
            <text:p>0.6503</text:p>
          </table:table-cell>
          <table:table-cell table:formula="of:=[.F128]+[.$O$128]" office:value-type="float" office:value="0.6504" calcext:value-type="float">
            <text:p>0.6504</text:p>
          </table:table-cell>
          <table:table-cell table:formula="of:=[.G128]+[.$O$128]" office:value-type="float" office:value="0.6496" calcext:value-type="float">
            <text:p>0.6496</text:p>
          </table:table-cell>
          <table:table-cell table:formula="of:=[.H128]+[.$O$128]" office:value-type="float" office:value="0.6469" calcext:value-type="float">
            <text:p>0.6469</text:p>
          </table:table-cell>
          <table:table-cell table:formula="of:=[.I128]+[.$O$128]" office:value-type="float" office:value="0.6467" calcext:value-type="float">
            <text:p>0.6467</text:p>
          </table:table-cell>
          <table:table-cell table:formula="of:=[.J128]+[.$O$128]" office:value-type="float" office:value="0.6478" calcext:value-type="float">
            <text:p>0.6478</text:p>
          </table:table-cell>
          <table:table-cell table:formula="of:=[.K128]+[.$O$128]" office:value-type="float" office:value="0.6465" calcext:value-type="float">
            <text:p>0.6465</text:p>
          </table:table-cell>
          <table:table-cell table:formula="of:=[.L128]+[.$O$128]" office:value-type="float" office:value="0.6465" calcext:value-type="float">
            <text:p>0.6465</text:p>
          </table:table-cell>
          <table:table-cell table:number-columns-repeated="3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7631" calcext:value-type="float">
            <text:p>0.7631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7549" calcext:value-type="float">
            <text:p>0.7549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7532" calcext:value-type="float">
            <text:p>0.7532</text:p>
          </table:table-cell>
          <table:table-cell/>
          <table:table-cell office:value-type="float" office:value="0.7568" calcext:value-type="float">
            <text:p>0.7568</text:p>
          </table:table-cell>
          <table:table-cell table:formula="of:=[.N133]-[.B133]" office:value-type="float" office:value="-0.00629999999999997" calcext:value-type="float">
            <text:p>-0.0063</text:p>
          </table:table-cell>
          <table:table-cell table:number-columns-repeated="29"/>
        </table:table-row>
        <table:table-row table:style-name="ro1">
          <table:table-cell/>
          <table:table-cell table:formula="of:=[.B133]+[.$O$133]" office:value-type="float" office:value="0.7568" calcext:value-type="float">
            <text:p>0.7568</text:p>
          </table:table-cell>
          <table:table-cell table:formula="of:=[.C133]+[.$O$133]" office:value-type="float" office:value="0.7492" calcext:value-type="float">
            <text:p>0.7492</text:p>
          </table:table-cell>
          <table:table-cell table:formula="of:=[.D133]+[.$O$133]" office:value-type="float" office:value="0.7487" calcext:value-type="float">
            <text:p>0.7487</text:p>
          </table:table-cell>
          <table:table-cell table:formula="of:=[.E133]+[.$O$133]" office:value-type="float" office:value="0.7472" calcext:value-type="float">
            <text:p>0.7472</text:p>
          </table:table-cell>
          <table:table-cell table:formula="of:=[.F133]+[.$O$133]" office:value-type="float" office:value="0.7481" calcext:value-type="float">
            <text:p>0.7481</text:p>
          </table:table-cell>
          <table:table-cell table:formula="of:=[.G133]+[.$O$133]" office:value-type="float" office:value="0.7499" calcext:value-type="float">
            <text:p>0.7499</text:p>
          </table:table-cell>
          <table:table-cell table:formula="of:=[.H133]+[.$O$133]" office:value-type="float" office:value="0.7473" calcext:value-type="float">
            <text:p>0.7473</text:p>
          </table:table-cell>
          <table:table-cell table:formula="of:=[.I133]+[.$O$133]" office:value-type="float" office:value="0.7472" calcext:value-type="float">
            <text:p>0.7472</text:p>
          </table:table-cell>
          <table:table-cell table:formula="of:=[.J133]+[.$O$133]" office:value-type="float" office:value="0.7486" calcext:value-type="float">
            <text:p>0.7486</text:p>
          </table:table-cell>
          <table:table-cell table:formula="of:=[.K133]+[.$O$133]" office:value-type="float" office:value="0.7483" calcext:value-type="float">
            <text:p>0.7483</text:p>
          </table:table-cell>
          <table:table-cell table:formula="of:=[.L133]+[.$O$133]" office:value-type="float" office:value="0.7469" calcext:value-type="float">
            <text:p>0.7469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 style:data-style-name="N2" text:time-value="13:52:44.167696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 </meta:initial-creator>
    <meta:creation-date>2015-06-01T20:26:39.330952656</meta:creation-date>
    <dc:date>2015-08-15T01:07:20.569663597</dc:date>
    <dc:creator>xi </dc:creator>
    <meta:editing-duration>P8DT9H28M22S</meta:editing-duration>
    <meta:editing-cycles>71</meta:editing-cycles>
    <meta:generator>LibreOffice/4.2.7.2$Linux_X86_64 LibreOffice_project/420m0$Build-2</meta:generator>
    <meta:document-statistic meta:table-count="9" meta:cell-count="53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8" chart:maximum="0.7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Knn</text:p>
        </chart:title>
        <chart:legend chart:legend-position="end" svg:x="12.91cm" svg:y="2.707cm" style:legend-expansion="high" chart:style-name="ch3"/>
        <chart:plot-area chart:style-name="ch4" table:cell-range-address="Plot.B1:Plot.M8" chart:data-source-has-labels="both" svg:x="1.331cm" svg:y="1.301cm" svg:width="11.259cm" svg:height="7.519cm">
          <chartooo:coordinate-region svg:x="2.243cm" svg:y="1.5cm" svg:width="10.253cm" svg:height="6.673cm"/>
          <chart:axis chart:dimension="x" chart:name="primary-x" chart:style-name="ch5" chartooo:axis-type="auto">
            <chartooo:date-scale/>
            <chart:categories table:cell-range-address="Plot.C1:Plot.M1"/>
          </chart:axis>
          <chart:axis chart:dimension="y" chart:name="primary-y" chart:style-name="ch6">
            <chart:title svg:x="0.451cm" svg:y="5.607cm" chart:style-name="ch7">
              <text:p>Fscore</text:p>
            </chart:title>
            <chart:grid chart:style-name="ch8" chart:class="major"/>
          </chart:axis>
          <chart:series chart:style-name="ch9" chart:values-cell-range-address="Plot.C2:Plot.M2" chart:label-cell-address="Plot.B2:Plot.B2" chart:class="chart:line">
            <chart:data-point chart:repeated="11"/>
          </chart:series>
          <chart:series chart:style-name="ch10" chart:values-cell-range-address="Plot.C3:Plot.M3" chart:label-cell-address="Plot.B3:Plot.B3" chart:class="chart:line">
            <chart:data-point chart:repeated="11"/>
          </chart:series>
          <chart:series chart:style-name="ch11" chart:values-cell-range-address="Plot.C4:Plot.M4" chart:label-cell-address="Plot.B4:Plot.B4" chart:class="chart:line">
            <chart:data-point chart:repeated="11"/>
          </chart:series>
          <chart:series chart:style-name="ch12" chart:values-cell-range-address="Plot.C5:Plot.M5" chart:label-cell-address="Plot.B5:Plot.B5" chart:class="chart:line">
            <chart:data-point chart:repeated="11"/>
          </chart:series>
          <chart:series chart:style-name="ch13" chart:values-cell-range-address="Plot.C6:Plot.M6" chart:label-cell-address="Plot.B6:Plot.B6" chart:class="chart:line">
            <chart:data-point chart:repeated="11"/>
          </chart:series>
          <chart:series chart:style-name="ch14" chart:values-cell-range-address="Plot.C7:Plot.M7" chart:label-cell-address="Plot.B7:Plot.B7" chart:class="chart:line">
            <chart:data-point chart:repeated="11"/>
          </chart:series>
          <chart:series chart:style-name="ch15" chart:values-cell-range-address="Plot.C8:Plot.M8" chart:label-cell-address="Plot.B8:Plot.B8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Plot.C1:Plot.M1</svg:desc>
                </draw:g>
              </table:table-cell>
              <table:table-cell office:value-type="float" office:value="0.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  <table:table-cell office:value-type="float" office:value="2.5">
                <text:p/>
              </table:table-cell>
              <table:table-cell office:value-type="float" office:value="3">
                <text:p/>
              </table:table-cell>
              <table:table-cell office:value-type="float" office:value="3.5">
                <text:p/>
              </table:table-cell>
              <table:table-cell office:value-type="float" office:value="4">
                <text:p/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up</text:p>
                <draw:g>
                  <svg:desc>Plot.B2:Plot.B2</svg:desc>
                </draw:g>
              </table:table-cell>
              <table:table-cell office:value-type="float" office:value="0.7435">
                <text:p>0.7435</text:p>
                <draw:g>
                  <svg:desc>Plot.C2:Plot.M2</svg:desc>
                </draw:g>
              </table:table-cell>
              <table:table-cell office:value-type="float" office:value="0.7346">
                <text:p>0.7346</text:p>
              </table:table-cell>
              <table:table-cell office:value-type="float" office:value="0.7283">
                <text:p>0.7283</text:p>
              </table:table-cell>
              <table:table-cell office:value-type="float" office:value="0.7232">
                <text:p>0.7232</text:p>
              </table:table-cell>
              <table:table-cell office:value-type="float" office:value="0.7218">
                <text:p>0.7218</text:p>
              </table:table-cell>
              <table:table-cell office:value-type="float" office:value="0.7204">
                <text:p>0.7204</text:p>
              </table:table-cell>
              <table:table-cell office:value-type="float" office:value="0.7208">
                <text:p>0.7208</text:p>
              </table:table-cell>
              <table:table-cell office:value-type="float" office:value="0.7201">
                <text:p>0.7201</text:p>
              </table:table-cell>
              <table:table-cell office:value-type="float" office:value="0.7202">
                <text:p>0.7202</text:p>
              </table:table-cell>
              <table:table-cell office:value-type="float" office:value="0.7194">
                <text:p>0.7194</text:p>
              </table:table-cell>
              <table:table-cell office:value-type="float" office:value="0.7201">
                <text:p>0.7201</text:p>
              </table:table-cell>
            </table:table-row>
            <table:table-row>
              <table:table-cell office:value-type="string">
                <text:p>Smote</text:p>
                <draw:g>
                  <svg:desc>Plot.B3:Plot.B3</svg:desc>
                </draw:g>
              </table:table-cell>
              <table:table-cell office:value-type="float" office:value="0.7435">
                <text:p>0.7435</text:p>
                <draw:g>
                  <svg:desc>Plot.C3:Plot.M3</svg:desc>
                </draw:g>
              </table:table-cell>
              <table:table-cell office:value-type="float" office:value="0.7219">
                <text:p>0.7219</text:p>
              </table:table-cell>
              <table:table-cell office:value-type="float" office:value="0.7248">
                <text:p>0.7248</text:p>
              </table:table-cell>
              <table:table-cell office:value-type="float" office:value="0.729">
                <text:p>0.729</text:p>
              </table:table-cell>
              <table:table-cell office:value-type="float" office:value="0.7322">
                <text:p>0.7322</text:p>
              </table:table-cell>
              <table:table-cell office:value-type="float" office:value="0.7316">
                <text:p>0.7316</text:p>
              </table:table-cell>
              <table:table-cell office:value-type="float" office:value="0.7332">
                <text:p>0.7332</text:p>
              </table:table-cell>
              <table:table-cell office:value-type="float" office:value="0.7309">
                <text:p>0.7309</text:p>
              </table:table-cell>
              <table:table-cell office:value-type="float" office:value="0.7309">
                <text:p>0.7309</text:p>
              </table:table-cell>
              <table:table-cell office:value-type="float" office:value="0.7316">
                <text:p>0.7316</text:p>
              </table:table-cell>
              <table:table-cell office:value-type="float" office:value="0.7311">
                <text:p>0.7311</text:p>
              </table:table-cell>
            </table:table-row>
            <table:table-row>
              <table:table-cell office:value-type="string">
                <text:p>Borderline</text:p>
                <draw:g>
                  <svg:desc>Plot.B4:Plot.B4</svg:desc>
                </draw:g>
              </table:table-cell>
              <table:table-cell office:value-type="float" office:value="0.7435">
                <text:p>0.7435</text:p>
                <draw:g>
                  <svg:desc>Plot.C4:Plot.M4</svg:desc>
                </draw:g>
              </table:table-cell>
              <table:table-cell office:value-type="float" office:value="0.7271">
                <text:p>0.7271</text:p>
              </table:table-cell>
              <table:table-cell office:value-type="float" office:value="0.7117">
                <text:p>0.7117</text:p>
              </table:table-cell>
              <table:table-cell office:value-type="float" office:value="0.7068">
                <text:p>0.7068</text:p>
              </table:table-cell>
              <table:table-cell office:value-type="float" office:value="0.7023">
                <text:p>0.7023</text:p>
              </table:table-cell>
              <table:table-cell office:value-type="float" office:value="0.6973">
                <text:p>0.6973</text:p>
              </table:table-cell>
              <table:table-cell office:value-type="float" office:value="0.6956">
                <text:p>0.6956</text:p>
              </table:table-cell>
              <table:table-cell office:value-type="float" office:value="0.6941">
                <text:p>0.6941</text:p>
              </table:table-cell>
              <table:table-cell office:value-type="float" office:value="0.6935">
                <text:p>0.6935</text:p>
              </table:table-cell>
              <table:table-cell office:value-type="float" office:value="0.6917">
                <text:p>0.6917</text:p>
              </table:table-cell>
              <table:table-cell office:value-type="float" office:value="0.6918">
                <text:p>0.6918</text:p>
              </table:table-cell>
            </table:table-row>
            <table:table-row>
              <table:table-cell office:value-type="string">
                <text:p>Mwmote</text:p>
                <draw:g>
                  <svg:desc>Plot.B5:Plot.B5</svg:desc>
                </draw:g>
              </table:table-cell>
              <table:table-cell office:value-type="float" office:value="0.7435">
                <text:p>0.7435</text:p>
                <draw:g>
                  <svg:desc>Plot.C5:Plot.M5</svg:desc>
                </draw:g>
              </table:table-cell>
              <table:table-cell office:value-type="float" office:value="0.7177">
                <text:p>0.7177</text:p>
              </table:table-cell>
              <table:table-cell office:value-type="float" office:value="0.7192">
                <text:p>0.7192</text:p>
              </table:table-cell>
              <table:table-cell office:value-type="float" office:value="0.7248">
                <text:p>0.7248</text:p>
              </table:table-cell>
              <table:table-cell office:value-type="float" office:value="0.7248">
                <text:p>0.7248</text:p>
              </table:table-cell>
              <table:table-cell office:value-type="float" office:value="0.7261">
                <text:p>0.7261</text:p>
              </table:table-cell>
              <table:table-cell office:value-type="float" office:value="0.727">
                <text:p>0.727</text:p>
              </table:table-cell>
              <table:table-cell office:value-type="float" office:value="0.7289">
                <text:p>0.7289</text:p>
              </table:table-cell>
              <table:table-cell office:value-type="float" office:value="0.7257">
                <text:p>0.7257</text:p>
              </table:table-cell>
              <table:table-cell office:value-type="float" office:value="0.7268">
                <text:p>0.7268</text:p>
              </table:table-cell>
              <table:table-cell office:value-type="float" office:value="0.7281">
                <text:p>0.7281</text:p>
              </table:table-cell>
            </table:table-row>
            <table:table-row>
              <table:table-cell office:value-type="string">
                <text:p>Adasyn</text:p>
                <draw:g>
                  <svg:desc>Plot.B6:Plot.B6</svg:desc>
                </draw:g>
              </table:table-cell>
              <table:table-cell office:value-type="float" office:value="0.7435">
                <text:p>0.7435</text:p>
                <draw:g>
                  <svg:desc>Plot.C6:Plot.M6</svg:desc>
                </draw:g>
              </table:table-cell>
              <table:table-cell office:value-type="float" office:value="0.7276">
                <text:p>0.7276</text:p>
              </table:table-cell>
              <table:table-cell office:value-type="float" office:value="0.7163">
                <text:p>0.7163</text:p>
              </table:table-cell>
              <table:table-cell office:value-type="float" office:value="0.7093">
                <text:p>0.7093</text:p>
              </table:table-cell>
              <table:table-cell office:value-type="float" office:value="0.7038">
                <text:p>0.7038</text:p>
              </table:table-cell>
              <table:table-cell office:value-type="float" office:value="0.7009">
                <text:p>0.7009</text:p>
              </table:table-cell>
              <table:table-cell office:value-type="float" office:value="0.6986">
                <text:p>0.6986</text:p>
              </table:table-cell>
              <table:table-cell office:value-type="float" office:value="0.6961">
                <text:p>0.6961</text:p>
              </table:table-cell>
              <table:table-cell office:value-type="float" office:value="0.6947">
                <text:p>0.6947</text:p>
              </table:table-cell>
              <table:table-cell office:value-type="float" office:value="0.6935">
                <text:p>0.6935</text:p>
              </table:table-cell>
              <table:table-cell office:value-type="float" office:value="0.6926">
                <text:p>0.6926</text:p>
              </table:table-cell>
            </table:table-row>
            <table:table-row>
              <table:table-cell office:value-type="string">
                <text:p>Ramoboost</text:p>
                <draw:g>
                  <svg:desc>Plot.B7:Plot.B7</svg:desc>
                </draw:g>
              </table:table-cell>
              <table:table-cell office:value-type="float" office:value="0.7435">
                <text:p>0.7435</text:p>
                <draw:g>
                  <svg:desc>Plot.C7:Plot.M7</svg:desc>
                </draw:g>
              </table:table-cell>
              <table:table-cell office:value-type="float" office:value="0.7276">
                <text:p>0.7276</text:p>
              </table:table-cell>
              <table:table-cell office:value-type="float" office:value="0.7163">
                <text:p>0.7163</text:p>
              </table:table-cell>
              <table:table-cell office:value-type="float" office:value="0.7093">
                <text:p>0.7093</text:p>
              </table:table-cell>
              <table:table-cell office:value-type="float" office:value="0.7038">
                <text:p>0.7038</text:p>
              </table:table-cell>
              <table:table-cell office:value-type="float" office:value="0.7009">
                <text:p>0.7009</text:p>
              </table:table-cell>
              <table:table-cell office:value-type="float" office:value="0.6986">
                <text:p>0.6986</text:p>
              </table:table-cell>
              <table:table-cell office:value-type="float" office:value="0.6961">
                <text:p>0.6961</text:p>
              </table:table-cell>
              <table:table-cell office:value-type="float" office:value="0.6947">
                <text:p>0.6947</text:p>
              </table:table-cell>
              <table:table-cell office:value-type="float" office:value="0.6935">
                <text:p>0.6935</text:p>
              </table:table-cell>
              <table:table-cell office:value-type="float" office:value="0.6926">
                <text:p>0.6926</text:p>
              </table:table-cell>
            </table:table-row>
            <table:table-row>
              <table:table-cell office:value-type="string">
                <text:p>Proposed</text:p>
                <draw:g>
                  <svg:desc>Plot.B8:Plot.B8</svg:desc>
                </draw:g>
              </table:table-cell>
              <table:table-cell office:value-type="float" office:value="0.7435">
                <text:p>0.7435</text:p>
                <draw:g>
                  <svg:desc>Plot.C8:Plot.M8</svg:desc>
                </draw:g>
              </table:table-cell>
              <table:table-cell office:value-type="float" office:value="0.7577">
                <text:p>0.7577</text:p>
              </table:table-cell>
              <table:table-cell office:value-type="float" office:value="0.7478">
                <text:p>0.7478</text:p>
              </table:table-cell>
              <table:table-cell office:value-type="float" office:value="0.74">
                <text:p>0.74</text:p>
              </table:table-cell>
              <table:table-cell office:value-type="float" office:value="0.7342">
                <text:p>0.7342</text:p>
              </table:table-cell>
              <table:table-cell office:value-type="float" office:value="0.7319">
                <text:p>0.7319</text:p>
              </table:table-cell>
              <table:table-cell office:value-type="float" office:value="0.7287">
                <text:p>0.7287</text:p>
              </table:table-cell>
              <table:table-cell office:value-type="float" office:value="0.7269">
                <text:p>0.7269</text:p>
              </table:table-cell>
              <table:table-cell office:value-type="float" office:value="0.7246">
                <text:p>0.7246</text:p>
              </table:table-cell>
              <table:table-cell office:value-type="float" office:value="0.7214">
                <text:p>0.7214</text:p>
              </table:table-cell>
              <table:table-cell office:value-type="float" office:value="0.7199">
                <text:p>0.7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692cm" svg:y="0.316cm" chart:style-name="ch2">
          <text:p>Rf</text:p>
        </chart:title>
        <chart:legend chart:legend-position="end" svg:x="12.91cm" svg:y="2.707cm" style:legend-expansion="high" chart:style-name="ch3"/>
        <chart:plot-area chart:style-name="ch4" table:cell-range-address="Plot.B30:Plot.M37" chart:data-source-has-labels="both" svg:x="1.331cm" svg:y="1.301cm" svg:width="11.259cm" svg:height="7.519cm">
          <chartooo:coordinate-region svg:x="2.243cm" svg:y="1.5cm" svg:width="10.253cm" svg:height="6.673cm"/>
          <chart:axis chart:dimension="x" chart:name="primary-x" chart:style-name="ch5" chartooo:axis-type="auto">
            <chartooo:date-scale/>
            <chart:categories table:cell-range-address="Plot.C30:Plot.M30"/>
          </chart:axis>
          <chart:axis chart:dimension="y" chart:name="primary-y" chart:style-name="ch6">
            <chart:title svg:x="0.451cm" svg:y="5.607cm" chart:style-name="ch7">
              <text:p>Fscore</text:p>
            </chart:title>
            <chart:grid chart:style-name="ch8" chart:class="major"/>
          </chart:axis>
          <chart:series chart:style-name="ch9" chart:values-cell-range-address="Plot.C31:Plot.M31" chart:label-cell-address="Plot.B31:Plot.B31" chart:class="chart:line">
            <chart:data-point chart:repeated="11"/>
          </chart:series>
          <chart:series chart:style-name="ch10" chart:values-cell-range-address="Plot.C32:Plot.M32" chart:label-cell-address="Plot.B32:Plot.B32" chart:class="chart:line">
            <chart:data-point chart:repeated="11"/>
          </chart:series>
          <chart:series chart:style-name="ch11" chart:values-cell-range-address="Plot.C33:Plot.M33" chart:label-cell-address="Plot.B33:Plot.B33" chart:class="chart:line">
            <chart:data-point chart:repeated="11"/>
          </chart:series>
          <chart:series chart:style-name="ch12" chart:values-cell-range-address="Plot.C34:Plot.M34" chart:label-cell-address="Plot.B34:Plot.B34" chart:class="chart:line">
            <chart:data-point chart:repeated="11"/>
          </chart:series>
          <chart:series chart:style-name="ch13" chart:values-cell-range-address="Plot.C35:Plot.M35" chart:label-cell-address="Plot.B35:Plot.B35" chart:class="chart:line">
            <chart:data-point chart:repeated="11"/>
          </chart:series>
          <chart:series chart:style-name="ch14" chart:values-cell-range-address="Plot.C36:Plot.M36" chart:label-cell-address="Plot.B36:Plot.B36" chart:class="chart:line">
            <chart:data-point chart:repeated="11"/>
          </chart:series>
          <chart:series chart:style-name="ch15" chart:values-cell-range-address="Plot.C37:Plot.M37" chart:label-cell-address="Plot.B37:Plot.B37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Plot.C30:Plot.M30</svg:desc>
                </draw:g>
              </table:table-cell>
              <table:table-cell office:value-type="float" office:value="0.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  <table:table-cell office:value-type="float" office:value="2.5">
                <text:p/>
              </table:table-cell>
              <table:table-cell office:value-type="float" office:value="3">
                <text:p/>
              </table:table-cell>
              <table:table-cell office:value-type="float" office:value="3.5">
                <text:p/>
              </table:table-cell>
              <table:table-cell office:value-type="float" office:value="4">
                <text:p/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up</text:p>
                <draw:g>
                  <svg:desc>Plot.B31:Plot.B31</svg:desc>
                </draw:g>
              </table:table-cell>
              <table:table-cell office:value-type="float" office:value="0.76172">
                <text:p>0.76172</text:p>
                <draw:g>
                  <svg:desc>Plot.C31:Plot.M31</svg:desc>
                </draw:g>
              </table:table-cell>
              <table:table-cell office:value-type="float" office:value="0.7818">
                <text:p>0.7818</text:p>
              </table:table-cell>
              <table:table-cell office:value-type="float" office:value="0.7838">
                <text:p>0.7838</text:p>
              </table:table-cell>
              <table:table-cell office:value-type="float" office:value="0.7839">
                <text:p>0.7839</text:p>
              </table:table-cell>
              <table:table-cell office:value-type="float" office:value="0.7841">
                <text:p>0.7841</text:p>
              </table:table-cell>
              <table:table-cell office:value-type="float" office:value="0.7847">
                <text:p>0.7847</text:p>
              </table:table-cell>
              <table:table-cell office:value-type="float" office:value="0.7831">
                <text:p>0.7831</text:p>
              </table:table-cell>
              <table:table-cell office:value-type="float" office:value="0.7816">
                <text:p>0.7816</text:p>
              </table:table-cell>
              <table:table-cell office:value-type="float" office:value="0.781">
                <text:p>0.781</text:p>
              </table:table-cell>
              <table:table-cell office:value-type="float" office:value="0.7781">
                <text:p>0.7781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Smote</text:p>
                <draw:g>
                  <svg:desc>Plot.B32:Plot.B32</svg:desc>
                </draw:g>
              </table:table-cell>
              <table:table-cell office:value-type="float" office:value="0.76172">
                <text:p>0.76172</text:p>
                <draw:g>
                  <svg:desc>Plot.C32:Plot.M32</svg:desc>
                </draw:g>
              </table:table-cell>
              <table:table-cell office:value-type="float" office:value="0.7881">
                <text:p>0.7881</text:p>
              </table:table-cell>
              <table:table-cell office:value-type="float" office:value="0.7887">
                <text:p>0.7887</text:p>
              </table:table-cell>
              <table:table-cell office:value-type="float" office:value="0.7882">
                <text:p>0.7882</text:p>
              </table:table-cell>
              <table:table-cell office:value-type="float" office:value="0.787">
                <text:p>0.787</text:p>
              </table:table-cell>
              <table:table-cell office:value-type="float" office:value="0.7864">
                <text:p>0.7864</text:p>
              </table:table-cell>
              <table:table-cell office:value-type="float" office:value="0.784">
                <text:p>0.784</text:p>
              </table:table-cell>
              <table:table-cell office:value-type="float" office:value="0.7832">
                <text:p>0.7832</text:p>
              </table:table-cell>
              <table:table-cell office:value-type="float" office:value="0.7813">
                <text:p>0.7813</text:p>
              </table:table-cell>
              <table:table-cell office:value-type="float" office:value="0.7802">
                <text:p>0.7802</text:p>
              </table:table-cell>
              <table:table-cell office:value-type="float" office:value="0.7792">
                <text:p>0.7792</text:p>
              </table:table-cell>
            </table:table-row>
            <table:table-row>
              <table:table-cell office:value-type="string">
                <text:p>Borderline</text:p>
                <draw:g>
                  <svg:desc>Plot.B33:Plot.B33</svg:desc>
                </draw:g>
              </table:table-cell>
              <table:table-cell office:value-type="float" office:value="0.76172">
                <text:p>0.76172</text:p>
                <draw:g>
                  <svg:desc>Plot.C33:Plot.M33</svg:desc>
                </draw:g>
              </table:table-cell>
              <table:table-cell office:value-type="float" office:value="0.78">
                <text:p>0.78</text:p>
              </table:table-cell>
              <table:table-cell office:value-type="float" office:value="0.7768">
                <text:p>0.7768</text:p>
              </table:table-cell>
              <table:table-cell office:value-type="float" office:value="0.7763">
                <text:p>0.7763</text:p>
              </table:table-cell>
              <table:table-cell office:value-type="float" office:value="0.7733">
                <text:p>0.7733</text:p>
              </table:table-cell>
              <table:table-cell office:value-type="float" office:value="0.7734">
                <text:p>0.7734</text:p>
              </table:table-cell>
              <table:table-cell office:value-type="float" office:value="0.7721">
                <text:p>0.7721</text:p>
              </table:table-cell>
              <table:table-cell office:value-type="float" office:value="0.7714">
                <text:p>0.7714</text:p>
              </table:table-cell>
              <table:table-cell office:value-type="float" office:value="0.7708">
                <text:p>0.7708</text:p>
              </table:table-cell>
              <table:table-cell office:value-type="float" office:value="0.7705">
                <text:p>0.7705</text:p>
              </table:table-cell>
              <table:table-cell office:value-type="float" office:value="0.7704">
                <text:p>0.7704</text:p>
              </table:table-cell>
            </table:table-row>
            <table:table-row>
              <table:table-cell office:value-type="string">
                <text:p>Mwmote</text:p>
                <draw:g>
                  <svg:desc>Plot.B34:Plot.B34</svg:desc>
                </draw:g>
              </table:table-cell>
              <table:table-cell office:value-type="float" office:value="0.76172">
                <text:p>0.76172</text:p>
                <draw:g>
                  <svg:desc>Plot.C34:Plot.M34</svg:desc>
                </draw:g>
              </table:table-cell>
              <table:table-cell office:value-type="float" office:value="0.7882">
                <text:p>0.7882</text:p>
              </table:table-cell>
              <table:table-cell office:value-type="float" office:value="0.7858">
                <text:p>0.7858</text:p>
              </table:table-cell>
              <table:table-cell office:value-type="float" office:value="0.7871">
                <text:p>0.7871</text:p>
              </table:table-cell>
              <table:table-cell office:value-type="float" office:value="0.7856">
                <text:p>0.7856</text:p>
              </table:table-cell>
              <table:table-cell office:value-type="float" office:value="0.7837">
                <text:p>0.7837</text:p>
              </table:table-cell>
              <table:table-cell office:value-type="float" office:value="0.7856">
                <text:p>0.7856</text:p>
              </table:table-cell>
              <table:table-cell office:value-type="float" office:value="0.7807">
                <text:p>0.7807</text:p>
              </table:table-cell>
              <table:table-cell office:value-type="float" office:value="0.779">
                <text:p>0.779</text:p>
              </table:table-cell>
              <table:table-cell office:value-type="float" office:value="0.7776">
                <text:p>0.7776</text:p>
              </table:table-cell>
              <table:table-cell office:value-type="float" office:value="0.7785">
                <text:p>0.7785</text:p>
              </table:table-cell>
            </table:table-row>
            <table:table-row>
              <table:table-cell office:value-type="string">
                <text:p>Adasyn</text:p>
                <draw:g>
                  <svg:desc>Plot.B35:Plot.B35</svg:desc>
                </draw:g>
              </table:table-cell>
              <table:table-cell office:value-type="float" office:value="0.76172">
                <text:p>0.76172</text:p>
                <draw:g>
                  <svg:desc>Plot.C35:Plot.M35</svg:desc>
                </draw:g>
              </table:table-cell>
              <table:table-cell office:value-type="float" office:value="0.7902">
                <text:p>0.7902</text:p>
              </table:table-cell>
              <table:table-cell office:value-type="float" office:value="0.7902">
                <text:p>0.7902</text:p>
              </table:table-cell>
              <table:table-cell office:value-type="float" office:value="0.79">
                <text:p>0.79</text:p>
              </table:table-cell>
              <table:table-cell office:value-type="float" office:value="0.788">
                <text:p>0.788</text:p>
              </table:table-cell>
              <table:table-cell office:value-type="float" office:value="0.7868">
                <text:p>0.7868</text:p>
              </table:table-cell>
              <table:table-cell office:value-type="float" office:value="0.7853">
                <text:p>0.7853</text:p>
              </table:table-cell>
              <table:table-cell office:value-type="float" office:value="0.7828">
                <text:p>0.7828</text:p>
              </table:table-cell>
              <table:table-cell office:value-type="float" office:value="0.783">
                <text:p>0.783</text:p>
              </table:table-cell>
              <table:table-cell office:value-type="float" office:value="0.7805">
                <text:p>0.7805</text:p>
              </table:table-cell>
              <table:table-cell office:value-type="float" office:value="0.7805">
                <text:p>0.7805</text:p>
              </table:table-cell>
            </table:table-row>
            <table:table-row>
              <table:table-cell office:value-type="string">
                <text:p>Ramoboost</text:p>
                <draw:g>
                  <svg:desc>Plot.B36:Plot.B36</svg:desc>
                </draw:g>
              </table:table-cell>
              <table:table-cell office:value-type="float" office:value="0.76172">
                <text:p>0.76172</text:p>
                <draw:g>
                  <svg:desc>Plot.C36:Plot.M36</svg:desc>
                </draw:g>
              </table:table-cell>
              <table:table-cell office:value-type="float" office:value="0.781">
                <text:p>0.781</text:p>
              </table:table-cell>
              <table:table-cell office:value-type="float" office:value="0.7817">
                <text:p>0.7817</text:p>
              </table:table-cell>
              <table:table-cell office:value-type="float" office:value="0.7802">
                <text:p>0.7802</text:p>
              </table:table-cell>
              <table:table-cell office:value-type="float" office:value="0.7781">
                <text:p>0.7781</text:p>
              </table:table-cell>
              <table:table-cell office:value-type="float" office:value="0.7782">
                <text:p>0.7782</text:p>
              </table:table-cell>
              <table:table-cell office:value-type="float" office:value="0.7769">
                <text:p>0.7769</text:p>
              </table:table-cell>
              <table:table-cell office:value-type="float" office:value="0.7779">
                <text:p>0.7779</text:p>
              </table:table-cell>
              <table:table-cell office:value-type="float" office:value="0.7758">
                <text:p>0.7758</text:p>
              </table:table-cell>
              <table:table-cell office:value-type="float" office:value="0.7786">
                <text:p>0.7786</text:p>
              </table:table-cell>
              <table:table-cell office:value-type="float" office:value="0.7775">
                <text:p>0.7775</text:p>
              </table:table-cell>
            </table:table-row>
            <table:table-row>
              <table:table-cell office:value-type="string">
                <text:p>Proposed</text:p>
                <draw:g>
                  <svg:desc>Plot.B37:Plot.B37</svg:desc>
                </draw:g>
              </table:table-cell>
              <table:table-cell office:value-type="float" office:value="0.76172">
                <text:p>0.76172</text:p>
                <draw:g>
                  <svg:desc>Plot.C37:Plot.M37</svg:desc>
                </draw:g>
              </table:table-cell>
              <table:table-cell office:value-type="float" office:value="0.7986">
                <text:p>0.7986</text:p>
              </table:table-cell>
              <table:table-cell office:value-type="float" office:value="0.8008">
                <text:p>0.8008</text:p>
              </table:table-cell>
              <table:table-cell office:value-type="float" office:value="0.8029">
                <text:p>0.8029</text:p>
              </table:table-cell>
              <table:table-cell office:value-type="float" office:value="0.8032">
                <text:p>0.8032</text:p>
              </table:table-cell>
              <table:table-cell office:value-type="float" office:value="0.798">
                <text:p>0.798</text:p>
              </table:table-cell>
              <table:table-cell office:value-type="float" office:value="0.7973">
                <text:p>0.7973</text:p>
              </table:table-cell>
              <table:table-cell office:value-type="float" office:value="0.7968">
                <text:p>0.7968</text:p>
              </table:table-cell>
              <table:table-cell office:value-type="float" office:value="0.7968">
                <text:p>0.7968</text:p>
              </table:table-cell>
              <table:table-cell office:value-type="float" office:value="0.7957">
                <text:p>0.7957</text:p>
              </table:table-cell>
              <table:table-cell office:value-type="float" office:value="0.7924">
                <text:p>0.79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9" chart:maximum="0.67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639cm" svg:y="0.316cm" chart:style-name="ch2">
          <text:p>Nb</text:p>
        </chart:title>
        <chart:legend chart:legend-position="end" svg:x="12.91cm" svg:y="2.707cm" style:legend-expansion="high" chart:style-name="ch3"/>
        <chart:plot-area chart:style-name="ch4" table:cell-range-address="Plot.B61:Plot.M68" chart:data-source-has-labels="both" svg:x="1.331cm" svg:y="1.301cm" svg:width="11.259cm" svg:height="7.519cm">
          <chartooo:coordinate-region svg:x="2.243cm" svg:y="1.301cm" svg:width="10.253cm" svg:height="6.872cm"/>
          <chart:axis chart:dimension="x" chart:name="primary-x" chart:style-name="ch5" chartooo:axis-type="auto">
            <chartooo:date-scale/>
            <chart:categories table:cell-range-address="Plot.C61:Plot.M61"/>
          </chart:axis>
          <chart:axis chart:dimension="y" chart:name="primary-y" chart:style-name="ch6">
            <chart:title svg:x="0.451cm" svg:y="5.607cm" chart:style-name="ch7">
              <text:p>Fscoer</text:p>
            </chart:title>
            <chart:grid chart:style-name="ch8" chart:class="major"/>
          </chart:axis>
          <chart:series chart:style-name="ch9" chart:values-cell-range-address="Plot.C62:Plot.M62" chart:label-cell-address="Plot.B62:Plot.B62" chart:class="chart:line">
            <chart:data-point chart:repeated="11"/>
          </chart:series>
          <chart:series chart:style-name="ch10" chart:values-cell-range-address="Plot.C63:Plot.M63" chart:label-cell-address="Plot.B63:Plot.B63" chart:class="chart:line">
            <chart:data-point chart:repeated="11"/>
          </chart:series>
          <chart:series chart:style-name="ch11" chart:values-cell-range-address="Plot.C64:Plot.M64" chart:label-cell-address="Plot.B64:Plot.B64" chart:class="chart:line">
            <chart:data-point chart:repeated="11"/>
          </chart:series>
          <chart:series chart:style-name="ch12" chart:values-cell-range-address="Plot.C65:Plot.M65" chart:label-cell-address="Plot.B65:Plot.B65" chart:class="chart:line">
            <chart:data-point chart:repeated="11"/>
          </chart:series>
          <chart:series chart:style-name="ch13" chart:values-cell-range-address="Plot.C66:Plot.M66" chart:label-cell-address="Plot.B66:Plot.B66" chart:class="chart:line">
            <chart:data-point chart:repeated="11"/>
          </chart:series>
          <chart:series chart:style-name="ch14" chart:values-cell-range-address="Plot.C67:Plot.M67" chart:label-cell-address="Plot.B67:Plot.B67" chart:class="chart:line">
            <chart:data-point chart:repeated="11"/>
          </chart:series>
          <chart:series chart:style-name="ch15" chart:values-cell-range-address="Plot.C68:Plot.M68" chart:label-cell-address="Plot.B68:Plot.B68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Plot.C61:Plot.M61</svg:desc>
                </draw:g>
              </table:table-cell>
              <table:table-cell office:value-type="float" office:value="0.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  <table:table-cell office:value-type="float" office:value="2.5">
                <text:p/>
              </table:table-cell>
              <table:table-cell office:value-type="float" office:value="3">
                <text:p/>
              </table:table-cell>
              <table:table-cell office:value-type="float" office:value="3.5">
                <text:p/>
              </table:table-cell>
              <table:table-cell office:value-type="float" office:value="4">
                <text:p/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up</text:p>
                <draw:g>
                  <svg:desc>Plot.B62:Plot.B62</svg:desc>
                </draw:g>
              </table:table-cell>
              <table:table-cell office:value-type="float" office:value="0.471">
                <text:p>0.471</text:p>
                <draw:g>
                  <svg:desc>Plot.C62:Plot.M62</svg:desc>
                </draw:g>
              </table:table-cell>
              <table:table-cell office:value-type="float" office:value="0.5719">
                <text:p>0.5719</text:p>
              </table:table-cell>
              <table:table-cell office:value-type="float" office:value="0.545">
                <text:p>0.545</text:p>
              </table:table-cell>
              <table:table-cell office:value-type="float" office:value="0.5077">
                <text:p>0.5077</text:p>
              </table:table-cell>
              <table:table-cell office:value-type="float" office:value="0.4673">
                <text:p>0.4673</text:p>
              </table:table-cell>
              <table:table-cell office:value-type="float" office:value="0.4757">
                <text:p>0.4757</text:p>
              </table:table-cell>
              <table:table-cell office:value-type="float" office:value="0.4801">
                <text:p>0.4801</text:p>
              </table:table-cell>
              <table:table-cell office:value-type="float" office:value="0.4903">
                <text:p>0.4903</text:p>
              </table:table-cell>
              <table:table-cell office:value-type="float" office:value="0.4884">
                <text:p>0.4884</text:p>
              </table:table-cell>
              <table:table-cell office:value-type="float" office:value="0.4897">
                <text:p>0.4897</text:p>
              </table:table-cell>
              <table:table-cell office:value-type="float" office:value="0.4971">
                <text:p>0.4971</text:p>
              </table:table-cell>
            </table:table-row>
            <table:table-row>
              <table:table-cell office:value-type="string">
                <text:p>Smote</text:p>
                <draw:g>
                  <svg:desc>Plot.B63:Plot.B63</svg:desc>
                </draw:g>
              </table:table-cell>
              <table:table-cell office:value-type="float" office:value="0.471">
                <text:p>0.471</text:p>
                <draw:g>
                  <svg:desc>Plot.C63:Plot.M63</svg:desc>
                </draw:g>
              </table:table-cell>
              <table:table-cell office:value-type="float" office:value="0.5516">
                <text:p>0.5516</text:p>
              </table:table-cell>
              <table:table-cell office:value-type="float" office:value="0.5566">
                <text:p>0.5566</text:p>
              </table:table-cell>
              <table:table-cell office:value-type="float" office:value="0.545">
                <text:p>0.545</text:p>
              </table:table-cell>
              <table:table-cell office:value-type="float" office:value="0.546">
                <text:p>0.546</text:p>
              </table:table-cell>
              <table:table-cell office:value-type="float" office:value="0.5521">
                <text:p>0.5521</text:p>
              </table:table-cell>
              <table:table-cell office:value-type="float" office:value="0.546">
                <text:p>0.546</text:p>
              </table:table-cell>
              <table:table-cell office:value-type="float" office:value="0.5548">
                <text:p>0.5548</text:p>
              </table:table-cell>
              <table:table-cell office:value-type="float" office:value="0.5542">
                <text:p>0.5542</text:p>
              </table:table-cell>
              <table:table-cell office:value-type="float" office:value="0.5445">
                <text:p>0.5445</text:p>
              </table:table-cell>
              <table:table-cell office:value-type="float" office:value="0.5366">
                <text:p>0.5366</text:p>
              </table:table-cell>
            </table:table-row>
            <table:table-row>
              <table:table-cell office:value-type="string">
                <text:p>Borderline</text:p>
                <draw:g>
                  <svg:desc>Plot.B64:Plot.B64</svg:desc>
                </draw:g>
              </table:table-cell>
              <table:table-cell office:value-type="float" office:value="0.471">
                <text:p>0.471</text:p>
                <draw:g>
                  <svg:desc>Plot.C64:Plot.M64</svg:desc>
                </draw:g>
              </table:table-cell>
              <table:table-cell office:value-type="float" office:value="0.5277">
                <text:p>0.5277</text:p>
              </table:table-cell>
              <table:table-cell office:value-type="float" office:value="0.4806">
                <text:p>0.4806</text:p>
              </table:table-cell>
              <table:table-cell office:value-type="float" office:value="0.4607">
                <text:p>0.4607</text:p>
              </table:table-cell>
              <table:table-cell office:value-type="float" office:value="0.4524">
                <text:p>0.4524</text:p>
              </table:table-cell>
              <table:table-cell office:value-type="float" office:value="0.4589">
                <text:p>0.4589</text:p>
              </table:table-cell>
              <table:table-cell office:value-type="float" office:value="0.466">
                <text:p>0.466</text:p>
              </table:table-cell>
              <table:table-cell office:value-type="float" office:value="0.4773">
                <text:p>0.4773</text:p>
              </table:table-cell>
              <table:table-cell office:value-type="float" office:value="0.4921">
                <text:p>0.4921</text:p>
              </table:table-cell>
              <table:table-cell office:value-type="float" office:value="0.4927">
                <text:p>0.4927</text:p>
              </table:table-cell>
              <table:table-cell office:value-type="float" office:value="0.4979">
                <text:p>0.4979</text:p>
              </table:table-cell>
            </table:table-row>
            <table:table-row>
              <table:table-cell office:value-type="string">
                <text:p>Mwmote</text:p>
                <draw:g>
                  <svg:desc>Plot.B65:Plot.B65</svg:desc>
                </draw:g>
              </table:table-cell>
              <table:table-cell office:value-type="float" office:value="0.471">
                <text:p>0.471</text:p>
                <draw:g>
                  <svg:desc>Plot.C65:Plot.M65</svg:desc>
                </draw:g>
              </table:table-cell>
              <table:table-cell office:value-type="float" office:value="0.491">
                <text:p>0.491</text:p>
              </table:table-cell>
              <table:table-cell office:value-type="float" office:value="0.5297">
                <text:p>0.5297</text:p>
              </table:table-cell>
              <table:table-cell office:value-type="float" office:value="0.5569">
                <text:p>0.5569</text:p>
              </table:table-cell>
              <table:table-cell office:value-type="float" office:value="0.5281">
                <text:p>0.5281</text:p>
              </table:table-cell>
              <table:table-cell office:value-type="float" office:value="0.5214">
                <text:p>0.5214</text:p>
              </table:table-cell>
              <table:table-cell office:value-type="float" office:value="0.5188">
                <text:p>0.5188</text:p>
              </table:table-cell>
              <table:table-cell office:value-type="float" office:value="0.522">
                <text:p>0.522</text:p>
              </table:table-cell>
              <table:table-cell office:value-type="float" office:value="0.5318">
                <text:p>0.5318</text:p>
              </table:table-cell>
              <table:table-cell office:value-type="float" office:value="0.5199">
                <text:p>0.5199</text:p>
              </table:table-cell>
              <table:table-cell office:value-type="float" office:value="0.5151">
                <text:p>0.5151</text:p>
              </table:table-cell>
            </table:table-row>
            <table:table-row>
              <table:table-cell office:value-type="string">
                <text:p>Adasyn</text:p>
                <draw:g>
                  <svg:desc>Plot.B66:Plot.B66</svg:desc>
                </draw:g>
              </table:table-cell>
              <table:table-cell office:value-type="float" office:value="0.471">
                <text:p>0.471</text:p>
                <draw:g>
                  <svg:desc>Plot.C66:Plot.M66</svg:desc>
                </draw:g>
              </table:table-cell>
              <table:table-cell office:value-type="float" office:value="0.5484">
                <text:p>0.5484</text:p>
              </table:table-cell>
              <table:table-cell office:value-type="float" office:value="0.5034">
                <text:p>0.5034</text:p>
              </table:table-cell>
              <table:table-cell office:value-type="float" office:value="0.4446">
                <text:p>0.4446</text:p>
              </table:table-cell>
              <table:table-cell office:value-type="float" office:value="0.4325">
                <text:p>0.4325</text:p>
              </table:table-cell>
              <table:table-cell office:value-type="float" office:value="0.4247">
                <text:p>0.4247</text:p>
              </table:table-cell>
              <table:table-cell office:value-type="float" office:value="0.4163">
                <text:p>0.4163</text:p>
              </table:table-cell>
              <table:table-cell office:value-type="float" office:value="0.4124">
                <text:p>0.4124</text:p>
              </table:table-cell>
              <table:table-cell office:value-type="float" office:value="0.4075">
                <text:p>0.4075</text:p>
              </table:table-cell>
              <table:table-cell office:value-type="float" office:value="0.4071">
                <text:p>0.4071</text:p>
              </table:table-cell>
              <table:table-cell office:value-type="float" office:value="0.4045">
                <text:p>0.4045</text:p>
              </table:table-cell>
            </table:table-row>
            <table:table-row>
              <table:table-cell office:value-type="string">
                <text:p>Ramoboost</text:p>
                <draw:g>
                  <svg:desc>Plot.B67:Plot.B67</svg:desc>
                </draw:g>
              </table:table-cell>
              <table:table-cell office:value-type="float" office:value="0.471">
                <text:p>0.471</text:p>
                <draw:g>
                  <svg:desc>Plot.C67:Plot.M67</svg:desc>
                </draw:g>
              </table:table-cell>
              <table:table-cell office:value-type="float" office:value="0.5596">
                <text:p>0.5596</text:p>
              </table:table-cell>
              <table:table-cell office:value-type="float" office:value="0.5502">
                <text:p>0.5502</text:p>
              </table:table-cell>
              <table:table-cell office:value-type="float" office:value="0.5271">
                <text:p>0.5271</text:p>
              </table:table-cell>
              <table:table-cell office:value-type="float" office:value="0.5183">
                <text:p>0.5183</text:p>
              </table:table-cell>
              <table:table-cell office:value-type="float" office:value="0.5233">
                <text:p>0.5233</text:p>
              </table:table-cell>
              <table:table-cell office:value-type="float" office:value="0.5209">
                <text:p>0.5209</text:p>
              </table:table-cell>
              <table:table-cell office:value-type="float" office:value="0.5206">
                <text:p>0.5206</text:p>
              </table:table-cell>
              <table:table-cell office:value-type="float" office:value="0.5225">
                <text:p>0.5225</text:p>
              </table:table-cell>
              <table:table-cell office:value-type="float" office:value="0.5256">
                <text:p>0.5256</text:p>
              </table:table-cell>
              <table:table-cell office:value-type="float" office:value="0.5269">
                <text:p>0.5269</text:p>
              </table:table-cell>
            </table:table-row>
            <table:table-row>
              <table:table-cell office:value-type="string">
                <text:p>Proposed</text:p>
                <draw:g>
                  <svg:desc>Plot.B68:Plot.B68</svg:desc>
                </draw:g>
              </table:table-cell>
              <table:table-cell office:value-type="float" office:value="0.471">
                <text:p>0.471</text:p>
                <draw:g>
                  <svg:desc>Plot.C68:Plot.M68</svg:desc>
                </draw:g>
              </table:table-cell>
              <table:table-cell office:value-type="float" office:value="0.6673">
                <text:p>0.6673</text:p>
              </table:table-cell>
              <table:table-cell office:value-type="float" office:value="0.6519">
                <text:p>0.6519</text:p>
              </table:table-cell>
              <table:table-cell office:value-type="float" office:value="0.6067">
                <text:p>0.6067</text:p>
              </table:table-cell>
              <table:table-cell office:value-type="float" office:value="0.5781">
                <text:p>0.5781</text:p>
              </table:table-cell>
              <table:table-cell office:value-type="float" office:value="0.5707">
                <text:p>0.5707</text:p>
              </table:table-cell>
              <table:table-cell office:value-type="float" office:value="0.5676">
                <text:p>0.5676</text:p>
              </table:table-cell>
              <table:table-cell office:value-type="float" office:value="0.5617">
                <text:p>0.5617</text:p>
              </table:table-cell>
              <table:table-cell office:value-type="float" office:value="0.5588">
                <text:p>0.5588</text:p>
              </table:table-cell>
              <table:table-cell office:value-type="float" office:value="0.5549">
                <text:p>0.5549</text:p>
              </table:table-cell>
              <table:table-cell office:value-type="float" office:value="0.5554">
                <text:p>0.55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5" chart:maximum="0.77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99cm" svg:y="0.316cm" chart:style-name="ch2">
          <text:p>NN</text:p>
        </chart:title>
        <chart:legend chart:legend-position="end" svg:x="12.91cm" svg:y="2.707cm" style:legend-expansion="high" chart:style-name="ch3"/>
        <chart:plot-area chart:style-name="ch4" table:cell-range-address="Plot.C91:Plot.M98 Plot.B92:Plot.B98" chart:data-source-has-labels="both" svg:x="1.331cm" svg:y="1.301cm" svg:width="11.259cm" svg:height="7.519cm">
          <chartooo:coordinate-region svg:x="2.243cm" svg:y="1.301cm" svg:width="10.253cm" svg:height="6.873cm"/>
          <chart:axis chart:dimension="x" chart:name="primary-x" chart:style-name="ch5" chartooo:axis-type="auto">
            <chartooo:date-scale/>
            <chart:categories table:cell-range-address="Plot.C91:Plot.M91"/>
          </chart:axis>
          <chart:axis chart:dimension="y" chart:name="primary-y" chart:style-name="ch6">
            <chart:title svg:x="0.451cm" svg:y="5.607cm" chart:style-name="ch7">
              <text:p>Fscore</text:p>
            </chart:title>
            <chart:grid chart:style-name="ch8" chart:class="major"/>
          </chart:axis>
          <chart:series chart:style-name="ch9" chart:values-cell-range-address="Plot.C92:Plot.M92" chart:label-cell-address="Plot.B92:Plot.B92" chart:class="chart:line">
            <chart:data-point chart:repeated="11"/>
          </chart:series>
          <chart:series chart:style-name="ch10" chart:values-cell-range-address="Plot.C93:Plot.M93" chart:label-cell-address="Plot.B93:Plot.B93" chart:class="chart:line">
            <chart:data-point chart:repeated="11"/>
          </chart:series>
          <chart:series chart:style-name="ch11" chart:values-cell-range-address="Plot.C94:Plot.M94" chart:label-cell-address="Plot.B94:Plot.B94" chart:class="chart:line">
            <chart:data-point chart:repeated="11"/>
          </chart:series>
          <chart:series chart:style-name="ch12" chart:values-cell-range-address="Plot.C95:Plot.M95" chart:label-cell-address="Plot.B95:Plot.B95" chart:class="chart:line">
            <chart:data-point chart:repeated="11"/>
          </chart:series>
          <chart:series chart:style-name="ch13" chart:values-cell-range-address="Plot.C96:Plot.M96" chart:label-cell-address="Plot.B96:Plot.B96" chart:class="chart:line">
            <chart:data-point chart:repeated="11"/>
          </chart:series>
          <chart:series chart:style-name="ch14" chart:values-cell-range-address="Plot.C97:Plot.M97" chart:label-cell-address="Plot.B97:Plot.B97" chart:class="chart:line">
            <chart:data-point chart:repeated="11"/>
          </chart:series>
          <chart:series chart:style-name="ch15" chart:values-cell-range-address="Plot.C98:Plot.M98" chart:label-cell-address="Plot.B98:Plot.B98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Plot.C91:Plot.M91</svg:desc>
                </draw:g>
              </table:table-cell>
              <table:table-cell office:value-type="float" office:value="0.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  <table:table-cell office:value-type="float" office:value="2.5">
                <text:p/>
              </table:table-cell>
              <table:table-cell office:value-type="float" office:value="3">
                <text:p/>
              </table:table-cell>
              <table:table-cell office:value-type="float" office:value="3.5">
                <text:p/>
              </table:table-cell>
              <table:table-cell office:value-type="float" office:value="4">
                <text:p/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up</text:p>
                <draw:g>
                  <svg:desc>Plot.B92:Plot.B92</svg:desc>
                </draw:g>
              </table:table-cell>
              <table:table-cell office:value-type="float" office:value="0.69458">
                <text:p>0.69458</text:p>
                <draw:g>
                  <svg:desc>Plot.C92:Plot.M92</svg:desc>
                </draw:g>
              </table:table-cell>
              <table:table-cell office:value-type="float" office:value="0.7444">
                <text:p>0.7444</text:p>
              </table:table-cell>
              <table:table-cell office:value-type="float" office:value="0.7329">
                <text:p>0.7329</text:p>
              </table:table-cell>
              <table:table-cell office:value-type="float" office:value="0.7086">
                <text:p>0.7086</text:p>
              </table:table-cell>
              <table:table-cell office:value-type="float" office:value="0.6943">
                <text:p>0.6943</text:p>
              </table:table-cell>
              <table:table-cell office:value-type="float" office:value="0.6923">
                <text:p>0.6923</text:p>
              </table:table-cell>
              <table:table-cell office:value-type="float" office:value="0.6818">
                <text:p>0.6818</text:p>
              </table:table-cell>
              <table:table-cell office:value-type="float" office:value="0.6719">
                <text:p>0.6719</text:p>
              </table:table-cell>
              <table:table-cell office:value-type="float" office:value="0.6749">
                <text:p>0.6749</text:p>
              </table:table-cell>
              <table:table-cell office:value-type="float" office:value="0.6655">
                <text:p>0.6655</text:p>
              </table:table-cell>
              <table:table-cell office:value-type="float" office:value="0.6621">
                <text:p>0.6621</text:p>
              </table:table-cell>
            </table:table-row>
            <table:table-row>
              <table:table-cell office:value-type="string">
                <text:p>Smote</text:p>
                <draw:g>
                  <svg:desc>Plot.B93:Plot.B93</svg:desc>
                </draw:g>
              </table:table-cell>
              <table:table-cell office:value-type="float" office:value="0.69458">
                <text:p>0.69458</text:p>
                <draw:g>
                  <svg:desc>Plot.C93:Plot.M93</svg:desc>
                </draw:g>
              </table:table-cell>
              <table:table-cell office:value-type="float" office:value="0.7273">
                <text:p>0.7273</text:p>
              </table:table-cell>
              <table:table-cell office:value-type="float" office:value="0.7339">
                <text:p>0.7339</text:p>
              </table:table-cell>
              <table:table-cell office:value-type="float" office:value="0.7333">
                <text:p>0.7333</text:p>
              </table:table-cell>
              <table:table-cell office:value-type="float" office:value="0.7269">
                <text:p>0.7269</text:p>
              </table:table-cell>
              <table:table-cell office:value-type="float" office:value="0.7261">
                <text:p>0.7261</text:p>
              </table:table-cell>
              <table:table-cell office:value-type="float" office:value="0.719">
                <text:p>0.719</text:p>
              </table:table-cell>
              <table:table-cell office:value-type="float" office:value="0.7172">
                <text:p>0.7172</text:p>
              </table:table-cell>
              <table:table-cell office:value-type="float" office:value="0.7156">
                <text:p>0.7156</text:p>
              </table:table-cell>
              <table:table-cell office:value-type="float" office:value="0.7146">
                <text:p>0.7146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Borderline</text:p>
                <draw:g>
                  <svg:desc>Plot.B94:Plot.B94</svg:desc>
                </draw:g>
              </table:table-cell>
              <table:table-cell office:value-type="float" office:value="0.69458">
                <text:p>0.69458</text:p>
                <draw:g>
                  <svg:desc>Plot.C94:Plot.M94</svg:desc>
                </draw:g>
              </table:table-cell>
              <table:table-cell office:value-type="float" office:value="0.7226">
                <text:p>0.7226</text:p>
              </table:table-cell>
              <table:table-cell office:value-type="float" office:value="0.7058">
                <text:p>0.7058</text:p>
              </table:table-cell>
              <table:table-cell office:value-type="float" office:value="0.6874">
                <text:p>0.6874</text:p>
              </table:table-cell>
              <table:table-cell office:value-type="float" office:value="0.683">
                <text:p>0.683</text:p>
              </table:table-cell>
              <table:table-cell office:value-type="float" office:value="0.6768">
                <text:p>0.6768</text:p>
              </table:table-cell>
              <table:table-cell office:value-type="float" office:value="0.6742">
                <text:p>0.6742</text:p>
              </table:table-cell>
              <table:table-cell office:value-type="float" office:value="0.6609">
                <text:p>0.6609</text:p>
              </table:table-cell>
              <table:table-cell office:value-type="float" office:value="0.6564">
                <text:p>0.6564</text:p>
              </table:table-cell>
              <table:table-cell office:value-type="float" office:value="0.6535">
                <text:p>0.6535</text:p>
              </table:table-cell>
              <table:table-cell office:value-type="float" office:value="0.6504">
                <text:p>0.6504</text:p>
              </table:table-cell>
            </table:table-row>
            <table:table-row>
              <table:table-cell office:value-type="string">
                <text:p>Mwmote</text:p>
                <draw:g>
                  <svg:desc>Plot.B95:Plot.B95</svg:desc>
                </draw:g>
              </table:table-cell>
              <table:table-cell office:value-type="float" office:value="0.69458">
                <text:p>0.69458</text:p>
                <draw:g>
                  <svg:desc>Plot.C95:Plot.M95</svg:desc>
                </draw:g>
              </table:table-cell>
              <table:table-cell office:value-type="float" office:value="0.725">
                <text:p>0.725</text:p>
              </table:table-cell>
              <table:table-cell office:value-type="float" office:value="0.7337">
                <text:p>0.7337</text:p>
              </table:table-cell>
              <table:table-cell office:value-type="float" office:value="0.7338">
                <text:p>0.7338</text:p>
              </table:table-cell>
              <table:table-cell office:value-type="float" office:value="0.7254">
                <text:p>0.7254</text:p>
              </table:table-cell>
              <table:table-cell office:value-type="float" office:value="0.7126">
                <text:p>0.7126</text:p>
              </table:table-cell>
              <table:table-cell office:value-type="float" office:value="0.7136">
                <text:p>0.7136</text:p>
              </table:table-cell>
              <table:table-cell office:value-type="float" office:value="0.7036">
                <text:p>0.7036</text:p>
              </table:table-cell>
              <table:table-cell office:value-type="float" office:value="0.7003">
                <text:p>0.7003</text:p>
              </table:table-cell>
              <table:table-cell office:value-type="float" office:value="0.7034">
                <text:p>0.7034</text:p>
              </table:table-cell>
              <table:table-cell office:value-type="float" office:value="0.6972">
                <text:p>0.6972</text:p>
              </table:table-cell>
            </table:table-row>
            <table:table-row>
              <table:table-cell office:value-type="string">
                <text:p>Adasyn</text:p>
                <draw:g>
                  <svg:desc>Plot.B96:Plot.B96</svg:desc>
                </draw:g>
              </table:table-cell>
              <table:table-cell office:value-type="float" office:value="0.69458">
                <text:p>0.69458</text:p>
                <draw:g>
                  <svg:desc>Plot.C96:Plot.M96</svg:desc>
                </draw:g>
              </table:table-cell>
              <table:table-cell office:value-type="float" office:value="0.7344">
                <text:p>0.7344</text:p>
              </table:table-cell>
              <table:table-cell office:value-type="float" office:value="0.7261">
                <text:p>0.7261</text:p>
              </table:table-cell>
              <table:table-cell office:value-type="float" office:value="0.7051">
                <text:p>0.7051</text:p>
              </table:table-cell>
              <table:table-cell office:value-type="float" office:value="0.6785">
                <text:p>0.6785</text:p>
              </table:table-cell>
              <table:table-cell office:value-type="float" office:value="0.6831">
                <text:p>0.6831</text:p>
              </table:table-cell>
              <table:table-cell office:value-type="float" office:value="0.6683">
                <text:p>0.6683</text:p>
              </table:table-cell>
              <table:table-cell office:value-type="float" office:value="0.6642">
                <text:p>0.6642</text:p>
              </table:table-cell>
              <table:table-cell office:value-type="float" office:value="0.6614">
                <text:p>0.6614</text:p>
              </table:table-cell>
              <table:table-cell office:value-type="float" office:value="0.6561">
                <text:p>0.6561</text:p>
              </table:table-cell>
              <table:table-cell office:value-type="float" office:value="0.6633">
                <text:p>0.6633</text:p>
              </table:table-cell>
            </table:table-row>
            <table:table-row>
              <table:table-cell office:value-type="string">
                <text:p>Ramoboost</text:p>
                <draw:g>
                  <svg:desc>Plot.B97:Plot.B97</svg:desc>
                </draw:g>
              </table:table-cell>
              <table:table-cell office:value-type="float" office:value="0.69458">
                <text:p>0.69458</text:p>
                <draw:g>
                  <svg:desc>Plot.C97:Plot.M97</svg:desc>
                </draw:g>
              </table:table-cell>
              <table:table-cell office:value-type="float" office:value="0.7413">
                <text:p>0.7413</text:p>
              </table:table-cell>
              <table:table-cell office:value-type="float" office:value="0.7305">
                <text:p>0.7305</text:p>
              </table:table-cell>
              <table:table-cell office:value-type="float" office:value="0.7244">
                <text:p>0.7244</text:p>
              </table:table-cell>
              <table:table-cell office:value-type="float" office:value="0.7165">
                <text:p>0.7165</text:p>
              </table:table-cell>
              <table:table-cell office:value-type="float" office:value="0.7065">
                <text:p>0.7065</text:p>
              </table:table-cell>
              <table:table-cell office:value-type="float" office:value="0.7094">
                <text:p>0.7094</text:p>
              </table:table-cell>
              <table:table-cell office:value-type="float" office:value="0.7004">
                <text:p>0.7004</text:p>
              </table:table-cell>
              <table:table-cell office:value-type="float" office:value="0.7016">
                <text:p>0.7016</text:p>
              </table:table-cell>
              <table:table-cell office:value-type="float" office:value="0.6971">
                <text:p>0.6971</text:p>
              </table:table-cell>
              <table:table-cell office:value-type="float" office:value="0.7009">
                <text:p>0.7009</text:p>
              </table:table-cell>
            </table:table-row>
            <table:table-row>
              <table:table-cell office:value-type="string">
                <text:p>Proposed</text:p>
                <draw:g>
                  <svg:desc>Plot.B98:Plot.B98</svg:desc>
                </draw:g>
              </table:table-cell>
              <table:table-cell office:value-type="float" office:value="0.69458">
                <text:p>0.69458</text:p>
                <draw:g>
                  <svg:desc>Plot.C98:Plot.M98</svg:desc>
                </draw:g>
              </table:table-cell>
              <table:table-cell office:value-type="float" office:value="0.7754">
                <text:p>0.7754</text:p>
              </table:table-cell>
              <table:table-cell office:value-type="float" office:value="0.7568">
                <text:p>0.7568</text:p>
              </table:table-cell>
              <table:table-cell office:value-type="float" office:value="0.744">
                <text:p>0.744</text:p>
              </table:table-cell>
              <table:table-cell office:value-type="float" office:value="0.7393">
                <text:p>0.7393</text:p>
              </table:table-cell>
              <table:table-cell office:value-type="float" office:value="0.7326">
                <text:p>0.7326</text:p>
              </table:table-cell>
              <table:table-cell office:value-type="float" office:value="0.7286">
                <text:p>0.7286</text:p>
              </table:table-cell>
              <table:table-cell office:value-type="float" office:value="0.7225">
                <text:p>0.7225</text:p>
              </table:table-cell>
              <table:table-cell office:value-type="float" office:value="0.7159">
                <text:p>0.7159</text:p>
              </table:table-cell>
              <table:table-cell office:value-type="float" office:value="0.7149">
                <text:p>0.7149</text:p>
              </table:table-cell>
              <table:table-cell office:value-type="float" office:value="0.7154">
                <text:p>0.7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